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79.51pt"/>
    </style:style>
    <style:style style:name="co3" style:family="table-column">
      <style:table-column-properties fo:break-before="auto" style:column-width="75.8pt"/>
    </style:style>
    <style:style style:name="co4" style:family="table-column">
      <style:table-column-properties fo:break-before="auto" style:column-width="93.71pt"/>
    </style:style>
    <style:style style:name="co5" style:family="table-column">
      <style:table-column-properties fo:break-before="auto" style:column-width="115.06pt"/>
    </style:style>
    <style:style style:name="co6" style:family="table-column">
      <style:table-column-properties fo:break-before="auto" style:column-width="139.95pt"/>
    </style:style>
    <style:style style:name="co7" style:family="table-column">
      <style:table-column-properties fo:break-before="auto" style:column-width="54.91pt"/>
    </style:style>
    <style:style style:name="co8" style:family="table-column">
      <style:table-column-properties fo:break-before="auto" style:column-width="98.39pt"/>
    </style:style>
    <style:style style:name="co9" style:family="table-column">
      <style:table-column-properties fo:break-before="auto" style:column-width="95.95pt"/>
    </style:style>
    <style:style style:name="co10" style:family="table-column">
      <style:table-column-properties fo:break-before="auto" style:column-width="70.3pt"/>
    </style:style>
    <style:style style:name="co11" style:family="table-column">
      <style:table-column-properties fo:break-before="auto" style:column-width="96.6pt"/>
    </style:style>
    <style:style style:name="co12" style:family="table-column">
      <style:table-column-properties fo:break-before="auto" style:column-width="98.9pt"/>
    </style:style>
    <style:style style:name="co13" style:family="table-column">
      <style:table-column-properties fo:break-before="auto" style:column-width="98.16pt"/>
    </style:style>
    <style:style style:name="co14" style:family="table-column">
      <style:table-column-properties fo:break-before="auto" style:column-width="92.95pt"/>
    </style:style>
    <style:style style:name="co15" style:family="table-column">
      <style:table-column-properties fo:break-before="auto" style:column-width="73.84pt"/>
    </style:style>
    <style:style style:name="co16" style:family="table-column">
      <style:table-column-properties fo:break-before="auto" style:column-width="53.94pt"/>
    </style:style>
    <style:style style:name="co17" style:family="table-column">
      <style:table-column-properties fo:break-before="auto" style:column-width="103.69pt"/>
    </style:style>
    <style:style style:name="co18" style:family="table-column">
      <style:table-column-properties fo:break-before="auto" style:column-width="62.5pt"/>
    </style:style>
    <style:style style:name="co19" style:family="table-column">
      <style:table-column-properties fo:break-before="auto" style:column-width="112.9pt"/>
    </style:style>
    <style:style style:name="co20" style:family="table-column">
      <style:table-column-properties fo:break-before="auto" style:column-width="17.74pt"/>
    </style:style>
    <style:style style:name="co21" style:family="table-column">
      <style:table-column-properties fo:break-before="auto" style:column-width="235.11pt"/>
    </style:style>
    <style:style style:name="co22" style:family="table-column">
      <style:table-column-properties fo:break-before="auto" style:column-width="64.26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51.45pt"/>
    </style:style>
    <style:style style:name="co25" style:family="table-column">
      <style:table-column-properties fo:break-before="auto" style:column-width="74.55pt"/>
    </style:style>
    <style:style style:name="co26" style:family="table-column">
      <style:table-column-properties fo:break-before="auto" style:column-width="135.69pt"/>
    </style:style>
    <style:style style:name="co27" style:family="table-column">
      <style:table-column-properties fo:break-before="auto" style:column-width="73.81pt"/>
    </style:style>
    <style:style style:name="co28" style:family="table-column">
      <style:table-column-properties fo:break-before="auto" style:column-width="134.96pt"/>
    </style:style>
    <style:style style:name="co29" style:family="table-column">
      <style:table-column-properties fo:break-before="auto" style:column-width="58.9pt"/>
    </style:style>
    <style:style style:name="co30" style:family="table-column">
      <style:table-column-properties fo:break-before="auto" style:column-width="64.86pt"/>
    </style:style>
    <style:style style:name="co31" style:family="table-column">
      <style:table-column-properties fo:break-before="auto" style:column-width="79.8pt"/>
    </style:style>
    <style:style style:name="co32" style:family="table-column">
      <style:table-column-properties fo:break-before="auto" style:column-width="83.51pt"/>
    </style:style>
    <style:style style:name="co33" style:family="table-column">
      <style:table-column-properties fo:break-before="auto" style:column-width="108.11pt"/>
    </style:style>
    <style:style style:name="co34" style:family="table-column">
      <style:table-column-properties fo:break-before="auto" style:column-width="88.21pt"/>
    </style:style>
    <style:style style:name="co35" style:family="table-column">
      <style:table-column-properties fo:break-before="auto" style:column-width="87pt"/>
    </style:style>
    <style:style style:name="co36" style:family="table-column">
      <style:table-column-properties fo:break-before="auto" style:column-width="87.7pt"/>
    </style:style>
    <style:style style:name="co37" style:family="table-column">
      <style:table-column-properties fo:break-before="auto" style:column-width="89.94pt"/>
    </style:style>
    <style:style style:name="co38" style:family="table-column">
      <style:table-column-properties fo:break-before="auto" style:column-width="115.14pt"/>
    </style:style>
    <style:style style:name="co39" style:family="table-column">
      <style:table-column-properties fo:break-before="auto" style:column-width="115.71pt"/>
    </style:style>
    <style:style style:name="co40" style:family="table-column">
      <style:table-column-properties fo:break-before="auto" style:column-width="110.01pt"/>
    </style:style>
    <style:style style:name="co41" style:family="table-column">
      <style:table-column-properties fo:break-before="auto" style:column-width="57.86pt"/>
    </style:style>
    <style:style style:name="co42" style:family="table-column">
      <style:table-column-properties fo:break-before="auto" style:column-width="112.85pt"/>
    </style:style>
    <style:style style:name="co43" style:family="table-column">
      <style:table-column-properties fo:break-before="auto" style:column-width="91.45pt"/>
    </style:style>
    <style:style style:name="co44" style:family="table-column">
      <style:table-column-properties fo:break-before="auto" style:column-width="118.01pt"/>
    </style:style>
    <style:style style:name="co45" style:family="table-column">
      <style:table-column-properties fo:break-before="auto" style:column-width="89.21pt"/>
    </style:style>
    <style:style style:name="co46" style:family="table-column">
      <style:table-column-properties fo:break-before="auto" style:column-width="104.85pt"/>
    </style:style>
    <style:style style:name="co47" style:family="table-column">
      <style:table-column-properties fo:break-before="auto" style:column-width="100.26pt"/>
    </style:style>
    <style:style style:name="co48" style:family="table-column">
      <style:table-column-properties fo:break-before="auto" style:column-width="105.39pt"/>
    </style:style>
    <style:style style:name="co49" style:family="table-column">
      <style:table-column-properties fo:break-before="auto" style:column-width="121.44pt"/>
    </style:style>
    <style:style style:name="co50" style:family="table-column">
      <style:table-column-properties fo:break-before="auto" style:column-width="111.09pt"/>
    </style:style>
    <style:style style:name="co51" style:family="table-column">
      <style:table-column-properties fo:break-before="auto" style:column-width="112.31pt"/>
    </style:style>
    <style:style style:name="co52" style:family="table-column">
      <style:table-column-properties fo:break-before="auto" style:column-width="106.55pt"/>
    </style:style>
    <style:style style:name="co53" style:family="table-column">
      <style:table-column-properties fo:break-before="auto" style:column-width="122.06pt"/>
    </style:style>
    <style:style style:name="co54" style:family="table-column">
      <style:table-column-properties fo:break-before="auto" style:column-width="113.44pt"/>
    </style:style>
    <style:style style:name="co55" style:family="table-column">
      <style:table-column-properties fo:break-before="auto" style:column-width="101.96pt"/>
    </style:style>
    <style:style style:name="co56" style:family="table-column">
      <style:table-column-properties fo:break-before="auto" style:column-width="105.99pt"/>
    </style:style>
    <style:style style:name="co57" style:family="table-column">
      <style:table-column-properties fo:break-before="auto" style:column-width="117.44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60"/>
    <style:style style:name="ce2" style:family="table-cell" style:parent-style-name="Default" style:data-style-name="N123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7"/>
    <style:style style:name="ce7" style:family="table-cell" style:parent-style-name="Default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5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5">
      <style:text-properties style:font-name="Liberation Sans" style:font-name-asian="DejaVu LGC Sans" style:font-name-complex="DejaVu LGC Sans"/>
    </style:style>
    <style:style style:name="ce29" style:family="table-cell" style:parent-style-name="Default" style:data-style-name="N128"/>
  </office:automatic-styles>
  <office:body>
    <office:spreadsheet>
      <table:table table:name="ConvectiveHeatTransferCoefficien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7"/>
          <table:table-cell table:style-name="ce3" office:value-type="string" calcext:value-type="string" table:number-columns-spanned="7" table:number-rows-spanned="1">
            <text:p>Inputs, intermediate values and expected values for GunnsFluidUtils::computeConvectiveHeatTransferCoefficient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office:value-type="string" calcext:value-type="string" table:number-columns-spanned="7" table:number-rows-spanned="1">
            <text:p>fluid (N2)</text:p>
          </table:table-cell>
          <table:covered-table-cell table:number-columns-repeated="6"/>
          <table:table-cell table:number-columns-repeated="19"/>
        </table:table-row>
        <table:table-row table:style-name="ro1">
          <table:table-cell office:value-type="string" calcext:value-type="string">
            <text:p>flowrate (kg/s)</text:p>
          </table:table-cell>
          <table:table-cell office:value-type="string" calcext:value-type="string">
            <text:p>temperature (K)</text:p>
          </table:table-cell>
          <table:table-cell office:value-type="string" calcext:value-type="string">
            <text:p>pressure (kPa)</text:p>
          </table:table-cell>
          <table:table-cell office:value-type="string" calcext:value-type="string">
            <text:p>density (kg/m3)</text:p>
          </table:table-cell>
          <table:table-cell office:value-type="string" calcext:value-type="string">
            <text:p>Dynamic viscosity (Pa*s)</text:p>
          </table:table-cell>
          <table:table-cell office:value-type="string" calcext:value-type="string">
            <text:p>thermal conductivity (W/m/K) </text:p>
          </table:table-cell>
          <table:table-cell office:value-type="string" calcext:value-type="string">
            <text:p>prandtl number</text:p>
          </table:table-cell>
          <table:table-cell office:value-type="string" calcext:value-type="string">
            <text:p>r/D</text:p>
          </table:table-cell>
          <table:table-cell office:value-type="string" calcext:value-type="string">
            <text:p>length (m)</text:p>
          </table:table-cell>
          <table:table-cell office:value-type="string" calcext:value-type="string">
            <text:p>velocity (m/s)</text:p>
          </table:table-cell>
          <table:table-cell office:value-type="string" calcext:value-type="string">
            <text:p>reynolds number</text:p>
          </table:table-cell>
          <table:table-cell office:value-type="string" calcext:value-type="string">
            <text:p>k/l (W/m2/K)</text:p>
          </table:table-cell>
          <table:table-cell office:value-type="string" calcext:value-type="string">
            <text:p>laminar Darc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urbulent Darcy</text:p>
          </table:table-cell>
          <table:table-cell office:value-type="string" calcext:value-type="string">
            <text:p>transition factor</text:p>
          </table:table-cell>
          <table:table-cell office:value-type="string" calcext:value-type="string">
            <text:p>final Darcy</text:p>
          </table:table-cell>
          <table:table-cell office:value-type="string" calcext:value-type="string">
            <text:p>turbulent Nusselt</text:p>
          </table:table-cell>
          <table:table-cell office:value-type="string" calcext:value-type="string">
            <text:p>final Nusselt</text:p>
          </table:table-cell>
          <table:table-cell office:value-type="string" calcext:value-type="string">
            <text:p>final coeff (W/m2/K)</text:p>
          </table:table-cell>
          <table:table-cell/>
          <table:table-cell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 table:style-name="ce1" office:value-type="float" office:value="0.002" calcext:value-type="float">
            <text:p>2.00E-003</text:p>
          </table:table-cell>
          <table:table-cell office:value-type="float" office:value="260" calcext:value-type="float">
            <text:p>260</text:p>
          </table:table-cell>
          <table:table-cell office:value-type="float" office:value="200" calcext:value-type="float">
            <text:p>200</text:p>
          </table:table-cell>
          <table:table-cell table:style-name="ce2" table:formula="of:=28.0134*[.C5]/[.B5]/8.314472" office:value-type="float" office:value="2.59171829922203" calcext:value-type="float">
            <text:p>2.59171830E+000</text:p>
          </table:table-cell>
          <table:table-cell table:style-name="ce2" table:formula="of:=0.00000811293165+0.0000000288907996*[.B5]" office:value-type="float" office:value="0.000015624539546" calcext:value-type="float">
            <text:p>1.56245395E-005</text:p>
          </table:table-cell>
          <table:table-cell table:style-name="ce2" table:formula="of:=0.00909145525+0.0000517493648*[.B5]" office:value-type="float" office:value="0.022546290098" calcext:value-type="float">
            <text:p>2.25462901E-002</text:p>
          </table:table-cell>
          <table:table-cell table:style-name="ce2" table:formula="of:=0.725068578+0.00000966001186*[.B5]" office:value-type="float" office:value="0.7275801810836" calcext:value-type="float">
            <text:p>7.27580181E-001</text:p>
          </table:table-cell>
          <table:table-cell table:style-name="ce2" table:formula="of:=0.000000381/[.I5]" office:value-type="float" office:value="0.000001905" calcext:value-type="float">
            <text:p>1.90500000E-006</text:p>
          </table:table-cell>
          <table:table-cell office:value-type="float" office:value="0.2" calcext:value-type="float">
            <text:p>0.2</text:p>
          </table:table-cell>
          <table:table-cell table:style-name="ce2" table:formula="of:=[.A5]/[.D5]/(3.1415926535*[.I5]*[.I5]/4)" office:value-type="float" office:value="0.0245636176036907" calcext:value-type="float">
            <text:p>2.45636176E-002</text:p>
          </table:table-cell>
          <table:table-cell table:style-name="ce2" table:formula="of:=[.D5]*[.J5]*[.I5]/[.E5]" office:value-type="float" office:value="814.897322908638" calcext:value-type="float">
            <text:p>8.14897323E+002</text:p>
          </table:table-cell>
          <table:table-cell table:style-name="ce2" table:formula="of:=[.F5]/[.I5]" office:value-type="float" office:value="0.11273145049" calcext:value-type="float">
            <text:p>1.12731450E-001</text:p>
          </table:table-cell>
          <table:table-cell table:formula="of:=64/MIN([.K5];2300)" office:value-type="float" office:value="0.0785375018432541" calcext:value-type="float">
            <text:p>0.08</text:p>
          </table:table-cell>
          <table:table-cell table:style-name="ce2" table:formula="of:=LOG10([.H5]/3.7+12/MAX(4000;[.K5]))" office:value-type="float" office:value="-2.52280421735221" calcext:value-type="float">
            <text:p>-2.52280422E+000</text:p>
          </table:table-cell>
          <table:table-cell table:style-name="ce2" table:formula="of:=LOG10([.H5]/3.7-5.02*[.N5]/MAX(4000;[.K5]))" office:value-type="float" office:value="-2.49940210792425" calcext:value-type="float">
            <text:p>-2.49940211E+000</text:p>
          </table:table-cell>
          <table:table-cell table:style-name="ce2" table:formula="of:=LOG10([.H5]/3.7+10.04*[.N5]*[.O5]/MAX(4000;[.K5]))" office:value-type="float" office:value="-1.80059247054857" calcext:value-type="float">
            <text:p>-1.80059247E+000</text:p>
          </table:table-cell>
          <table:table-cell table:style-name="ce2" table:formula="of:=0.25/POWER([.N5]-POWER([.O5]-[.N5];2)/([.P5]-2*[.O5]+[.N5]);2)" office:value-type="float" office:value="0.0392548916463014" calcext:value-type="float">
            <text:p>3.92548916E-002</text:p>
          </table:table-cell>
          <table:table-cell table:formula="of:=MAX(MIN(([.K5]-2300)/(4000-2300);1);0)" office:value-type="float" office:value="0" calcext:value-type="float">
            <text:p>0</text:p>
          </table:table-cell>
          <table:table-cell table:formula="of:=[.Q5]*[.R5]+[.M5]*(1-[.R5])" office:value-type="float" office:value="0.0785375018432541" calcext:value-type="float">
            <text:p>0.08</text:p>
          </table:table-cell>
          <table:table-cell table:style-name="ce2" table:formula="of:=([.S5]/8)*([.K5]-1000)*[.G5]/(1+12.7*SQRT([.S5]/8)*(POWER([.G5];2/3)-1))" office:value-type="float" office:value="-1.74060528811961" calcext:value-type="float">
            <text:p>-1.74060529E+000</text:p>
          </table:table-cell>
          <table:table-cell table:formula="of:=[.R5]*[.T5]+(1-[.R5])*3.66" office:value-type="float" office:value="3.66" calcext:value-type="float">
            <text:p>3.66</text:p>
          </table:table-cell>
          <table:table-cell table:style-name="ce6" table:formula="of:=[.L5]*[.U5]" office:value-type="float" office:value="0.4125971087934" calcext:value-type="float">
            <text:p>4.1259710879E-001</text:p>
          </table:table-cell>
          <table:table-cell/>
          <table:table-cell office:value-type="string" calcext:value-type="string">
            <text:p>tests laminar regime</text:p>
          </table:table-cell>
          <table:table-cell table:number-columns-repeated="2"/>
        </table:table-row>
        <table:table-row table:style-name="ro1">
          <table:table-cell table:style-name="ce1" office:value-type="float" office:value="0.05" calcext:value-type="float">
            <text:p>5.00E-002</text:p>
          </table:table-cell>
          <table:table-cell office:value-type="float" office:value="270" calcext:value-type="float">
            <text:p>270</text:p>
          </table:table-cell>
          <table:table-cell office:value-type="float" office:value="250" calcext:value-type="float">
            <text:p>250</text:p>
          </table:table-cell>
          <table:table-cell table:style-name="ce2" table:formula="of:=28.0134*[.C6]/[.B6]/8.314472" office:value-type="float" office:value="3.11966091573023" calcext:value-type="float">
            <text:p>3.11966092E+000</text:p>
          </table:table-cell>
          <table:table-cell table:style-name="ce2" table:formula="of:=0.00000811293165+0.0000000288907996*[.B6]" office:value-type="float" office:value="0.000015913447542" calcext:value-type="float">
            <text:p>1.59134475E-005</text:p>
          </table:table-cell>
          <table:table-cell table:style-name="ce2" table:formula="of:=0.00909145525+0.0000517493648*[.B6]" office:value-type="float" office:value="0.023063783746" calcext:value-type="float">
            <text:p>2.30637837E-002</text:p>
          </table:table-cell>
          <table:table-cell table:style-name="ce2" table:formula="of:=0.725068578+0.00000966001186*[.B6]" office:value-type="float" office:value="0.7276767812022" calcext:value-type="float">
            <text:p>7.27676781E-001</text:p>
          </table:table-cell>
          <table:table-cell table:style-name="ce2" table:formula="of:=0.000000381/[.I6]" office:value-type="float" office:value="0.00000762" calcext:value-type="float">
            <text:p>7.62000000E-006</text:p>
          </table:table-cell>
          <table:table-cell office:value-type="float" office:value="0.05" calcext:value-type="float">
            <text:p>0.05</text:p>
          </table:table-cell>
          <table:table-cell table:style-name="ce2" table:formula="of:=[.A6]/[.D6]/(3.1415926535*[.I6]*[.I6]/4)" office:value-type="float" office:value="8.16267908061107" calcext:value-type="float">
            <text:p>8.16267908E+000</text:p>
          </table:table-cell>
          <table:table-cell table:style-name="ce2" table:formula="of:=[.D6]*[.J6]*[.I6]/[.E6]" office:value-type="float" office:value="80010.2894995646" calcext:value-type="float">
            <text:p>8.00102895E+004</text:p>
          </table:table-cell>
          <table:table-cell table:style-name="ce2" table:formula="of:=[.F6]/[.I6]" office:value-type="float" office:value="0.46127567492" calcext:value-type="float">
            <text:p>4.61275675E-001</text:p>
          </table:table-cell>
          <table:table-cell table:formula="of:=64/MIN([.K6];2300)" office:value-type="float" office:value="0.0278260869565217" calcext:value-type="float">
            <text:p>0.03</text:p>
          </table:table-cell>
          <table:table-cell table:style-name="ce2" table:formula="of:=LOG10([.H6]/3.7+12/MAX(4000;[.K6]))" office:value-type="float" office:value="-3.81804165596123" calcext:value-type="float">
            <text:p>-3.81804166E+000</text:p>
          </table:table-cell>
          <table:table-cell table:style-name="ce2" table:formula="of:=LOG10([.H6]/3.7-5.02*[.N6]/MAX(4000;[.K6]))" office:value-type="float" office:value="-3.61688372391526" calcext:value-type="float">
            <text:p>-3.61688372E+000</text:p>
          </table:table-cell>
          <table:table-cell table:style-name="ce2" table:formula="of:=LOG10([.H6]/3.7+10.04*[.N6]*[.O6]/MAX(4000;[.K6]))" office:value-type="float" office:value="-2.76072107761104" calcext:value-type="float">
            <text:p>-2.76072108E+000</text:p>
          </table:table-cell>
          <table:table-cell table:style-name="ce2" table:formula="of:=0.25/POWER([.N6]-POWER([.O6]-[.N6];2)/([.P6]-2*[.O6]+[.N6]);2)" office:value-type="float" office:value="0.0166079893031921" calcext:value-type="float">
            <text:p>1.66079893E-002</text:p>
          </table:table-cell>
          <table:table-cell table:formula="of:=MAX(MIN(([.K6]-2300)/(4000-2300);1);0)" office:value-type="float" office:value="1" calcext:value-type="float">
            <text:p>1</text:p>
          </table:table-cell>
          <table:table-cell table:formula="of:=[.Q6]*[.R6]+[.M6]*(1-[.R6])" office:value-type="float" office:value="0.0166079893031921" calcext:value-type="float">
            <text:p>0.02</text:p>
          </table:table-cell>
          <table:table-cell table:style-name="ce2" table:formula="of:=([.S6]/8)*([.K6]-1000)*[.G6]/(1+12.7*SQRT([.S6]/8)*(POWER([.G6];2/3)-1))" office:value-type="float" office:value="134.186474535008" calcext:value-type="float">
            <text:p>1.34186475E+002</text:p>
          </table:table-cell>
          <table:table-cell table:formula="of:=[.R6]*[.T6]+(1-[.R6])*3.66" office:value-type="float" office:value="134.186474535008" calcext:value-type="float">
            <text:p>134.19</text:p>
          </table:table-cell>
          <table:table-cell table:style-name="ce6" table:formula="of:=[.L6]*[.U6]" office:value-type="float" office:value="61.8969566062714" calcext:value-type="float">
            <text:p>6.1896956606E+001</text:p>
          </table:table-cell>
          <table:table-cell/>
          <table:table-cell office:value-type="string" calcext:value-type="string">
            <text:p>tests turbulent regime</text:p>
          </table:table-cell>
          <table:table-cell table:number-columns-repeated="2"/>
        </table:table-row>
        <table:table-row table:style-name="ro1">
          <table:table-cell table:style-name="ce1" office:value-type="float" office:value="0.1" calcext:value-type="float">
            <text:p>1.00E-001</text:p>
          </table:table-cell>
          <table:table-cell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table:style-name="ce2" table:formula="of:=28.0134*[.C7]/[.B7]/8.314472" office:value-type="float" office:value="3.60989334534498" calcext:value-type="float">
            <text:p>3.60989335E+000</text:p>
          </table:table-cell>
          <table:table-cell table:style-name="ce2" table:formula="of:=0.00000811293165+0.0000000288907996*[.B7]" office:value-type="float" office:value="0.000016202355538" calcext:value-type="float">
            <text:p>1.62023555E-005</text:p>
          </table:table-cell>
          <table:table-cell table:style-name="ce2" table:formula="of:=0.00909145525+0.0000517493648*[.B7]" office:value-type="float" office:value="0.023581277394" calcext:value-type="float">
            <text:p>2.35812774E-002</text:p>
          </table:table-cell>
          <table:table-cell table:style-name="ce2" table:formula="of:=0.725068578+0.00000966001186*[.B7]" office:value-type="float" office:value="0.7277733813208" calcext:value-type="float">
            <text:p>7.27773381E-001</text:p>
          </table:table-cell>
          <table:table-cell table:style-name="ce2" table:formula="of:=0.000000381/[.I7]" office:value-type="float" office:value="0.00000381" calcext:value-type="float">
            <text:p>3.81000000E-006</text:p>
          </table:table-cell>
          <table:table-cell office:value-type="float" office:value="0.1" calcext:value-type="float">
            <text:p>0.1</text:p>
          </table:table-cell>
          <table:table-cell table:style-name="ce2" table:formula="of:=[.A7]/[.D7]/(3.1415926535*[.I7]*[.I7]/4)" office:value-type="float" office:value="3.52708355335046" calcext:value-type="float">
            <text:p>3.52708355E+000</text:p>
          </table:table-cell>
          <table:table-cell table:style-name="ce2" table:formula="of:=[.D7]*[.J7]*[.I7]/[.E7]" office:value-type="float" office:value="78583.6072900251" calcext:value-type="float">
            <text:p>7.85836073E+004</text:p>
          </table:table-cell>
          <table:table-cell table:style-name="ce2" table:formula="of:=[.F7]/[.I7]" office:value-type="float" office:value="0.23581277394" calcext:value-type="float">
            <text:p>2.35812774E-001</text:p>
          </table:table-cell>
          <table:table-cell table:formula="of:=64/MIN([.K7];2300)" office:value-type="float" office:value="0.0278260869565217" calcext:value-type="float">
            <text:p>0.03</text:p>
          </table:table-cell>
          <table:table-cell table:style-name="ce2" table:formula="of:=LOG10([.H7]/3.7+12/MAX(4000;[.K7]))" office:value-type="float" office:value="-3.81323195672097" calcext:value-type="float">
            <text:p>-3.81323196E+000</text:p>
          </table:table-cell>
          <table:table-cell table:style-name="ce2" table:formula="of:=LOG10([.H7]/3.7-5.02*[.N7]/MAX(4000;[.K7]))" office:value-type="float" office:value="-3.61150301628371" calcext:value-type="float">
            <text:p>-3.61150302E+000</text:p>
          </table:table-cell>
          <table:table-cell table:style-name="ce2" table:formula="of:=LOG10([.H7]/3.7+10.04*[.N7]*[.O7]/MAX(4000;[.K7]))" office:value-type="float" office:value="-2.75436294619865" calcext:value-type="float">
            <text:p>-2.75436295E+000</text:p>
          </table:table-cell>
          <table:table-cell table:style-name="ce2" table:formula="of:=0.25/POWER([.N7]-POWER([.O7]-[.N7];2)/([.P7]-2*[.O7]+[.N7]);2)" office:value-type="float" office:value="0.0166465561693802" calcext:value-type="float">
            <text:p>1.66465562E-002</text:p>
          </table:table-cell>
          <table:table-cell table:formula="of:=MAX(MIN(([.K7]-2300)/(4000-2300);1);0)" office:value-type="float" office:value="1" calcext:value-type="float">
            <text:p>1</text:p>
          </table:table-cell>
          <table:table-cell table:formula="of:=[.Q7]*[.R7]+[.M7]*(1-[.R7])" office:value-type="float" office:value="0.0166465561693802" calcext:value-type="float">
            <text:p>0.02</text:p>
          </table:table-cell>
          <table:table-cell table:style-name="ce2" table:formula="of:=([.S7]/8)*([.K7]-1000)*[.G7]/(1+12.7*SQRT([.S7]/8)*(POWER([.G7];2/3)-1))" office:value-type="float" office:value="132.099877594288" calcext:value-type="float">
            <text:p>1.32099878E+002</text:p>
          </table:table-cell>
          <table:table-cell table:formula="of:=[.R7]*[.T7]+(1-[.R7])*3.66" office:value-type="float" office:value="132.099877594288" calcext:value-type="float">
            <text:p>132.1</text:p>
          </table:table-cell>
          <table:table-cell table:style-name="ce6" table:formula="of:=[.L7]*[.U7]" office:value-type="float" office:value="31.1508385726436" calcext:value-type="float">
            <text:p>3.1150838573E+001</text:p>
          </table:table-cell>
          <table:table-cell/>
          <table:table-cell office:value-type="string" calcext:value-type="string">
            <text:p>tests turbulent regime</text:p>
          </table:table-cell>
          <table:table-cell table:number-columns-repeated="2"/>
        </table:table-row>
        <table:table-row table:style-name="ro1">
          <table:table-cell table:style-name="ce1" office:value-type="float" office:value="0.5" calcext:value-type="float">
            <text:p>5.00E-001</text:p>
          </table:table-cell>
          <table:table-cell office:value-type="float" office:value="290" calcext:value-type="float">
            <text:p>290</text:p>
          </table:table-cell>
          <table:table-cell office:value-type="float" office:value="350" calcext:value-type="float">
            <text:p>350</text:p>
          </table:table-cell>
          <table:table-cell table:style-name="ce2" table:formula="of:=28.0134*[.C8]/[.B8]/8.314472" office:value-type="float" office:value="4.06631664188285" calcext:value-type="float">
            <text:p>4.06631664E+000</text:p>
          </table:table-cell>
          <table:table-cell table:style-name="ce2" table:formula="of:=0.00000811293165+0.0000000288907996*[.B8]" office:value-type="float" office:value="0.000016491263534" calcext:value-type="float">
            <text:p>1.64912635E-005</text:p>
          </table:table-cell>
          <table:table-cell table:style-name="ce2" table:formula="of:=0.00909145525+0.0000517493648*[.B8]" office:value-type="float" office:value="0.024098771042" calcext:value-type="float">
            <text:p>2.40987710E-002</text:p>
          </table:table-cell>
          <table:table-cell table:style-name="ce2" table:formula="of:=0.725068578+0.00000966001186*[.B8]" office:value-type="float" office:value="0.7278699814394" calcext:value-type="float">
            <text:p>7.27869981E-001</text:p>
          </table:table-cell>
          <table:table-cell table:style-name="ce2" table:formula="of:=0.000000381/[.I8]" office:value-type="float" office:value="0.00000254" calcext:value-type="float">
            <text:p>2.54000000E-006</text:p>
          </table:table-cell>
          <table:table-cell office:value-type="float" office:value="0.15" calcext:value-type="float">
            <text:p>0.15</text:p>
          </table:table-cell>
          <table:table-cell table:style-name="ce2" table:formula="of:=[.A8]/[.D8]/(3.1415926535*[.I8]*[.I8]/4)" office:value-type="float" office:value="6.95819204402472" calcext:value-type="float">
            <text:p>6.95819204E+000</text:p>
          </table:table-cell>
          <table:table-cell table:style-name="ce2" table:formula="of:=[.D8]*[.J8]*[.I8]/[.E8]" office:value-type="float" office:value="257356.37582621" calcext:value-type="float">
            <text:p>2.57356376E+005</text:p>
          </table:table-cell>
          <table:table-cell table:style-name="ce2" table:formula="of:=[.F8]/[.I8]" office:value-type="float" office:value="0.160658473613333" calcext:value-type="float">
            <text:p>1.60658474E-001</text:p>
          </table:table-cell>
          <table:table-cell table:formula="of:=64/MIN([.K8];2300)" office:value-type="float" office:value="0.0278260869565217" calcext:value-type="float">
            <text:p>0.03</text:p>
          </table:table-cell>
          <table:table-cell table:style-name="ce2" table:formula="of:=LOG10([.H8]/3.7+12/MAX(4000;[.K8]))" office:value-type="float" office:value="-4.3250063359728" calcext:value-type="float">
            <text:p>-4.32500634E+000</text:p>
          </table:table-cell>
          <table:table-cell table:style-name="ce2" table:formula="of:=LOG10([.H8]/3.7-5.02*[.N8]/MAX(4000;[.K8]))" office:value-type="float" office:value="-4.07032481464467" calcext:value-type="float">
            <text:p>-4.07032481E+000</text:p>
          </table:table-cell>
          <table:table-cell table:style-name="ce2" table:formula="of:=LOG10([.H8]/3.7+10.04*[.N8]*[.O8]/MAX(4000;[.K8]))" office:value-type="float" office:value="-3.16275150853468" calcext:value-type="float">
            <text:p>-3.16275151E+000</text:p>
          </table:table-cell>
          <table:table-cell table:style-name="ce2" table:formula="of:=0.25/POWER([.N8]-POWER([.O8]-[.N8];2)/([.P8]-2*[.O8]+[.N8]);2)" office:value-type="float" office:value="0.0127714571723954" calcext:value-type="float">
            <text:p>1.27714572E-002</text:p>
          </table:table-cell>
          <table:table-cell table:formula="of:=MAX(MIN(([.K8]-2300)/(4000-2300);1);0)" office:value-type="float" office:value="1" calcext:value-type="float">
            <text:p>1</text:p>
          </table:table-cell>
          <table:table-cell table:formula="of:=[.Q8]*[.R8]+[.M8]*(1-[.R8])" office:value-type="float" office:value="0.0127714571723954" calcext:value-type="float">
            <text:p>0.01</text:p>
          </table:table-cell>
          <table:table-cell table:style-name="ce2" table:formula="of:=([.S8]/8)*([.K8]-1000)*[.G8]/(1+12.7*SQRT([.S8]/8)*(POWER([.G8];2/3)-1))" office:value-type="float" office:value="329.824069790676" calcext:value-type="float">
            <text:p>3.29824070E+002</text:p>
          </table:table-cell>
          <table:table-cell table:formula="of:=[.R8]*[.T8]+(1-[.R8])*3.66" office:value-type="float" office:value="329.824069790676" calcext:value-type="float">
            <text:p>329.82</text:p>
          </table:table-cell>
          <table:table-cell table:style-name="ce6" table:formula="of:=[.L8]*[.U8]" office:value-type="float" office:value="52.9890316135075" calcext:value-type="float">
            <text:p>5.2989031614E+001</text:p>
          </table:table-cell>
          <table:table-cell/>
          <table:table-cell office:value-type="string" calcext:value-type="string">
            <text:p>tests turbulent regime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.00E+0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style-name="ce2" table:formula="of:=28.0134*[.C9]/[.B9]/8.314472" office:value-type="float" office:value="4.49231171865153" calcext:value-type="float">
            <text:p>4.49231172E+000</text:p>
          </table:table-cell>
          <table:table-cell table:style-name="ce2" table:formula="of:=0.00000811293165+0.0000000288907996*[.B9]" office:value-type="float" office:value="0.00001678017153" calcext:value-type="float">
            <text:p>1.67801715E-005</text:p>
          </table:table-cell>
          <table:table-cell table:style-name="ce2" table:formula="of:=0.00909145525+0.0000517493648*[.B9]" office:value-type="float" office:value="0.02461626469" calcext:value-type="float">
            <text:p>2.46162647E-002</text:p>
          </table:table-cell>
          <table:table-cell table:style-name="ce2" table:formula="of:=0.725068578+0.00000966001186*[.B9]" office:value-type="float" office:value="0.727966581558" calcext:value-type="float">
            <text:p>7.27966582E-001</text:p>
          </table:table-cell>
          <table:table-cell table:style-name="ce2" table:formula="of:=0.000000381/[.I9]" office:value-type="float" office:value="0.000001905" calcext:value-type="float">
            <text:p>1.90500000E-006</text:p>
          </table:table-cell>
          <table:table-cell office:value-type="float" office:value="0.2" calcext:value-type="float">
            <text:p>0.2</text:p>
          </table:table-cell>
          <table:table-cell table:style-name="ce2" table:formula="of:=[.A9]/[.D9]/(3.1415926535*[.I9]*[.I9]/4)" office:value-type="float" office:value="7.08565892414155" calcext:value-type="float">
            <text:p>7.08565892E+000</text:p>
          </table:table-cell>
          <table:table-cell table:style-name="ce2" table:formula="of:=[.D9]*[.J9]*[.I9]/[.E9]" office:value-type="float" office:value="379388.119631324" calcext:value-type="float">
            <text:p>3.79388120E+005</text:p>
          </table:table-cell>
          <table:table-cell table:style-name="ce2" table:formula="of:=[.F9]/[.I9]" office:value-type="float" office:value="0.12308132345" calcext:value-type="float">
            <text:p>1.23081323E-001</text:p>
          </table:table-cell>
          <table:table-cell table:formula="of:=64/MIN([.K9];2300)" office:value-type="float" office:value="0.0278260869565217" calcext:value-type="float">
            <text:p>0.03</text:p>
          </table:table-cell>
          <table:table-cell table:style-name="ce2" table:formula="of:=LOG10([.H9]/3.7+12/MAX(4000;[.K9]))" office:value-type="float" office:value="-4.49289004174934" calcext:value-type="float">
            <text:p>-4.49289004E+000</text:p>
          </table:table-cell>
          <table:table-cell table:style-name="ce2" table:formula="of:=LOG10([.H9]/3.7-5.02*[.N9]/MAX(4000;[.K9]))" office:value-type="float" office:value="-4.22210916746798" calcext:value-type="float">
            <text:p>-4.22210917E+000</text:p>
          </table:table-cell>
          <table:table-cell table:style-name="ce2" table:formula="of:=LOG10([.H9]/3.7+10.04*[.N9]*[.O9]/MAX(4000;[.K9]))" office:value-type="float" office:value="-3.29884957162542" calcext:value-type="float">
            <text:p>-3.29884957E+000</text:p>
          </table:table-cell>
          <table:table-cell table:style-name="ce2" table:formula="of:=0.25/POWER([.N9]-POWER([.O9]-[.N9];2)/([.P9]-2*[.O9]+[.N9]);2)" office:value-type="float" office:value="0.0117877455715592" calcext:value-type="float">
            <text:p>1.17877456E-002</text:p>
          </table:table-cell>
          <table:table-cell table:formula="of:=MAX(MIN(([.K9]-2300)/(4000-2300);1);0)" office:value-type="float" office:value="1" calcext:value-type="float">
            <text:p>1</text:p>
          </table:table-cell>
          <table:table-cell table:formula="of:=[.Q9]*[.R9]+[.M9]*(1-[.R9])" office:value-type="float" office:value="0.0117877455715592" calcext:value-type="float">
            <text:p>0.01</text:p>
          </table:table-cell>
          <table:table-cell table:style-name="ce2" table:formula="of:=([.S9]/8)*([.K9]-1000)*[.G9]/(1+12.7*SQRT([.S9]/8)*(POWER([.G9];2/3)-1))" office:value-type="float" office:value="447.488142361528" calcext:value-type="float">
            <text:p>4.47488142E+002</text:p>
          </table:table-cell>
          <table:table-cell table:formula="of:=[.R9]*[.T9]+(1-[.R9])*3.66" office:value-type="float" office:value="447.488142361528" calcext:value-type="float">
            <text:p>447.49</text:p>
          </table:table-cell>
          <table:table-cell table:style-name="ce6" table:formula="of:=[.L9]*[.U9]" office:value-type="float" office:value="55.0774327900389" calcext:value-type="float">
            <text:p>5.5077432790E+001</text:p>
          </table:table-cell>
          <table:table-cell/>
          <table:table-cell office:value-type="string" calcext:value-type="string">
            <text:p>tests turbulent regime</text:p>
          </table:table-cell>
          <table:table-cell table:number-columns-repeated="2"/>
        </table:table-row>
        <table:table-row table:style-name="ro1">
          <table:table-cell table:style-name="ce1" office:value-type="float" office:value="21000000000" calcext:value-type="float">
            <text:p>2.10E+010</text:p>
          </table:table-cell>
          <table:table-cell office:value-type="float" office:value="310" calcext:value-type="float">
            <text:p>310</text:p>
          </table:table-cell>
          <table:table-cell office:value-type="float" office:value="450" calcext:value-type="float">
            <text:p>450</text:p>
          </table:table-cell>
          <table:table-cell table:style-name="ce2" table:formula="of:=28.0134*[.C10]/[.B10]/8.314472" office:value-type="float" office:value="4.89082324208029" calcext:value-type="float">
            <text:p>4.89082324E+000</text:p>
          </table:table-cell>
          <table:table-cell table:style-name="ce2" table:formula="of:=0.00000811293165+0.0000000288907996*[.B10]" office:value-type="float" office:value="0.000017069079526" calcext:value-type="float">
            <text:p>1.70690795E-005</text:p>
          </table:table-cell>
          <table:table-cell table:style-name="ce2" table:formula="of:=0.00909145525+0.0000517493648*[.B10]" office:value-type="float" office:value="0.025133758338" calcext:value-type="float">
            <text:p>2.51337583E-002</text:p>
          </table:table-cell>
          <table:table-cell table:style-name="ce2" table:formula="of:=0.725068578+0.00000966001186*[.B10]" office:value-type="float" office:value="0.7280631816766" calcext:value-type="float">
            <text:p>7.28063182E-001</text:p>
          </table:table-cell>
          <table:table-cell table:style-name="ce2" table:formula="of:=0.000000381/[.I10]" office:value-type="float" office:value="0.0000009525" calcext:value-type="float">
            <text:p>9.52500000E-007</text:p>
          </table:table-cell>
          <table:table-cell office:value-type="float" office:value="0.4" calcext:value-type="float">
            <text:p>0.4</text:p>
          </table:table-cell>
          <table:table-cell table:style-name="ce2" table:formula="of:=[.A10]/[.D10]/(3.1415926535*[.I10]*[.I10]/4)" office:value-type="float" office:value="34168621923.0826" calcext:value-type="float">
            <text:p>3.41686219E+010</text:p>
          </table:table-cell>
          <table:table-cell table:style-name="ce2" office:value-type="float" office:value="100000000" calcext:value-type="float">
            <text:p>1.00000000E+008</text:p>
          </table:table-cell>
          <table:table-cell table:style-name="ce2" table:formula="of:=[.F10]/[.I10]" office:value-type="float" office:value="0.062834395845" calcext:value-type="float">
            <text:p>6.28343958E-002</text:p>
          </table:table-cell>
          <table:table-cell table:formula="of:=64/MIN([.K10];2300)" office:value-type="float" office:value="0.0278260869565217" calcext:value-type="float">
            <text:p>0.03</text:p>
          </table:table-cell>
          <table:table-cell table:style-name="ce2" table:formula="of:=LOG10([.H10]/3.7+12/MAX(4000;[.K10]))" office:value-type="float" office:value="-6.42316078402997" calcext:value-type="float">
            <text:p>-6.42316078E+000</text:p>
          </table:table-cell>
          <table:table-cell table:style-name="ce2" table:formula="of:=LOG10([.H10]/3.7-5.02*[.N10]/MAX(4000;[.K10]))" office:value-type="float" office:value="-6.23666553673964" calcext:value-type="float">
            <text:p>-6.23666554E+000</text:p>
          </table:table-cell>
          <table:table-cell table:style-name="ce2" table:formula="of:=LOG10([.H10]/3.7+10.04*[.N10]*[.O10]/MAX(4000;[.K10]))" office:value-type="float" office:value="-5.36862050478102" calcext:value-type="float">
            <text:p>-5.36862050E+000</text:p>
          </table:table-cell>
          <table:table-cell table:style-name="ce2" table:formula="of:=0.25/POWER([.N10]-POWER([.O10]-[.N10];2)/([.P10]-2*[.O10]+[.N10]);2)" office:value-type="float" office:value="0.00596442836636727" calcext:value-type="float">
            <text:p>5.96442837E-003</text:p>
          </table:table-cell>
          <table:table-cell table:formula="of:=MAX(MIN(([.K10]-2300)/(4000-2300);1);0)" office:value-type="float" office:value="1" calcext:value-type="float">
            <text:p>1</text:p>
          </table:table-cell>
          <table:table-cell table:formula="of:=[.Q10]*[.R10]+[.M10]*(1-[.R10])" office:value-type="float" office:value="0.00596442836636727" calcext:value-type="float">
            <text:p>0.01</text:p>
          </table:table-cell>
          <table:table-cell table:style-name="ce2" table:formula="of:=([.S10]/8)*([.K10]-1000)*[.G10]/(1+12.7*SQRT([.S10]/8)*(POWER([.G10];2/3)-1))" office:value-type="float" office:value="58124.0485317516" calcext:value-type="float">
            <text:p>5.81240485E+004</text:p>
          </table:table-cell>
          <table:table-cell table:formula="of:=[.R10]*[.T10]+(1-[.R10])*3.66" office:value-type="float" office:value="58124.0485317516" calcext:value-type="float">
            <text:p>58124.05</text:p>
          </table:table-cell>
          <table:table-cell table:style-name="ce6" table:formula="of:=[.L10]*[.U10]" office:value-type="float" office:value="3652.18947355807" calcext:value-type="float">
            <text:p>3.6521894736E+003</text:p>
          </table:table-cell>
          <table:table-cell/>
          <table:table-cell office:value-type="string" calcext:value-type="string">
            <text:p>tests max limit on Re</text:p>
          </table:table-cell>
          <table:table-cell table:number-columns-repeated="2"/>
        </table:table-row>
        <table:table-row table:style-name="ro1">
          <table:table-cell table:style-name="ce1" office:value-type="float" office:value="0.01" calcext:value-type="float">
            <text:p>1.00E-002</text:p>
          </table:table-cell>
          <table:table-cell office:value-type="float" office:value="320" calcext:value-type="float">
            <text:p>320</text:p>
          </table:table-cell>
          <table:table-cell office:value-type="float" office:value="500" calcext:value-type="float">
            <text:p>500</text:p>
          </table:table-cell>
          <table:table-cell table:style-name="ce2" table:formula="of:=28.0134*[.C11]/[.B11]/8.314472" office:value-type="float" office:value="5.26442779529476" calcext:value-type="float">
            <text:p>5.26442780E+000</text:p>
          </table:table-cell>
          <table:table-cell table:style-name="ce2" table:formula="of:=0.00000811293165+0.0000000288907996*[.B11]" office:value-type="float" office:value="0.000017357987522" calcext:value-type="float">
            <text:p>1.73579875E-005</text:p>
          </table:table-cell>
          <table:table-cell table:style-name="ce2" table:formula="of:=0.00909145525+0.0000517493648*[.B11]" office:value-type="float" office:value="0.025651251986" calcext:value-type="float">
            <text:p>2.56512520E-002</text:p>
          </table:table-cell>
          <table:table-cell table:style-name="ce2" table:formula="of:=0.725068578+0.00000966001186*[.B11]" office:value-type="float" office:value="0.7281597817952" calcext:value-type="float">
            <text:p>7.28159782E-001</text:p>
          </table:table-cell>
          <table:table-cell table:style-name="ce2" office:value-type="float" office:value="0.005" calcext:value-type="float">
            <text:p>5.00000000E-003</text:p>
          </table:table-cell>
          <table:table-cell table:style-name="ce4" office:value-type="float" office:value="0.2" calcext:value-type="float">
            <text:p>0.2</text:p>
          </table:table-cell>
          <table:table-cell table:style-name="ce2" table:formula="of:=[.A11]/[.D11]/(3.1415926535*[.I11]*[.I11]/4)" office:value-type="float" office:value="0.0604642894860079" calcext:value-type="float">
            <text:p>6.04642895E-002</text:p>
          </table:table-cell>
          <table:table-cell table:style-name="ce2" table:formula="of:=[.D11]*[.J11]*[.I11]/[.E11]" office:value-type="float" office:value="3667.58975704359" calcext:value-type="float">
            <text:p>3.66758976E+003</text:p>
          </table:table-cell>
          <table:table-cell table:style-name="ce2" table:formula="of:=[.F11]/[.I11]" office:value-type="float" office:value="0.12825625993" calcext:value-type="float">
            <text:p>1.28256260E-001</text:p>
          </table:table-cell>
          <table:table-cell table:formula="of:=64/MIN([.K11];2300)" office:value-type="float" office:value="0.0278260869565217" calcext:value-type="float">
            <text:p>0.03</text:p>
          </table:table-cell>
          <table:table-cell table:style-name="ce2" table:formula="of:=LOG10([.H11]/3.7+12/MAX(4000;[.K11]))" office:value-type="float" office:value="-2.36137584803515" calcext:value-type="float">
            <text:p>-2.36137585E+000</text:p>
          </table:table-cell>
          <table:table-cell table:style-name="ce2" table:formula="of:=LOG10([.H11]/3.7-5.02*[.N11]/MAX(4000;[.K11]))" office:value-type="float" office:value="-2.36503147504207" calcext:value-type="float">
            <text:p>-2.36503148E+000</text:p>
          </table:table-cell>
          <table:table-cell table:style-name="ce2" table:formula="of:=LOG10([.H11]/3.7+10.04*[.N11]*[.O11]/MAX(4000;[.K11]))" office:value-type="float" office:value="-1.81335384838233" calcext:value-type="float">
            <text:p>-1.81335385E+000</text:p>
          </table:table-cell>
          <table:table-cell table:style-name="ce2" table:formula="of:=0.25/POWER([.N11]-POWER([.O11]-[.N11];2)/([.P11]-2*[.O11]+[.N11]);2)" office:value-type="float" office:value="0.0448333223448268" calcext:value-type="float">
            <text:p>4.48333223E-002</text:p>
          </table:table-cell>
          <table:table-cell table:formula="of:=MAX(MIN(([.K11]-2300)/(4000-2300);1);0)" office:value-type="float" office:value="0.80446456296682" calcext:value-type="float">
            <text:p>0.8</text:p>
          </table:table-cell>
          <table:table-cell table:formula="of:=[.Q11]*[.R11]+[.M11]*(1-[.R11])" office:value-type="float" office:value="0.0415078051404484" calcext:value-type="float">
            <text:p>0.04</text:p>
          </table:table-cell>
          <table:table-cell table:style-name="ce2" table:formula="of:=([.S11]/8)*([.K11]-1000)*[.G11]/(1+12.7*SQRT([.S11]/8)*(POWER([.G11];2/3)-1))" office:value-type="float" office:value="12.2069043208867" calcext:value-type="float">
            <text:p>1.22069043E+001</text:p>
          </table:table-cell>
          <table:table-cell table:formula="of:=[.R11]*[.T11]+(1-[.R11])*3.66" office:value-type="float" office:value="10.5356816492214" calcext:value-type="float">
            <text:p>10.54</text:p>
          </table:table-cell>
          <table:table-cell table:style-name="ce6" table:formula="of:=[.L11]*[.U11]" office:value-type="float" office:value="1.35126712414227" calcext:value-type="float">
            <text:p>1.3512671241E+000</text:p>
          </table:table-cell>
          <table:table-cell/>
          <table:table-cell office:value-type="string" calcext:value-type="string">
            <text:p>tests hi R over D</text:p>
          </table:table-cell>
          <table:table-cell table:number-columns-repeated="2"/>
        </table:table-row>
        <table:table-row table:style-name="ro1">
          <table:table-cell table:style-name="ce1" office:value-type="float" office:value="0.008" calcext:value-type="float">
            <text:p>8.00E-003</text:p>
          </table:table-cell>
          <table:table-cell office:value-type="float" office:value="330" calcext:value-type="float">
            <text:p>330</text:p>
          </table:table-cell>
          <table:table-cell office:value-type="float" office:value="550" calcext:value-type="float">
            <text:p>550</text:p>
          </table:table-cell>
          <table:table-cell table:style-name="ce2" table:formula="of:=28.0134*[.C12]/[.B12]/8.314472" office:value-type="float" office:value="5.61538964831441" calcext:value-type="float">
            <text:p>5.61538965E+000</text:p>
          </table:table-cell>
          <table:table-cell table:style-name="ce2" table:formula="of:=0.00000811293165+0.0000000288907996*[.B12]" office:value-type="float" office:value="0.000017646895518" calcext:value-type="float">
            <text:p>1.76468955E-005</text:p>
          </table:table-cell>
          <table:table-cell table:style-name="ce2" table:formula="of:=0.00909145525+0.0000517493648*[.B12]" office:value-type="float" office:value="0.026168745634" calcext:value-type="float">
            <text:p>2.61687456E-002</text:p>
          </table:table-cell>
          <table:table-cell table:style-name="ce2" table:formula="of:=0.725068578+0.00000966001186*[.B12]" office:value-type="float" office:value="0.7282563819138" calcext:value-type="float">
            <text:p>7.28256382E-001</text:p>
          </table:table-cell>
          <table:table-cell table:style-name="ce2" table:formula="of:=0.000000381/[.I12]" office:value-type="float" office:value="0.000001905" calcext:value-type="float">
            <text:p>1.90500000E-006</text:p>
          </table:table-cell>
          <table:table-cell office:value-type="float" office:value="0.2" calcext:value-type="float">
            <text:p>0.2</text:p>
          </table:table-cell>
          <table:table-cell table:style-name="ce2" table:formula="of:=[.A12]/[.D12]/(3.1415926535*[.I12]*[.I12]/4)" office:value-type="float" office:value="0.0453482171145059" calcext:value-type="float">
            <text:p>4.53482171E-002</text:p>
          </table:table-cell>
          <table:table-cell table:style-name="ce2" table:formula="of:=[.D12]*[.J12]*[.I12]/[.E12]" office:value-type="float" office:value="2886.03634213811" calcext:value-type="float">
            <text:p>2.88603634E+003</text:p>
          </table:table-cell>
          <table:table-cell table:style-name="ce2" table:formula="of:=[.F12]/[.I12]" office:value-type="float" office:value="0.13084372817" calcext:value-type="float">
            <text:p>1.30843728E-001</text:p>
          </table:table-cell>
          <table:table-cell table:formula="of:=64/MIN([.K12];2300)" office:value-type="float" office:value="0.0278260869565217" calcext:value-type="float">
            <text:p>0.03</text:p>
          </table:table-cell>
          <table:table-cell table:style-name="ce2" table:formula="of:=LOG10([.H12]/3.7+12/MAX(4000;[.K12]))" office:value-type="float" office:value="-2.52280421735221" calcext:value-type="float">
            <text:p>-2.52280422E+000</text:p>
          </table:table-cell>
          <table:table-cell table:style-name="ce2" table:formula="of:=LOG10([.H12]/3.7-5.02*[.N12]/MAX(4000;[.K12]))" office:value-type="float" office:value="-2.49940210792425" calcext:value-type="float">
            <text:p>-2.49940211E+000</text:p>
          </table:table-cell>
          <table:table-cell table:style-name="ce2" table:formula="of:=LOG10([.H12]/3.7+10.04*[.N12]*[.O12]/MAX(4000;[.K12]))" office:value-type="float" office:value="-1.80059247054857" calcext:value-type="float">
            <text:p>-1.80059247E+000</text:p>
          </table:table-cell>
          <table:table-cell table:style-name="ce2" table:formula="of:=0.25/POWER([.N12]-POWER([.O12]-[.N12];2)/([.P12]-2*[.O12]+[.N12]);2)" office:value-type="float" office:value="0.0392548916463014" calcext:value-type="float">
            <text:p>3.92548916E-002</text:p>
          </table:table-cell>
          <table:table-cell table:formula="of:=MAX(MIN(([.K12]-2300)/(4000-2300);1);0)" office:value-type="float" office:value="0.344727260081243" calcext:value-type="float">
            <text:p>0.34</text:p>
          </table:table-cell>
          <table:table-cell table:formula="of:=[.Q12]*[.R12]+[.M12]*(1-[.R12])" office:value-type="float" office:value="0.0317659074832332" calcext:value-type="float">
            <text:p>0.03</text:p>
          </table:table-cell>
          <table:table-cell table:style-name="ce2" table:formula="of:=([.S12]/8)*([.K12]-1000)*[.G12]/(1+12.7*SQRT([.S12]/8)*(POWER([.G12];2/3)-1))" office:value-type="float" office:value="6.43520569134579" calcext:value-type="float">
            <text:p>6.43520569E+000</text:p>
          </table:table-cell>
          <table:table-cell table:formula="of:=[.R12]*[.T12]+(1-[.R12])*3.66" office:value-type="float" office:value="4.61668905413951" calcext:value-type="float">
            <text:p>4.62</text:p>
          </table:table-cell>
          <table:table-cell table:style-name="ce6" table:formula="of:=[.L12]*[.U12]" office:value-type="float" office:value="0.604064807645244" calcext:value-type="float">
            <text:p>6.0406480765E-001</text:p>
          </table:table-cell>
          <table:table-cell/>
          <table:table-cell office:value-type="string" calcext:value-type="string">
            <text:p>tests transition regime</text:p>
          </table:table-cell>
          <table:table-cell/>
          <table:table-cell table:style-name="ce2"/>
        </table:table-row>
        <table:table-row table:style-name="ro1" table:number-rows-repeated="9">
          <table:table-cell table:number-columns-repeated="26"/>
        </table:table-row>
        <table:table-row table:style-name="ro1" table:number-rows-repeated="6">
          <table:table-cell table:number-columns-repeated="4"/>
          <table:table-cell table:style-name="ce1" table:number-columns-repeated="5"/>
          <table:table-cell table:number-columns-repeated="17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/>
          <table:table-cell table:number-columns-repeated="18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17"/>
          <table:table-cell table:style-name="ce5"/>
          <table:table-cell table:number-columns-repeated="8"/>
        </table:table-row>
      </table:table>
      <table:table table:name="ConductiveHeatFlux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2" table:number-columns-repeated="2" table:default-cell-style-name="Default"/>
        <table:table-row table:style-name="ro1">
          <table:table-cell table:number-columns-repeated="12"/>
        </table:table-row>
        <table:table-row table:style-name="ro3">
          <table:table-cell table:style-name="ce3" office:value-type="string" calcext:value-type="string" table:number-columns-spanned="6" table:number-rows-spanned="1">
            <text:p>Inputs, intermediate values and expected values for GunnsFluidUtils::computeConductiveHeatFlux</text:p>
          </table:table-cell>
          <table:covered-table-cell table:number-columns-repeated="4" table:style-name="ce3"/>
          <table:covered-table-cell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0" office:value-type="string" calcext:value-type="string" table:number-columns-spanned="2" table:number-rows-spanned="1">
            <text:p>fluid0 (40% N2 &amp; 60% O2)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fluid1 <text:s/>(60% N2 &amp; 40% O2)</text:p>
          </table:table-cell>
          <table:covered-table-cell table:style-name="ce19"/>
          <table:table-cell table:number-columns-repeated="7"/>
        </table:table-row>
        <table:table-row table:style-name="ro1">
          <table:table-cell table:style-name="ce7" office:value-type="string" calcext:value-type="string">
            <text:p>area (m2)</text:p>
          </table:table-cell>
          <table:table-cell table:style-name="ce7" office:value-type="string" calcext:value-type="string">
            <text:p>temperature (K)</text:p>
          </table:table-cell>
          <table:table-cell table:style-name="ce7" office:value-type="string" calcext:value-type="string">
            <text:p>thermal conductivity (W/m/K)</text:p>
          </table:table-cell>
          <table:table-cell table:style-name="ce7" office:value-type="string" calcext:value-type="string">
            <text:p>temperature (K)</text:p>
          </table:table-cell>
          <table:table-cell table:style-name="ce7" office:value-type="string" calcext:value-type="string">
            <text:p>thermal conductivity (W/m/K)</text:p>
          </table:table-cell>
          <table:table-cell table:style-name="ce7" office:value-type="string" calcext:value-type="string">
            <text:p>length0 (m)</text:p>
          </table:table-cell>
          <table:table-cell table:style-name="ce7" office:value-type="string" calcext:value-type="string">
            <text:p>length1 (m)</text:p>
          </table:table-cell>
          <table:table-cell table:style-name="ce10" office:value-type="string" calcext:value-type="string">
            <text:p>conductivity</text:p>
          </table:table-cell>
          <table:table-cell table:style-name="ce7" office:value-type="string" calcext:value-type="string">
            <text:p>flux (W)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table:style-name="ce9" table:formula="of:=0.4 * (0.00909145525 + 0.0000517493648 * [.B6]) + 0.6*(0.00303907634 + 0.0000772063714 * [.B6])" office:value-type="float" office:value="0.0228861557816" calcext:value-type="float">
            <text:p>0.02288616</text:p>
          </table:table-cell>
          <table:table-cell office:value-type="float" office:value="300" calcext:value-type="float">
            <text:p>300</text:p>
          </table:table-cell>
          <table:table-cell table:style-name="ce9" table:formula="of:=0.6 * (0.00909145525 + 0.0000517493648 * [.D6]) + 0.4*(0.00303907634 + 0.0000772063714 * [.D6])" office:value-type="float" office:value="0.025250153918" calcext:value-type="float">
            <text:p>0.0252501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9" table:formula="of:=([.C6]*[.F6]+[.E6]*[.G6])/([.F6]+[.G6])" office:value-type="float" office:value="0.0229095617037426" calcext:value-type="float">
            <text:p>0.02290956</text:p>
          </table:table-cell>
          <table:table-cell table:style-name="ce9" table:formula="of:=[.A6]*[.H6]*([.B6]-[.D6])/([.F6]+[.G6])" office:value-type="float" office:value="-0.907309374405646" calcext:value-type="float">
            <text:p>-0.90730937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style-name="ce9" table:formula="of:=0.4 * (0.00909145525 + 0.0000517493648 * [.B7]) + 0.6*(0.00303907634 + 0.0000772063714 * [.B7])" office:value-type="float" office:value="0.0235563914692" calcext:value-type="float">
            <text:p>0.02355639</text:p>
          </table:table-cell>
          <table:table-cell office:value-type="float" office:value="290" calcext:value-type="float">
            <text:p>290</text:p>
          </table:table-cell>
          <table:table-cell table:style-name="ce9" table:formula="of:=0.6 * (0.00909145525 + 0.0000517493648 * [.D7]) + 0.4*(0.00303907634 + 0.0000772063714 * [.D7])" office:value-type="float" office:value="0.0246308322436" calcext:value-type="float">
            <text:p>0.024630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table:formula="of:=([.C7]*[.F7]+[.E7]*[.G7])/([.F7]+[.G7])" office:value-type="float" office:value="0.0240936118564" calcext:value-type="float">
            <text:p>0.02409361</text:p>
          </table:table-cell>
          <table:table-cell table:style-name="ce9" table:formula="of:=[.A7]*[.H7]*([.B7]-[.D7])/([.F7]+[.G7])" office:value-type="float" office:value="-0.240936118564" calcext:value-type="float">
            <text:p>-0.24093612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table:style-name="ce9" table:formula="of:=0.4 * (0.00909145525 + 0.0000517493648 * [.B8]) + 0.6*(0.00303907634 + 0.0000772063714 * [.B8])" office:value-type="float" office:value="0.0242266271568" calcext:value-type="float">
            <text:p>0.02422663</text:p>
          </table:table-cell>
          <table:table-cell office:value-type="float" office:value="280" calcext:value-type="float">
            <text:p>280</text:p>
          </table:table-cell>
          <table:table-cell table:style-name="ce9" table:formula="of:=0.6 * (0.00909145525 + 0.0000517493648 * [.D8]) + 0.4*(0.00303907634 + 0.0000772063714 * [.D8])" office:value-type="float" office:value="0.0240115105692" calcext:value-type="float">
            <text:p>0.02401151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style-name="ce9" table:formula="of:=([.C8]*[.F8]+[.E8]*[.G8])/([.F8]+[.G8])" office:value-type="float" office:value="0.024013640436404" calcext:value-type="float">
            <text:p>0.02401364</text:p>
          </table:table-cell>
          <table:table-cell table:style-name="ce9" table:formula="of:=[.A8]*[.H8]*([.B8]-[.D8])/([.F8]+[.G8])" office:value-type="float" office:value="0" calcext:value-type="float">
            <text:p>0.000000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table:style-name="ce9" table:formula="of:=0.4 * (0.00909145525 + 0.0000517493648 * [.B9]) + 0.6*(0.00303907634 + 0.0000772063714 * [.B9])" office:value-type="float" office:value="0.0248968628444" calcext:value-type="float">
            <text:p>0.02489686</text:p>
          </table:table-cell>
          <table:table-cell office:value-type="float" office:value="270" calcext:value-type="float">
            <text:p>270</text:p>
          </table:table-cell>
          <table:table-cell table:style-name="ce9" table:formula="of:=0.6 * (0.00909145525 + 0.0000517493648 * [.D9]) + 0.4*(0.00303907634 + 0.0000772063714 * [.D9])" office:value-type="float" office:value="0.0233921888948" calcext:value-type="float">
            <text:p>0.02339219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9" table:formula="of:=([.C9]*[.F9]+[.E9]*[.G9])/([.F9]+[.G9])" office:value-type="float" office:value="0.0247600743035273" calcext:value-type="float">
            <text:p>0.02476007</text:p>
          </table:table-cell>
          <table:table-cell table:style-name="ce9" table:formula="of:=[.A9]*[.H9]*([.B9]-[.D9])/([.F9]+[.G9])" office:value-type="float" office:value="0.450183169155041" calcext:value-type="float">
            <text:p>0.4501831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style-name="ce9" table:formula="of:=0.4 * (0.00909145525 + 0.0000517493648 * [.B10]) + 0.6*(0.00303907634 + 0.0000772063714 * [.B10])" office:value-type="float" office:value="0.025567098532" calcext:value-type="float">
            <text:p>0.02556710</text:p>
          </table:table-cell>
          <table:table-cell office:value-type="float" office:value="260" calcext:value-type="float">
            <text:p>260</text:p>
          </table:table-cell>
          <table:table-cell table:style-name="ce9" table:formula="of:=0.6 * (0.00909145525 + 0.0000517493648 * [.D10]) + 0.4*(0.00303907634 + 0.0000772063714 * [.D10])" office:value-type="float" office:value="0.0227728672204" calcext:value-type="float">
            <text:p>0.02277287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table:formula="of:=([.C10]*[.F10]+[.E10]*[.G10])/([.F10]+[.G10])" office:value-type="float" office:value="0.0241699828762" calcext:value-type="float">
            <text:p>0.02416998</text:p>
          </table:table-cell>
          <table:table-cell table:style-name="ce9" table:formula="of:=[.A10]*[.H10]*([.B10]-[.D10])/([.F10]+[.G10])" office:value-type="float" office:value="4.83399657524" calcext:value-type="float">
            <text:p>4.83399658</text:p>
          </table:table-cell>
          <table:table-cell table:number-columns-repeated="3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onductive</text:p>
          </table:table-cell>
          <table:table-cell table:number-columns-repeated="9"/>
        </table:table-row>
        <table:table-row table:style-name="ro1" table:number-rows-repeated="36">
          <table:table-cell table:number-columns-repeated="12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7"/>
        </table:table-row>
      </table:table>
      <table:table table:name="GasDiffusion" table:style-name="ta1" table:print="false"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7" table:number-columns-repeated="2" table:default-cell-style-name="Default"/>
        <table:table-column table:style-name="co3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5" table:number-columns-repeated="3" table:default-cell-style-name="Default"/>
        <table:table-column table:style-name="co37" table:number-columns-repeated="2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37" table:number-columns-repeated="3" table:default-cell-style-name="Default"/>
        <table:table-column table:style-name="co36" table:number-columns-repeated="3" table:default-cell-style-name="Default"/>
        <table:table-column table:style-name="co37" table:default-cell-style-name="Default"/>
        <table:table-column table:style-name="co41" table:default-cell-style-name="Default"/>
        <table:table-column table:style-name="co35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9" table:number-columns-repeated="2" table:default-cell-style-name="Default"/>
        <table:table-column table:style-name="co47" table:default-cell-style-name="Default"/>
        <table:table-column table:style-name="co4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row table:style-name="ro2">
          <table:table-cell table:number-columns-repeated="46"/>
        </table:table-row>
        <table:table-row table:style-name="ro2">
          <table:table-cell table:number-columns-repeated="3"/>
          <table:table-cell table:style-name="ce3" office:value-type="string" calcext:value-type="string">
            <text:p>Inputs, intermediate values and expected values for GunnsFluidUtils::computeGasDiffusion</text:p>
          </table:table-cell>
          <table:table-cell table:number-columns-repeated="42"/>
        </table:table-row>
        <table:table-row table:style-name="ro2">
          <table:table-cell table:number-columns-repeated="46"/>
        </table:table-row>
        <table:table-row table:style-name="ro2">
          <table:table-cell table:number-columns-repeated="3"/>
          <table:table-cell table:style-name="ce27" office:value-type="string" calcext:value-type="string" table:number-columns-spanned="5" table:number-rows-spanned="1">
            <text:p>Test 1 – changing mixture and temperatures</text:p>
          </table:table-cell>
          <table:covered-table-cell table:number-columns-repeated="4"/>
          <table:table-cell table:number-columns-repeated="38"/>
        </table:table-row>
        <table:table-row table:style-name="ro2">
          <table:table-cell table:number-columns-repeated="46"/>
        </table:table-row>
        <table:table-row table:style-name="ro2">
          <table:table-cell/>
          <table:table-cell table:style-name="ce24" office:value-type="string" calcext:value-type="string" table:number-columns-spanned="8" table:number-rows-spanned="1">
            <text:p>fluid0 <text:s/>(40% N2 &amp; 60% O2)</text:p>
          </table:table-cell>
          <table:covered-table-cell table:number-columns-repeated="4"/>
          <table:covered-table-cell table:style-name="ce20"/>
          <table:covered-table-cell table:number-columns-repeated="2"/>
          <table:table-cell table:style-name="ce24" office:value-type="string" calcext:value-type="string" table:number-columns-spanned="8" table:number-rows-spanned="1">
            <text:p>fluid1 <text:s/>(60% N2 &amp; 40% O2)</text:p>
          </table:table-cell>
          <table:covered-table-cell table:number-columns-repeated="3"/>
          <table:covered-table-cell table:number-columns-repeated="4" table:style-name="ce20"/>
          <table:table-cell table:number-columns-repeated="29"/>
        </table:table-row>
        <table:table-row table:style-name="ro2">
          <table:table-cell table:style-name="ce7" office:value-type="string" calcext:value-type="string">
            <text:p>area (m2)</text:p>
          </table:table-cell>
          <table:table-cell office:value-type="string" calcext:value-type="string">
            <text:p>N2 mass fraction</text:p>
          </table:table-cell>
          <table:table-cell office:value-type="string" calcext:value-type="string">
            <text:p>N2 mole fraction</text:p>
          </table:table-cell>
          <table:table-cell office:value-type="string" calcext:value-type="string">
            <text:p>O2 mass fraction</text:p>
          </table:table-cell>
          <table:table-cell office:value-type="string" calcext:value-type="string">
            <text:p>O2 mole fraction</text:p>
          </table:table-cell>
          <table:table-cell table:style-name="ce7" office:value-type="string" calcext:value-type="string">
            <text:p>temperature (K)</text:p>
          </table:table-cell>
          <table:table-cell office:value-type="string" calcext:value-type="string">
            <text:p>pressure (kPa)</text:p>
          </table:table-cell>
          <table:table-cell table:style-name="ce7" office:value-type="string" calcext:value-type="string">
            <text:p>density (kg/m3)</text:p>
          </table:table-cell>
          <table:table-cell table:style-name="ce7" office:value-type="string" calcext:value-type="string">
            <text:p>Molar Density (Mol/m3)</text:p>
          </table:table-cell>
          <table:table-cell office:value-type="string" calcext:value-type="string">
            <text:p>N2 mass fraction</text:p>
          </table:table-cell>
          <table:table-cell office:value-type="string" calcext:value-type="string">
            <text:p>N2 mole fraction</text:p>
          </table:table-cell>
          <table:table-cell office:value-type="string" calcext:value-type="string">
            <text:p>O2 mass fraction</text:p>
          </table:table-cell>
          <table:table-cell office:value-type="string" calcext:value-type="string">
            <text:p>O2 mole fraction</text:p>
          </table:table-cell>
          <table:table-cell table:style-name="ce7" office:value-type="string" calcext:value-type="string">
            <text:p>temperature (K)</text:p>
          </table:table-cell>
          <table:table-cell office:value-type="string" calcext:value-type="string">
            <text:p>pressure (kPa)</text:p>
          </table:table-cell>
          <table:table-cell table:style-name="ce7" office:value-type="string" calcext:value-type="string">
            <text:p>density(kg/m3)</text:p>
          </table:table-cell>
          <table:table-cell table:style-name="ce7" office:value-type="string" calcext:value-type="string">
            <text:p>Molar Density (Mol/m3)</text:p>
          </table:table-cell>
          <table:table-cell table:style-name="ce7" office:value-type="string" calcext:value-type="string">
            <text:p>length0 (m)</text:p>
          </table:table-cell>
          <table:table-cell table:style-name="ce7" office:value-type="string" calcext:value-type="string">
            <text:p>length1 (m)</text:p>
          </table:table-cell>
          <table:table-cell office:value-type="string" calcext:value-type="string">
            <text:p>total l (m)</text:p>
          </table:table-cell>
          <table:table-cell office:value-type="string" calcext:value-type="string">
            <text:p>lambda0</text:p>
          </table:table-cell>
          <table:table-cell office:value-type="string" calcext:value-type="string">
            <text:p>lambda1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mean T (K)</text:p>
          </table:table-cell>
          <table:table-cell office:value-type="string" calcext:value-type="string">
            <text:p>mean MW</text:p>
          </table:table-cell>
          <table:table-cell office:value-type="string" calcext:value-type="string">
            <text:p>N2 mean v (m/s)</text:p>
          </table:table-cell>
          <table:table-cell office:value-type="string" calcext:value-type="string">
            <text:p>mean Molar Density</text:p>
          </table:table-cell>
          <table:table-cell office:value-type="string" calcext:value-type="string">
            <text:p>diffusivity</text:p>
          </table:table-cell>
          <table:table-cell office:value-type="string" calcext:value-type="string">
            <text:p>N2 molar density0</text:p>
          </table:table-cell>
          <table:table-cell office:value-type="string" calcext:value-type="string">
            <text:p>N2 molar density 1</text:p>
          </table:table-cell>
          <table:table-cell office:value-type="string" calcext:value-type="string">
            <text:p>N2 diffusive flux</text:p>
          </table:table-cell>
          <table:table-cell office:value-type="string" calcext:value-type="string">
            <text:p>O2 molar density 0</text:p>
          </table:table-cell>
          <table:table-cell office:value-type="string" calcext:value-type="string">
            <text:p>O2 molar density 1</text:p>
          </table:table-cell>
          <table:table-cell office:value-type="string" calcext:value-type="string">
            <text:p>O2 diffusive flux</text:p>
          </table:table-cell>
          <table:table-cell office:value-type="string" calcext:value-type="string">
            <text:p>net molar flux</text:p>
          </table:table-cell>
          <table:table-cell office:value-type="string" calcext:value-type="string">
            <text:p>net mass flux</text:p>
          </table:table-cell>
          <table:table-cell table:number-columns-repeated="10"/>
        </table:table-row>
        <table:table-row table:style-name="ro2">
          <table:table-cell table:style-name="ce11" office:value-type="float" office:value="1" calcext:value-type="float">
            <text:p>1.00000000E+00</text:p>
          </table:table-cell>
          <table:table-cell table:style-name="ce11" office:value-type="float" office:value="0.4" calcext:value-type="float">
            <text:p>4.00000000E-01</text:p>
          </table:table-cell>
          <table:table-cell table:style-name="ce11" table:formula="of:=[.B8]/28.0134/([.B8]/28.0134+[.D8]/31.9988)" office:value-type="float" office:value="0.432305802977348" calcext:value-type="float">
            <text:p>4.32305803E-01</text:p>
          </table:table-cell>
          <table:table-cell table:style-name="ce11" table:formula="of:=1-[.B8]" office:value-type="float" office:value="0.6" calcext:value-type="float">
            <text:p>6.00000000E-01</text:p>
          </table:table-cell>
          <table:table-cell table:style-name="ce11" table:formula="of:=[.D8]/31.9988/([.D8]/31.9988+[.B8]/28.0134)" office:value-type="float" office:value="0.567694197022652" calcext:value-type="float">
            <text:p>5.6769419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C8] + 31.9988 * [.E8])*[.G8]/[.F8]/8.314472" office:value-type="float" office:value="1.40051857554533" calcext:value-type="float">
            <text:p>1.40051858E+00</text:p>
          </table:table-cell>
          <table:table-cell table:style-name="ce11" table:formula="of:=[.H8]/([.E8]*31.9988+[.C8]*28.0134)" office:value-type="float" office:value="0.046258545896286" calcext:value-type="float">
            <text:p>4.62585459E-02</text:p>
          </table:table-cell>
          <table:table-cell table:style-name="ce11" office:value-type="float" office:value="0.6" calcext:value-type="float">
            <text:p>6.00000000E-01</text:p>
          </table:table-cell>
          <table:table-cell table:style-name="ce11" table:formula="of:=[.J8]/28.0134/([.J8]/28.0134+[.L8]/31.9988)" office:value-type="float" office:value="0.631458882591605" calcext:value-type="float">
            <text:p>6.31458883E-01</text:p>
          </table:table-cell>
          <table:table-cell table:style-name="ce11" table:formula="of:=1-[.J8]" office:value-type="float" office:value="0.4" calcext:value-type="float">
            <text:p>4.00000000E-01</text:p>
          </table:table-cell>
          <table:table-cell table:style-name="ce11" table:formula="of:=[.L8]/31.9988/([.L8]/31.9988+[.J8]/28.0134)" office:value-type="float" office:value="0.368541117408395" calcext:value-type="float">
            <text:p>3.68541117E-01</text:p>
          </table:table-cell>
          <table:table-cell table:style-name="ce11" office:value-type="float" office:value="280" calcext:value-type="float">
            <text:p>2.8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K8] + 31.9988 * [.M8])*[.O8]/[.N8]/8.314472" office:value-type="float" office:value="1.26638845451467" calcext:value-type="float">
            <text:p>1.26638845E+00</text:p>
          </table:table-cell>
          <table:table-cell table:style-name="ce11" table:formula="of:=[.P8]/([.M8]*31.9988+[.K8]*28.0134)" office:value-type="float" office:value="0.0429543640465513" calcext:value-type="float">
            <text:p>4.29543640E-02</text:p>
          </table:table-cell>
          <table:table-cell table:number-columns-repeated="2" table:style-name="ce11" office:value-type="float" office:value="0.5" calcext:value-type="float">
            <text:p>5.00000000E-01</text:p>
          </table:table-cell>
          <table:table-cell table:style-name="ce11" table:formula="of:=[.R8]+[.S8]" office:value-type="float" office:value="1" calcext:value-type="float">
            <text:p>1.00000000E+00</text:p>
          </table:table-cell>
          <table:table-cell table:style-name="ce11" table:formula="of:=1.3806504E-023*[.F8]/[.G8]/[.$E$16]/1000" office:value-type="float" office:value="0.000000119656368" calcext:value-type="float">
            <text:p>1.19656368E-07</text:p>
          </table:table-cell>
          <table:table-cell table:style-name="ce11" table:formula="of:=1.3806504E-023*[.N8]/[.O8]/[.$E$16]/1000" office:value-type="float" office:value="0.000000128860704" calcext:value-type="float">
            <text:p>1.28860704E-07</text:p>
          </table:table-cell>
          <table:table-cell table:style-name="ce11" table:formula="of:=([.U8]*[.R8]+[.V8]*[.S8])/[.T8]" office:value-type="float" office:value="0.000000124258536" calcext:value-type="float">
            <text:p>1.24258536E-07</text:p>
          </table:table-cell>
          <table:table-cell table:style-name="ce11" table:formula="of:=([.F8]*[.R8]+[.N8]*[.S8])/[.T8]" office:value-type="float" office:value="270" calcext:value-type="float">
            <text:p>2.70000000E+02</text:p>
          </table:table-cell>
          <table:table-cell table:formula="of:=([.R8]/([.B8]/28.0134 + [.D8]/31.9988)+[.S8]/([.J8]/28.0134 + [.L8]/31.9988))/[.T8]" office:value-type="float" office:value="29.8790361110667" calcext:value-type="float">
            <text:p>29.88</text:p>
          </table:table-cell>
          <table:table-cell table:style-name="ce11" table:formula="of:=SQRT(3000*8.314472*[.X8]/[.Y8])" office:value-type="float" office:value="474.76266106642" calcext:value-type="float">
            <text:p>4.74762661E+02</text:p>
          </table:table-cell>
          <table:table-cell table:style-name="ce11" table:formula="of:=([.I8]*[.R8]+[.Q8]*[.S8])/[.T8]" office:value-type="float" office:value="0.0446064549714186" calcext:value-type="float">
            <text:p>4.46064550E-02</text:p>
          </table:table-cell>
          <table:table-cell table:style-name="ce11" table:formula="of:=[.W8]*[.Z8]/3" office:value-type="float" office:value="0.0000196644377371925" calcext:value-type="float">
            <text:p>1.96644377E-05</text:p>
          </table:table-cell>
          <table:table-cell table:style-name="ce11" table:formula="of:=[.C8] * [.AA8]" office:value-type="float" office:value="0.019283629334392" calcext:value-type="float">
            <text:p>1.92836293E-02</text:p>
          </table:table-cell>
          <table:table-cell table:style-name="ce11" table:formula="of:=[.K8] * [.AA8]" office:value-type="float" office:value="0.0281671422126247" calcext:value-type="float">
            <text:p>2.81671422E-02</text:p>
          </table:table-cell>
          <table:table-cell table:style-name="ce11" table:formula="of:=[.AB8]*([.AC8]-[.AD8])/[.T8]" office:value-type="float" office:value="-0.000000174689285881555" calcext:value-type="float">
            <text:p>-1.74689286E-07</text:p>
          </table:table-cell>
          <table:table-cell table:style-name="ce11" table:formula="of:=[.E8]*[.AA8]" office:value-type="float" office:value="0.0253228256370266" calcext:value-type="float">
            <text:p>2.53228256E-02</text:p>
          </table:table-cell>
          <table:table-cell table:style-name="ce11" table:formula="of:=[.M8]*[.AA8]" office:value-type="float" office:value="0.0164393127587939" calcext:value-type="float">
            <text:p>1.64393128E-02</text:p>
          </table:table-cell>
          <table:table-cell table:style-name="ce11" table:formula="of:=[.AB8]*([.AF8]-[.AG8])/[.T8]" office:value-type="float" office:value="0.000000174689285881555" calcext:value-type="float">
            <text:p>1.74689286E-07</text:p>
          </table:table-cell>
          <table:table-cell table:style-name="ce11" table:formula="of:=[.A8]*([.AE8]+[.AH8])" office:value-type="float" office:value="0" calcext:value-type="float">
            <text:p>0.00000000E+00</text:p>
          </table:table-cell>
          <table:table-cell table:style-name="ce12" table:formula="of:=[.A8]*([.AE8]*28.0134+[.AH8]*31.9988)" office:value-type="float" office:value="0.000000696206679952343" calcext:value-type="float">
            <text:p>6.96206680E-07</text:p>
          </table:table-cell>
          <table:table-cell table:style-name="ce2" table:number-columns-repeated="4"/>
          <table:table-cell table:number-columns-repeated="6"/>
        </table:table-row>
        <table:table-row table:style-name="ro2">
          <table:table-cell table:style-name="ce11" office:value-type="float" office:value="1" calcext:value-type="float">
            <text:p>1.00000000E+00</text:p>
          </table:table-cell>
          <table:table-cell table:style-name="ce11" office:value-type="float" office:value="0.45" calcext:value-type="float">
            <text:p>4.50000000E-01</text:p>
          </table:table-cell>
          <table:table-cell table:style-name="ce11" table:formula="of:=[.B9]/28.0134/([.B9]/28.0134+[.D9]/31.9988)" office:value-type="float" office:value="0.483092633466893" calcext:value-type="float">
            <text:p>4.83092633E-01</text:p>
          </table:table-cell>
          <table:table-cell table:style-name="ce11" table:formula="of:=1-[.B9]" office:value-type="float" office:value="0.55" calcext:value-type="float">
            <text:p>5.50000000E-01</text:p>
          </table:table-cell>
          <table:table-cell table:style-name="ce11" table:formula="of:=[.D9]/31.9988/([.D9]/31.9988+[.B9]/28.0134)" office:value-type="float" office:value="0.516907366533107" calcext:value-type="float">
            <text:p>5.16907367E-01</text:p>
          </table:table-cell>
          <table:table-cell table:style-name="ce11" table:formula="of:=[.F8]+5" office:value-type="float" office:value="265" calcext:value-type="float">
            <text:p>2.65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C9] + 31.9988 * [.E9])*[.G9]/[.F9]/8.314472" office:value-type="float" office:value="1.36490735755821" calcext:value-type="float">
            <text:p>1.36490736E+00</text:p>
          </table:table-cell>
          <table:table-cell table:style-name="ce11" table:formula="of:=[.H9]/([.E9]*31.9988+[.C9]*28.0134)" office:value-type="float" office:value="0.0453857431435259" calcext:value-type="float">
            <text:p>4.53857431E-02</text:p>
          </table:table-cell>
          <table:table-cell table:style-name="ce11" office:value-type="float" office:value="0.55" calcext:value-type="float">
            <text:p>5.50000000E-01</text:p>
          </table:table-cell>
          <table:table-cell table:style-name="ce11" table:formula="of:=[.J9]/28.0134/([.J9]/28.0134+[.L9]/31.9988)" office:value-type="float" office:value="0.582655997923548" calcext:value-type="float">
            <text:p>5.82655998E-01</text:p>
          </table:table-cell>
          <table:table-cell table:style-name="ce11" table:formula="of:=1-[.J9]" office:value-type="float" office:value="0.45" calcext:value-type="float">
            <text:p>4.50000000E-01</text:p>
          </table:table-cell>
          <table:table-cell table:style-name="ce11" table:formula="of:=[.L9]/31.9988/([.L9]/31.9988+[.J9]/28.0134)" office:value-type="float" office:value="0.417344002076452" calcext:value-type="float">
            <text:p>4.17344002E-01</text:p>
          </table:table-cell>
          <table:table-cell table:style-name="ce11" table:formula="of:=[.N8]-5" office:value-type="float" office:value="275" calcext:value-type="float">
            <text:p>2.75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K9] + 31.9988 * [.M9])*[.O9]/[.N9]/8.314472" office:value-type="float" office:value="1.29792018218904" calcext:value-type="float">
            <text:p>1.29792018E+00</text:p>
          </table:table-cell>
          <table:table-cell table:style-name="ce11" table:formula="of:=[.P9]/([.M9]*31.9988+[.K9]*28.0134)" office:value-type="float" office:value="0.0437353524837613" calcext:value-type="float">
            <text:p>4.37353525E-02</text:p>
          </table:table-cell>
          <table:table-cell table:number-columns-repeated="2" table:style-name="ce11" office:value-type="float" office:value="1" calcext:value-type="float">
            <text:p>1.00000000E+00</text:p>
          </table:table-cell>
          <table:table-cell table:style-name="ce11" table:formula="of:=[.R9]+[.S9]" office:value-type="float" office:value="2" calcext:value-type="float">
            <text:p>2.00000000E+00</text:p>
          </table:table-cell>
          <table:table-cell table:style-name="ce11" table:formula="of:=1.3806504E-023*[.F9]/[.G9]/[.$E$16]/1000" office:value-type="float" office:value="0.000000121957452" calcext:value-type="float">
            <text:p>1.21957452E-07</text:p>
          </table:table-cell>
          <table:table-cell table:style-name="ce11" table:formula="of:=1.3806504E-023*[.N9]/[.O9]/[.$E$16]/1000" office:value-type="float" office:value="0.00000012655962" calcext:value-type="float">
            <text:p>1.26559620E-07</text:p>
          </table:table-cell>
          <table:table-cell table:style-name="ce11" table:formula="of:=([.U9]*[.R9]+[.V9]*[.S9])/[.T9]" office:value-type="float" office:value="0.000000124258536" calcext:value-type="float">
            <text:p>1.24258536E-07</text:p>
          </table:table-cell>
          <table:table-cell table:style-name="ce11" table:formula="of:=([.F9]*[.R9]+[.N9]*[.S9])/[.T9]" office:value-type="float" office:value="270" calcext:value-type="float">
            <text:p>2.70000000E+02</text:p>
          </table:table-cell>
          <table:table-cell table:formula="of:=([.R9]/([.B9]/28.0134 + [.D9]/31.9988)+[.S9]/([.J9]/28.0134 + [.L9]/31.9988))/[.T9]" office:value-type="float" office:value="29.8750827022283" calcext:value-type="float">
            <text:p>29.88</text:p>
          </table:table-cell>
          <table:table-cell table:style-name="ce11" table:formula="of:=SQRT(3000*8.314472*[.X9]/[.Y9])" office:value-type="float" office:value="474.794073009762" calcext:value-type="float">
            <text:p>4.74794073E+02</text:p>
          </table:table-cell>
          <table:table-cell table:style-name="ce11" table:formula="of:=([.I9]*[.R9]+[.Q9]*[.S9])/[.T9]" office:value-type="float" office:value="0.0445605478136436" calcext:value-type="float">
            <text:p>4.45605478E-02</text:p>
          </table:table-cell>
          <table:table-cell table:style-name="ce11" table:formula="of:=[.W9]*[.Z9]/3" office:value-type="float" office:value="0.0000196657388045567" calcext:value-type="float">
            <text:p>1.96657388E-05</text:p>
          </table:table-cell>
          <table:table-cell table:style-name="ce11" table:formula="of:=[.C9] * [.AA9]" office:value-type="float" office:value="0.0215268723920205" calcext:value-type="float">
            <text:p>2.15268724E-02</text:p>
          </table:table-cell>
          <table:table-cell table:style-name="ce11" table:formula="of:=[.K9] * [.AA9]" office:value-type="float" office:value="0.0259634704543785" calcext:value-type="float">
            <text:p>2.59634705E-02</text:p>
          </table:table-cell>
          <table:table-cell table:style-name="ce11" table:formula="of:=[.AB9]*([.AC9]-[.AD9])/[.T9]" office:value-type="float" office:value="-0.0000000436244893375673" calcext:value-type="float">
            <text:p>-4.36244893E-08</text:p>
          </table:table-cell>
          <table:table-cell table:style-name="ce11" table:formula="of:=[.E9]*[.AA9]" office:value-type="float" office:value="0.0230336754216231" calcext:value-type="float">
            <text:p>2.30336754E-02</text:p>
          </table:table-cell>
          <table:table-cell table:style-name="ce11" table:formula="of:=[.M9]*[.AA9]" office:value-type="float" office:value="0.0185970773592651" calcext:value-type="float">
            <text:p>1.85970774E-02</text:p>
          </table:table-cell>
          <table:table-cell table:style-name="ce11" table:formula="of:=[.AB9]*([.AF9]-[.AG9])/[.T9]" office:value-type="float" office:value="0.0000000436244893375673" calcext:value-type="float">
            <text:p>4.36244893E-08</text:p>
          </table:table-cell>
          <table:table-cell table:style-name="ce11" table:formula="of:=[.A9]*([.AE9]+[.AH9])" office:value-type="float" office:value="0" calcext:value-type="float">
            <text:p>0.00000000E+00</text:p>
          </table:table-cell>
          <table:table-cell table:style-name="ce12" table:formula="of:=[.A9]*([.AE9]*28.0134+[.AH9]*31.9988)" office:value-type="float" office:value="0.000000173861039805943" calcext:value-type="float">
            <text:p>1.73861040E-07</text:p>
          </table:table-cell>
          <table:table-cell table:style-name="ce2" table:number-columns-repeated="4"/>
          <table:table-cell table:number-columns-repeated="6"/>
        </table:table-row>
        <table:table-row table:style-name="ro2">
          <table:table-cell table:style-name="ce11" office:value-type="float" office:value="10" calcext:value-type="float">
            <text:p>1.00000000E+01</text:p>
          </table:table-cell>
          <table:table-cell table:style-name="ce11" office:value-type="float" office:value="0.500000003" calcext:value-type="float">
            <text:p>5.00000003E-01</text:p>
          </table:table-cell>
          <table:table-cell table:style-name="ce11" table:formula="of:=[.B10]/28.0134/([.B10]/28.0134+[.D10]/31.9988)" office:value-type="float" office:value="0.533204917987386" calcext:value-type="float">
            <text:p>5.33204918E-01</text:p>
          </table:table-cell>
          <table:table-cell table:style-name="ce11" table:formula="of:=1-[.B10]" office:value-type="float" office:value="0.499999997" calcext:value-type="float">
            <text:p>4.99999997E-01</text:p>
          </table:table-cell>
          <table:table-cell table:style-name="ce11" table:formula="of:=[.D10]/31.9988/([.D10]/31.9988+[.B10]/28.0134)" office:value-type="float" office:value="0.466795082012614" calcext:value-type="float">
            <text:p>4.66795082E-01</text:p>
          </table:table-cell>
          <table:table-cell table:style-name="ce11" table:formula="of:=[.F9]+5" office:value-type="float" office:value="270" calcext:value-type="float">
            <text:p>2.7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C10] + 31.9988 * [.E10])*[.G10]/[.F10]/8.314472" office:value-type="float" office:value="1.3307348261919" calcext:value-type="float">
            <text:p>1.33073483E+00</text:p>
          </table:table-cell>
          <table:table-cell table:style-name="ce11" table:formula="of:=[.H10]/([.E10]*31.9988+[.C10]*28.0134)" office:value-type="float" office:value="0.0445452664186458" calcext:value-type="float">
            <text:p>4.45452664E-02</text:p>
          </table:table-cell>
          <table:table-cell table:style-name="ce11" office:value-type="float" office:value="0.500000001" calcext:value-type="float">
            <text:p>5.00000001E-01</text:p>
          </table:table-cell>
          <table:table-cell table:style-name="ce11" table:formula="of:=[.J10]/28.0134/([.J10]/28.0134+[.L10]/31.9988)" office:value-type="float" office:value="0.533204915996206" calcext:value-type="float">
            <text:p>5.33204916E-01</text:p>
          </table:table-cell>
          <table:table-cell table:style-name="ce11" table:formula="of:=1-[.J10]" office:value-type="float" office:value="0.499999999" calcext:value-type="float">
            <text:p>4.99999999E-01</text:p>
          </table:table-cell>
          <table:table-cell table:style-name="ce11" table:formula="of:=[.L10]/31.9988/([.L10]/31.9988+[.J10]/28.0134)" office:value-type="float" office:value="0.466795084003794" calcext:value-type="float">
            <text:p>4.66795084E-01</text:p>
          </table:table-cell>
          <table:table-cell table:style-name="ce11" table:formula="of:=[.N9]-5" office:value-type="float" office:value="270" calcext:value-type="float">
            <text:p>2.7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K10] + 31.9988 * [.M10])*[.O10]/[.N10]/8.314472" office:value-type="float" office:value="1.3307348265454" calcext:value-type="float">
            <text:p>1.33073483E+00</text:p>
          </table:table-cell>
          <table:table-cell table:style-name="ce11" table:formula="of:=[.P10]/([.M10]*31.9988+[.K10]*28.0134)" office:value-type="float" office:value="0.0445452664186458" calcext:value-type="float">
            <text:p>4.45452664E-02</text:p>
          </table:table-cell>
          <table:table-cell table:style-name="ce11" office:value-type="float" office:value="0.1" calcext:value-type="float">
            <text:p>1.00000000E-01</text:p>
          </table:table-cell>
          <table:table-cell table:style-name="ce11" office:value-type="float" office:value="10" calcext:value-type="float">
            <text:p>1.00000000E+01</text:p>
          </table:table-cell>
          <table:table-cell table:style-name="ce11" table:formula="of:=[.R10]+[.S10]" office:value-type="float" office:value="10.1" calcext:value-type="float">
            <text:p>1.01000000E+01</text:p>
          </table:table-cell>
          <table:table-cell table:style-name="ce11" table:formula="of:=1.3806504E-023*[.F10]/[.G10]/[.$E$16]/1000" office:value-type="float" office:value="0.000000124258536" calcext:value-type="float">
            <text:p>1.24258536E-07</text:p>
          </table:table-cell>
          <table:table-cell table:style-name="ce11" table:formula="of:=1.3806504E-023*[.N10]/[.O10]/[.$E$16]/1000" office:value-type="float" office:value="0.000000124258536" calcext:value-type="float">
            <text:p>1.24258536E-07</text:p>
          </table:table-cell>
          <table:table-cell table:style-name="ce11" table:formula="of:=([.U10]*[.R10]+[.V10]*[.S10])/[.T10]" office:value-type="float" office:value="0.000000124258536" calcext:value-type="float">
            <text:p>1.24258536E-07</text:p>
          </table:table-cell>
          <table:table-cell table:style-name="ce11" table:formula="of:=([.F10]*[.R10]+[.N10]*[.S10])/[.T10]" office:value-type="float" office:value="270" calcext:value-type="float">
            <text:p>2.70000000E+02</text:p>
          </table:table-cell>
          <table:table-cell table:formula="of:=([.R10]/([.B10]/28.0134 + [.D10]/31.9988)+[.S10]/([.J10]/28.0134 + [.L10]/31.9988))/[.T10]" office:value-type="float" office:value="29.8737651277101" calcext:value-type="float">
            <text:p>29.87</text:p>
          </table:table-cell>
          <table:table-cell table:style-name="ce11" table:formula="of:=SQRT(3000*8.314472*[.X10]/[.Y10])" office:value-type="float" office:value="474.80454322789" calcext:value-type="float">
            <text:p>4.74804543E+02</text:p>
          </table:table-cell>
          <table:table-cell table:style-name="ce11" table:formula="of:=([.I10]*[.R10]+[.Q10]*[.S10])/[.T10]" office:value-type="float" office:value="0.0445452664186458" calcext:value-type="float">
            <text:p>4.45452664E-02</text:p>
          </table:table-cell>
          <table:table-cell table:style-name="ce11" table:formula="of:=[.W10]*[.Z10]/3" office:value-type="float" office:value="0.0000196661724758821" calcext:value-type="float">
            <text:p>1.96661725E-05</text:p>
          </table:table-cell>
          <table:table-cell table:style-name="ce11" table:formula="of:=[.C10] * [.AA10]" office:value-type="float" office:value="0.0237517551274803" calcext:value-type="float">
            <text:p>2.37517551E-02</text:p>
          </table:table-cell>
          <table:table-cell table:style-name="ce11" table:formula="of:=[.K10] * [.AA10]" office:value-type="float" office:value="0.0237517550387826" calcext:value-type="float">
            <text:p>2.37517550E-02</text:p>
          </table:table-cell>
          <table:table-cell table:style-name="ce11" table:formula="of:=[.AB10]*([.AC10]-[.AD10])/[.T10]" office:value-type="float" office:value="1.72707194796121E-016" calcext:value-type="float">
            <text:p>1.72707195E-16</text:p>
          </table:table-cell>
          <table:table-cell table:style-name="ce11" table:formula="of:=[.E10]*[.AA10]" office:value-type="float" office:value="0.0207935112911655" calcext:value-type="float">
            <text:p>2.07935113E-02</text:p>
          </table:table-cell>
          <table:table-cell table:style-name="ce11" table:formula="of:=[.M10]*[.AA10]" office:value-type="float" office:value="0.0207935113798631" calcext:value-type="float">
            <text:p>2.07935114E-02</text:p>
          </table:table-cell>
          <table:table-cell table:style-name="ce11" table:formula="of:=[.AB10]*([.AF10]-[.AG10])/[.T10]" office:value-type="float" office:value="-1.72707181285083E-016" calcext:value-type="float">
            <text:p>-1.72707181E-16</text:p>
          </table:table-cell>
          <table:table-cell table:style-name="ce11" table:formula="of:=[.A10]*([.AE10]+[.AH10])" office:value-type="float" office:value="1.35110380548997E-022" calcext:value-type="float">
            <text:p>1.35110381E-22</text:p>
          </table:table-cell>
          <table:table-cell table:style-name="ce12" table:formula="of:=[.A10]*([.AE10]*28.0134+[.AH10]*31.9988)" office:value-type="float" office:value="-6.88306821803455E-015" calcext:value-type="float">
            <text:p>-6.88306822E-15</text:p>
          </table:table-cell>
          <table:table-cell table:style-name="ce2" table:number-columns-repeated="4"/>
          <table:table-cell table:number-columns-repeated="6"/>
        </table:table-row>
        <table:table-row table:style-name="ro2">
          <table:table-cell table:style-name="ce11" office:value-type="float" office:value="1" calcext:value-type="float">
            <text:p>1.00000000E+00</text:p>
          </table:table-cell>
          <table:table-cell table:style-name="ce11" office:value-type="float" office:value="0.55" calcext:value-type="float">
            <text:p>5.50000000E-01</text:p>
          </table:table-cell>
          <table:table-cell table:style-name="ce11" table:formula="of:=[.B11]/28.0134/([.B11]/28.0134+[.D11]/31.9988)" office:value-type="float" office:value="0.582655997923548" calcext:value-type="float">
            <text:p>5.82655998E-01</text:p>
          </table:table-cell>
          <table:table-cell table:style-name="ce11" table:formula="of:=1-[.B11]" office:value-type="float" office:value="0.45" calcext:value-type="float">
            <text:p>4.50000000E-01</text:p>
          </table:table-cell>
          <table:table-cell table:style-name="ce11" table:formula="of:=[.D11]/31.9988/([.D11]/31.9988+[.B11]/28.0134)" office:value-type="float" office:value="0.417344002076452" calcext:value-type="float">
            <text:p>4.17344002E-01</text:p>
          </table:table-cell>
          <table:table-cell table:style-name="ce11" table:formula="of:=[.F10]+5" office:value-type="float" office:value="275" calcext:value-type="float">
            <text:p>2.75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C11] + 31.9988 * [.E11])*[.G11]/[.F11]/8.314472" office:value-type="float" office:value="1.29792018218904" calcext:value-type="float">
            <text:p>1.29792018E+00</text:p>
          </table:table-cell>
          <table:table-cell table:style-name="ce11" table:formula="of:=[.H11]/([.E11]*31.9988+[.C11]*28.0134)" office:value-type="float" office:value="0.0437353524837613" calcext:value-type="float">
            <text:p>4.37353525E-02</text:p>
          </table:table-cell>
          <table:table-cell table:style-name="ce11" office:value-type="float" office:value="0.45" calcext:value-type="float">
            <text:p>4.50000000E-01</text:p>
          </table:table-cell>
          <table:table-cell table:style-name="ce11" table:formula="of:=[.J11]/28.0134/([.J11]/28.0134+[.L11]/31.9988)" office:value-type="float" office:value="0.483092633466893" calcext:value-type="float">
            <text:p>4.83092633E-01</text:p>
          </table:table-cell>
          <table:table-cell table:style-name="ce11" table:formula="of:=1-[.J11]" office:value-type="float" office:value="0.55" calcext:value-type="float">
            <text:p>5.50000000E-01</text:p>
          </table:table-cell>
          <table:table-cell table:style-name="ce11" table:formula="of:=[.L11]/31.9988/([.L11]/31.9988+[.J11]/28.0134)" office:value-type="float" office:value="0.516907366533107" calcext:value-type="float">
            <text:p>5.16907367E-01</text:p>
          </table:table-cell>
          <table:table-cell table:style-name="ce11" table:formula="of:=[.N10]-5" office:value-type="float" office:value="265" calcext:value-type="float">
            <text:p>2.65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K11] + 31.9988 * [.M11])*[.O11]/[.N11]/8.314472" office:value-type="float" office:value="1.36490735755821" calcext:value-type="float">
            <text:p>1.36490736E+00</text:p>
          </table:table-cell>
          <table:table-cell table:style-name="ce11" table:formula="of:=[.P11]/([.M11]*31.9988+[.K11]*28.0134)" office:value-type="float" office:value="0.0453857431435259" calcext:value-type="float">
            <text:p>4.53857431E-02</text:p>
          </table:table-cell>
          <table:table-cell table:style-name="ce11" office:value-type="float" office:value="1" calcext:value-type="float">
            <text:p>1.00000000E+00</text:p>
          </table:table-cell>
          <table:table-cell table:style-name="ce11" office:value-type="float" office:value="0.1" calcext:value-type="float">
            <text:p>1.00000000E-01</text:p>
          </table:table-cell>
          <table:table-cell table:style-name="ce11" table:formula="of:=[.R11]+[.S11]" office:value-type="float" office:value="1.1" calcext:value-type="float">
            <text:p>1.10000000E+00</text:p>
          </table:table-cell>
          <table:table-cell table:style-name="ce11" table:formula="of:=1.3806504E-023*[.F11]/[.G11]/[.$E$16]/1000" office:value-type="float" office:value="0.00000012655962" calcext:value-type="float">
            <text:p>1.26559620E-07</text:p>
          </table:table-cell>
          <table:table-cell table:style-name="ce11" table:formula="of:=1.3806504E-023*[.N11]/[.O11]/[.$E$16]/1000" office:value-type="float" office:value="0.000000121957452" calcext:value-type="float">
            <text:p>1.21957452E-07</text:p>
          </table:table-cell>
          <table:table-cell table:style-name="ce11" table:formula="of:=([.U11]*[.R11]+[.V11]*[.S11])/[.T11]" office:value-type="float" office:value="0.000000126141241090909" calcext:value-type="float">
            <text:p>1.26141241E-07</text:p>
          </table:table-cell>
          <table:table-cell table:style-name="ce11" table:formula="of:=([.F11]*[.R11]+[.N11]*[.S11])/[.T11]" office:value-type="float" office:value="274.090909090909" calcext:value-type="float">
            <text:p>2.74090909E+02</text:p>
          </table:table-cell>
          <table:table-cell table:formula="of:=([.R11]/([.B11]/28.0134 + [.D11]/31.9988)+[.S11]/([.J11]/28.0134 + [.L11]/31.9988))/[.T11]" office:value-type="float" office:value="29.7127554979396" calcext:value-type="float">
            <text:p>29.71</text:p>
          </table:table-cell>
          <table:table-cell table:style-name="ce11" table:formula="of:=SQRT(3000*8.314472*[.X11]/[.Y11])" office:value-type="float" office:value="479.682435211931" calcext:value-type="float">
            <text:p>4.79682435E+02</text:p>
          </table:table-cell>
          <table:table-cell table:style-name="ce11" table:formula="of:=([.I11]*[.R11]+[.Q11]*[.S11])/[.T11]" office:value-type="float" office:value="0.0438853879982853" calcext:value-type="float">
            <text:p>4.38853880E-02</text:p>
          </table:table-cell>
          <table:table-cell table:style-name="ce11" table:formula="of:=[.W11]*[.Z11]/3" office:value-type="float" office:value="0.0000201692459023809" calcext:value-type="float">
            <text:p>2.01692459E-05</text:p>
          </table:table-cell>
          <table:table-cell table:style-name="ce11" table:formula="of:=[.C11] * [.AA11]" office:value-type="float" office:value="0.025570084538403" calcext:value-type="float">
            <text:p>2.55700845E-02</text:p>
          </table:table-cell>
          <table:table-cell table:style-name="ce11" table:formula="of:=[.K11] * [.AA11]" office:value-type="float" office:value="0.0212007076588081" calcext:value-type="float">
            <text:p>2.12007077E-02</text:p>
          </table:table-cell>
          <table:table-cell table:style-name="ce11" table:formula="of:=[.AB11]*([.AC11]-[.AD11])/[.T11]" office:value-type="float" office:value="0.0000000801154879315715" calcext:value-type="float">
            <text:p>8.01154879E-08</text:p>
          </table:table-cell>
          <table:table-cell table:style-name="ce11" table:formula="of:=[.E11]*[.AA11]" office:value-type="float" office:value="0.0183153034598823" calcext:value-type="float">
            <text:p>1.83153035E-02</text:p>
          </table:table-cell>
          <table:table-cell table:style-name="ce11" table:formula="of:=[.M11]*[.AA11]" office:value-type="float" office:value="0.0226846803394773" calcext:value-type="float">
            <text:p>2.26846803E-02</text:p>
          </table:table-cell>
          <table:table-cell table:style-name="ce11" table:formula="of:=[.AB11]*([.AF11]-[.AG11])/[.T11]" office:value-type="float" office:value="-0.0000000801154879315717" calcext:value-type="float">
            <text:p>-8.01154879E-08</text:p>
          </table:table-cell>
          <table:table-cell table:style-name="ce11" table:formula="of:=[.A11]*([.AE11]+[.AH11])" office:value-type="float" office:value="0" calcext:value-type="float">
            <text:p>0.00000000E+00</text:p>
          </table:table-cell>
          <table:table-cell table:style-name="ce12" table:formula="of:=[.A11]*([.AE11]*28.0134+[.AH11]*31.9988)" office:value-type="float" office:value="-0.000000319292265602491" calcext:value-type="float">
            <text:p>-3.19292266E-07</text:p>
          </table:table-cell>
          <table:table-cell table:style-name="ce2" table:number-columns-repeated="4"/>
          <table:table-cell table:number-columns-repeated="6"/>
        </table:table-row>
        <table:table-row table:style-name="ro2">
          <table:table-cell table:style-name="ce11" office:value-type="float" office:value="100" calcext:value-type="float">
            <text:p>1.00000000E+02</text:p>
          </table:table-cell>
          <table:table-cell table:style-name="ce11" office:value-type="float" office:value="0.6" calcext:value-type="float">
            <text:p>6.00000000E-01</text:p>
          </table:table-cell>
          <table:table-cell table:style-name="ce11" table:formula="of:=[.B12]/28.0134/([.B12]/28.0134+[.D12]/31.9988)" office:value-type="float" office:value="0.631458882591605" calcext:value-type="float">
            <text:p>6.31458883E-01</text:p>
          </table:table-cell>
          <table:table-cell table:style-name="ce11" table:formula="of:=1-[.B12]" office:value-type="float" office:value="0.4" calcext:value-type="float">
            <text:p>4.00000000E-01</text:p>
          </table:table-cell>
          <table:table-cell table:style-name="ce11" table:formula="of:=[.D12]/31.9988/([.D12]/31.9988+[.B12]/28.0134)" office:value-type="float" office:value="0.368541117408395" calcext:value-type="float">
            <text:p>3.68541117E-01</text:p>
          </table:table-cell>
          <table:table-cell table:style-name="ce11" table:formula="of:=[.F11]+5" office:value-type="float" office:value="280" calcext:value-type="float">
            <text:p>2.8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C12] + 31.9988 * [.E12])*[.G12]/[.F12]/8.314472" office:value-type="float" office:value="1.26638845451467" calcext:value-type="float">
            <text:p>1.26638845E+00</text:p>
          </table:table-cell>
          <table:table-cell table:style-name="ce11" table:formula="of:=[.H12]/([.E12]*31.9988+[.C12]*28.0134)" office:value-type="float" office:value="0.0429543640465513" calcext:value-type="float">
            <text:p>4.29543640E-02</text:p>
          </table:table-cell>
          <table:table-cell table:style-name="ce11" office:value-type="float" office:value="0.4" calcext:value-type="float">
            <text:p>4.00000000E-01</text:p>
          </table:table-cell>
          <table:table-cell table:style-name="ce11" table:formula="of:=[.J12]/28.0134/([.J12]/28.0134+[.L12]/31.9988)" office:value-type="float" office:value="0.432305802977348" calcext:value-type="float">
            <text:p>4.32305803E-01</text:p>
          </table:table-cell>
          <table:table-cell table:style-name="ce11" table:formula="of:=1-[.J12]" office:value-type="float" office:value="0.6" calcext:value-type="float">
            <text:p>6.00000000E-01</text:p>
          </table:table-cell>
          <table:table-cell table:style-name="ce11" table:formula="of:=[.L12]/31.9988/([.L12]/31.9988+[.J12]/28.0134)" office:value-type="float" office:value="0.567694197022652" calcext:value-type="float">
            <text:p>5.67694197E-01</text:p>
          </table:table-cell>
          <table:table-cell table:style-name="ce11" table:formula="of:=[.N11]-5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K12] + 31.9988 * [.M12])*[.O12]/[.N12]/8.314472" office:value-type="float" office:value="1.40051857554533" calcext:value-type="float">
            <text:p>1.40051858E+00</text:p>
          </table:table-cell>
          <table:table-cell table:style-name="ce11" table:formula="of:=[.P12]/([.M12]*31.9988+[.K12]*28.0134)" office:value-type="float" office:value="0.046258545896286" calcext:value-type="float">
            <text:p>4.62585459E-02</text:p>
          </table:table-cell>
          <table:table-cell table:number-columns-repeated="2" table:style-name="ce11" office:value-type="float" office:value="10" calcext:value-type="float">
            <text:p>1.00000000E+01</text:p>
          </table:table-cell>
          <table:table-cell table:style-name="ce11" table:formula="of:=[.R12]+[.S12]" office:value-type="float" office:value="20" calcext:value-type="float">
            <text:p>2.00000000E+01</text:p>
          </table:table-cell>
          <table:table-cell table:style-name="ce11" table:formula="of:=1.3806504E-023*[.F12]/[.G12]/[.$E$16]/1000" office:value-type="float" office:value="0.000000128860704" calcext:value-type="float">
            <text:p>1.28860704E-07</text:p>
          </table:table-cell>
          <table:table-cell table:style-name="ce11" table:formula="of:=1.3806504E-023*[.N12]/[.O12]/[.$E$16]/1000" office:value-type="float" office:value="0.000000119656368" calcext:value-type="float">
            <text:p>1.19656368E-07</text:p>
          </table:table-cell>
          <table:table-cell table:style-name="ce11" table:formula="of:=([.U12]*[.R12]+[.V12]*[.S12])/[.T12]" office:value-type="float" office:value="0.000000124258536" calcext:value-type="float">
            <text:p>1.24258536E-07</text:p>
          </table:table-cell>
          <table:table-cell table:style-name="ce11" table:formula="of:=([.F12]*[.R12]+[.N12]*[.S12])/[.T12]" office:value-type="float" office:value="270" calcext:value-type="float">
            <text:p>2.70000000E+02</text:p>
          </table:table-cell>
          <table:table-cell table:formula="of:=([.R12]/([.B12]/28.0134 + [.D12]/31.9988)+[.S12]/([.J12]/28.0134 + [.L12]/31.9988))/[.T12]" office:value-type="float" office:value="29.8790361110667" calcext:value-type="float">
            <text:p>29.88</text:p>
          </table:table-cell>
          <table:table-cell table:style-name="ce11" table:formula="of:=SQRT(3000*8.314472*[.X12]/[.Y12])" office:value-type="float" office:value="474.76266106642" calcext:value-type="float">
            <text:p>4.74762661E+02</text:p>
          </table:table-cell>
          <table:table-cell table:style-name="ce11" table:formula="of:=([.I12]*[.R12]+[.Q12]*[.S12])/[.T12]" office:value-type="float" office:value="0.0446064549714186" calcext:value-type="float">
            <text:p>4.46064550E-02</text:p>
          </table:table-cell>
          <table:table-cell table:style-name="ce11" table:formula="of:=[.W12]*[.Z12]/3" office:value-type="float" office:value="0.0000196644377371925" calcext:value-type="float">
            <text:p>1.96644377E-05</text:p>
          </table:table-cell>
          <table:table-cell table:style-name="ce11" table:formula="of:=[.C12] * [.AA12]" office:value-type="float" office:value="0.0281671422126247" calcext:value-type="float">
            <text:p>2.81671422E-02</text:p>
          </table:table-cell>
          <table:table-cell table:style-name="ce11" table:formula="of:=[.K12] * [.AA12]" office:value-type="float" office:value="0.019283629334392" calcext:value-type="float">
            <text:p>1.92836293E-02</text:p>
          </table:table-cell>
          <table:table-cell table:style-name="ce11" table:formula="of:=[.AB12]*([.AC12]-[.AD12])/[.T12]" office:value-type="float" office:value="0.00000000873446429407774" calcext:value-type="float">
            <text:p>8.73446429E-09</text:p>
          </table:table-cell>
          <table:table-cell table:style-name="ce11" table:formula="of:=[.E12]*[.AA12]" office:value-type="float" office:value="0.0164393127587939" calcext:value-type="float">
            <text:p>1.64393128E-02</text:p>
          </table:table-cell>
          <table:table-cell table:style-name="ce11" table:formula="of:=[.M12]*[.AA12]" office:value-type="float" office:value="0.0253228256370266" calcext:value-type="float">
            <text:p>2.53228256E-02</text:p>
          </table:table-cell>
          <table:table-cell table:style-name="ce11" table:formula="of:=[.AB12]*([.AF12]-[.AG12])/[.T12]" office:value-type="float" office:value="-0.00000000873446429407773" calcext:value-type="float">
            <text:p>-8.73446429E-09</text:p>
          </table:table-cell>
          <table:table-cell table:style-name="ce11" table:formula="of:=[.A12]*([.AE12]+[.AH12])" office:value-type="float" office:value="0" calcext:value-type="float">
            <text:p>0.00000000E+00</text:p>
          </table:table-cell>
          <table:table-cell table:style-name="ce12" table:formula="of:=[.A12]*([.AE12]*28.0134+[.AH12]*31.9988)" office:value-type="float" office:value="-0.00000348103339976172" calcext:value-type="float">
            <text:p>-3.48103340E-06</text:p>
          </table:table-cell>
          <table:table-cell table:style-name="ce2" table:number-columns-repeated="4"/>
          <table:table-cell table:number-columns-repeated="6"/>
        </table:table-row>
        <table:table-row table:style-name="ro2">
          <table:table-cell table:number-columns-repeated="46"/>
        </table:table-row>
        <table:table-row table:style-name="ro2">
          <table:table-cell table:number-columns-repeated="3"/>
          <table:table-cell table:style-name="ce3" office:value-type="string" calcext:value-type="string">
            <text:p>Constants used in the calculations</text:p>
          </table:table-cell>
          <table:table-cell table:number-columns-repeated="42"/>
        </table:table-row>
        <table:table-row table:style-name="ro2">
          <table:table-cell table:number-columns-repeated="46"/>
        </table:table-row>
        <table:table-row table:style-name="ro2">
          <table:table-cell table:number-columns-repeated="3"/>
          <table:table-cell office:value-type="string" calcext:value-type="string">
            <text:p>sigma</text:p>
          </table:table-cell>
          <table:table-cell table:style-name="ce1" office:value-type="float" office:value="3E-019" calcext:value-type="float">
            <text:p>3.00E-019</text:p>
          </table:table-cell>
          <table:table-cell table:style-name="ce1"/>
          <table:table-cell table:number-columns-repeated="40"/>
        </table:table-row>
        <table:table-row table:style-name="ro2">
          <table:table-cell table:number-columns-repeated="46"/>
        </table:table-row>
        <table:table-row table:style-name="ro2" table:number-rows-repeated="2">
          <table:table-cell table:number-columns-repeated="33"/>
          <table:table-cell table:style-name="ce2"/>
          <table:table-cell table:number-columns-repeated="12"/>
        </table:table-row>
        <table:table-row table:style-name="ro2">
          <table:table-cell table:number-columns-repeated="3"/>
          <table:table-cell table:style-name="ce27" office:value-type="string" calcext:value-type="string" table:number-columns-spanned="5" table:number-rows-spanned="1">
            <text:p>Test 2 – Exceptions – not specified in this spreadsheet</text:p>
          </table:table-cell>
          <table:covered-table-cell table:number-columns-repeated="4"/>
          <table:table-cell table:number-columns-repeated="38"/>
        </table:table-row>
        <table:table-row table:style-name="ro2" table:number-rows-repeated="4">
          <table:table-cell table:number-columns-repeated="46"/>
        </table:table-row>
        <table:table-row table:style-name="ro2">
          <table:table-cell table:number-columns-repeated="3"/>
          <table:table-cell table:style-name="ce27" office:value-type="string" calcext:value-type="string" table:number-columns-spanned="5" table:number-rows-spanned="1">
            <text:p>Test 3 – Positive Bulk Flow Test</text:p>
          </table:table-cell>
          <table:covered-table-cell table:number-columns-repeated="4"/>
          <table:table-cell table:number-columns-repeated="38"/>
        </table:table-row>
        <table:table-row table:style-name="ro2">
          <table:table-cell table:number-columns-repeated="46"/>
        </table:table-row>
        <table:table-row table:style-name="ro2">
          <table:table-cell table:number-columns-repeated="2"/>
          <table:table-cell table:style-name="ce24" office:value-type="string" calcext:value-type="string" table:number-columns-spanned="8" table:number-rows-spanned="1">
            <text:p>fluid0 <text:s/>(40% N2 &amp; 60% O2)</text:p>
          </table:table-cell>
          <table:covered-table-cell table:number-columns-repeated="4"/>
          <table:covered-table-cell table:style-name="ce20"/>
          <table:covered-table-cell table:number-columns-repeated="2"/>
          <table:table-cell table:style-name="ce24" office:value-type="string" calcext:value-type="string" table:number-columns-spanned="8" table:number-rows-spanned="1">
            <text:p>fluid1 <text:s/>(60% N2 &amp; 40% O2)</text:p>
          </table:table-cell>
          <table:covered-table-cell table:number-columns-repeated="3"/>
          <table:covered-table-cell table:number-columns-repeated="4" table:style-name="ce20"/>
          <table:table-cell table:number-columns-repeated="28"/>
        </table:table-row>
        <table:table-row table:style-name="ro2">
          <table:table-cell table:style-name="ce7" office:value-type="string" calcext:value-type="string">
            <text:p>area (m2)</text:p>
          </table:table-cell>
          <table:table-cell office:value-type="string" calcext:value-type="string">
            <text:p>N2 mass fraction</text:p>
          </table:table-cell>
          <table:table-cell office:value-type="string" calcext:value-type="string">
            <text:p>N2 mole fraction</text:p>
          </table:table-cell>
          <table:table-cell office:value-type="string" calcext:value-type="string">
            <text:p>O2 mass fraction</text:p>
          </table:table-cell>
          <table:table-cell office:value-type="string" calcext:value-type="string">
            <text:p>O2 mole fraction</text:p>
          </table:table-cell>
          <table:table-cell table:style-name="ce7" office:value-type="string" calcext:value-type="string">
            <text:p>temperature (K)</text:p>
          </table:table-cell>
          <table:table-cell office:value-type="string" calcext:value-type="string">
            <text:p>pressure (kPa)</text:p>
          </table:table-cell>
          <table:table-cell table:style-name="ce7" office:value-type="string" calcext:value-type="string">
            <text:p>density (kg/m3)</text:p>
          </table:table-cell>
          <table:table-cell table:style-name="ce7" office:value-type="string" calcext:value-type="string">
            <text:p>Molar Density (Mol/m3)</text:p>
          </table:table-cell>
          <table:table-cell office:value-type="string" calcext:value-type="string">
            <text:p>N2 mass fraction</text:p>
          </table:table-cell>
          <table:table-cell office:value-type="string" calcext:value-type="string">
            <text:p>N2 mole fraction</text:p>
          </table:table-cell>
          <table:table-cell office:value-type="string" calcext:value-type="string">
            <text:p>O2 mass fraction</text:p>
          </table:table-cell>
          <table:table-cell office:value-type="string" calcext:value-type="string">
            <text:p>O2 mole fraction</text:p>
          </table:table-cell>
          <table:table-cell table:style-name="ce7" office:value-type="string" calcext:value-type="string">
            <text:p>temperature (K)</text:p>
          </table:table-cell>
          <table:table-cell office:value-type="string" calcext:value-type="string">
            <text:p>pressure (kPa)</text:p>
          </table:table-cell>
          <table:table-cell table:style-name="ce7" office:value-type="string" calcext:value-type="string">
            <text:p>density(kg/m3)</text:p>
          </table:table-cell>
          <table:table-cell table:style-name="ce7" office:value-type="string" calcext:value-type="string">
            <text:p>Molar Density (Mol/m3)</text:p>
          </table:table-cell>
          <table:table-cell table:style-name="ce7" office:value-type="string" calcext:value-type="string">
            <text:p>length0 (m)</text:p>
          </table:table-cell>
          <table:table-cell table:style-name="ce7" office:value-type="string" calcext:value-type="string">
            <text:p>length1 (m)</text:p>
          </table:table-cell>
          <table:table-cell office:value-type="string" calcext:value-type="string">
            <text:p>total l (m)</text:p>
          </table:table-cell>
          <table:table-cell office:value-type="string" calcext:value-type="string">
            <text:p>lambda0</text:p>
          </table:table-cell>
          <table:table-cell office:value-type="string" calcext:value-type="string">
            <text:p>lambda1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mean T (K)</text:p>
          </table:table-cell>
          <table:table-cell office:value-type="string" calcext:value-type="string">
            <text:p>mean MW</text:p>
          </table:table-cell>
          <table:table-cell office:value-type="string" calcext:value-type="string">
            <text:p>N2 mean v (m/s)</text:p>
          </table:table-cell>
          <table:table-cell office:value-type="string" calcext:value-type="string">
            <text:p>mean Molar Density</text:p>
          </table:table-cell>
          <table:table-cell office:value-type="string" calcext:value-type="string">
            <text:p>diffusivity</text:p>
          </table:table-cell>
          <table:table-cell office:value-type="string" calcext:value-type="string">
            <text:p>N2 molar density0</text:p>
          </table:table-cell>
          <table:table-cell office:value-type="string" calcext:value-type="string">
            <text:p>N2 molar density 1</text:p>
          </table:table-cell>
          <table:table-cell office:value-type="string" calcext:value-type="string">
            <text:p>N2 diffusive flux</text:p>
          </table:table-cell>
          <table:table-cell office:value-type="string" calcext:value-type="string">
            <text:p>O2 molar density 0</text:p>
          </table:table-cell>
          <table:table-cell office:value-type="string" calcext:value-type="string">
            <text:p>O2 molar density 1</text:p>
          </table:table-cell>
          <table:table-cell office:value-type="string" calcext:value-type="string">
            <text:p>O2 diffusive flux</text:p>
          </table:table-cell>
          <table:table-cell office:value-type="string" calcext:value-type="string">
            <text:p>net molar flux</text:p>
          </table:table-cell>
          <table:table-cell office:value-type="string" calcext:value-type="string">
            <text:p>net mass flux</text:p>
          </table:table-cell>
          <table:table-cell office:value-type="string" calcext:value-type="string">
            <text:p>Bulk Flow</text:p>
          </table:table-cell>
          <table:table-cell office:value-type="string" calcext:value-type="string">
            <text:p>Bulk Flux</text:p>
          </table:table-cell>
          <table:table-cell office:value-type="string" calcext:value-type="string">
            <text:p>Negative Flux</text:p>
          </table:table-cell>
          <table:table-cell office:value-type="string" calcext:value-type="string">
            <text:p>Net Opposing Flux</text:p>
          </table:table-cell>
          <table:table-cell office:value-type="string" calcext:value-type="string">
            <text:p>Limit Net Flux Ratio</text:p>
          </table:table-cell>
          <table:table-cell office:value-type="string" calcext:value-type="string">
            <text:p>Adjusted Mass Flux</text:p>
          </table:table-cell>
          <table:table-cell table:number-columns-repeated="4"/>
        </table:table-row>
        <table:table-row table:style-name="ro2">
          <table:table-cell table:style-name="ce11" office:value-type="float" office:value="1" calcext:value-type="float">
            <text:p>1.00000000E+00</text:p>
          </table:table-cell>
          <table:table-cell table:style-name="ce11" office:value-type="float" office:value="0.4" calcext:value-type="float">
            <text:p>4.00000000E-01</text:p>
          </table:table-cell>
          <table:table-cell table:style-name="ce11" table:formula="of:=[.B29]/28.0134/([.B29]/28.0134+[.D29]/31.9988)" office:value-type="float" office:value="0.432305802977348" calcext:value-type="float">
            <text:p>4.32305803E-01</text:p>
          </table:table-cell>
          <table:table-cell table:style-name="ce11" table:formula="of:=1-[.B29]" office:value-type="float" office:value="0.6" calcext:value-type="float">
            <text:p>6.00000000E-01</text:p>
          </table:table-cell>
          <table:table-cell table:style-name="ce11" table:formula="of:=[.D29]/31.9988/([.D29]/31.9988+[.B29]/28.0134)" office:value-type="float" office:value="0.567694197022652" calcext:value-type="float">
            <text:p>5.6769419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C29] + 31.9988 * [.E29])*[.G29]/[.F29]/8.314472" office:value-type="float" office:value="1.40051857554533" calcext:value-type="float">
            <text:p>1.40051858E+00</text:p>
          </table:table-cell>
          <table:table-cell table:style-name="ce11" table:formula="of:=[.H29]/([.E29]*31.9988+[.C29]*28.0134)" office:value-type="float" office:value="0.046258545896286" calcext:value-type="float">
            <text:p>4.62585459E-02</text:p>
          </table:table-cell>
          <table:table-cell table:style-name="ce11" office:value-type="float" office:value="0.6" calcext:value-type="float">
            <text:p>6.00000000E-01</text:p>
          </table:table-cell>
          <table:table-cell table:style-name="ce11" table:formula="of:=[.J29]/28.0134/([.J29]/28.0134+[.L29]/31.9988)" office:value-type="float" office:value="0.631458882591605" calcext:value-type="float">
            <text:p>6.31458883E-01</text:p>
          </table:table-cell>
          <table:table-cell table:style-name="ce11" table:formula="of:=1-[.J29]" office:value-type="float" office:value="0.4" calcext:value-type="float">
            <text:p>4.00000000E-01</text:p>
          </table:table-cell>
          <table:table-cell table:style-name="ce11" table:formula="of:=[.L29]/31.9988/([.L29]/31.9988+[.J29]/28.0134)" office:value-type="float" office:value="0.368541117408395" calcext:value-type="float">
            <text:p>3.6854111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K29] + 31.9988 * [.M29])*[.O29]/[.N29]/8.314472" office:value-type="float" office:value="1.3638029510158" calcext:value-type="float">
            <text:p>1.36380295E+00</text:p>
          </table:table-cell>
          <table:table-cell table:style-name="ce11" table:formula="of:=[.P29]/([.M29]*31.9988+[.K29]*28.0134)" office:value-type="float" office:value="0.046258545896286" calcext:value-type="float">
            <text:p>4.62585459E-02</text:p>
          </table:table-cell>
          <table:table-cell table:number-columns-repeated="2" table:style-name="ce11" office:value-type="float" office:value="0.5" calcext:value-type="float">
            <text:p>5.00000000E-01</text:p>
          </table:table-cell>
          <table:table-cell table:style-name="ce11" table:formula="of:=[.R29]+[.S29]" office:value-type="float" office:value="1" calcext:value-type="float">
            <text:p>1.00000000E+00</text:p>
          </table:table-cell>
          <table:table-cell table:style-name="ce11" table:formula="of:=1.3806504E-023*[.F29]/[.G29]/[.$E$16]/1000" office:value-type="float" office:value="0.000000119656368" calcext:value-type="float">
            <text:p>1.19656368E-07</text:p>
          </table:table-cell>
          <table:table-cell table:style-name="ce11" table:formula="of:=1.3806504E-023*[.N29]/[.O29]/[.$E$16]/1000" office:value-type="float" office:value="0.000000119656368" calcext:value-type="float">
            <text:p>1.19656368E-07</text:p>
          </table:table-cell>
          <table:table-cell table:style-name="ce11" table:formula="of:=([.U29]*[.R29]+[.V29]*[.S29])/[.T29]" office:value-type="float" office:value="0.000000119656368" calcext:value-type="float">
            <text:p>1.19656368E-07</text:p>
          </table:table-cell>
          <table:table-cell table:style-name="ce11" table:formula="of:=([.F29]*[.R29]+[.N29]*[.S29])/[.T29]" office:value-type="float" office:value="260" calcext:value-type="float">
            <text:p>2.60000000E+02</text:p>
          </table:table-cell>
          <table:table-cell table:formula="of:=([.R29]/([.B29]/28.0134 + [.D29]/31.9988)+[.S29]/([.J29]/28.0134 + [.L29]/31.9988))/[.T29]" office:value-type="float" office:value="29.8790361110667" calcext:value-type="float">
            <text:p>29.88</text:p>
          </table:table-cell>
          <table:table-cell table:style-name="ce11" table:formula="of:=SQRT(3000*8.314472*[.X29]/[.Y29])" office:value-type="float" office:value="465.887810088898" calcext:value-type="float">
            <text:p>4.65887810E+02</text:p>
          </table:table-cell>
          <table:table-cell table:style-name="ce11" table:formula="of:=([.I29]*[.R29]+[.Q29]*[.S29])/[.T29]" office:value-type="float" office:value="0.046258545896286" calcext:value-type="float">
            <text:p>4.62585459E-02</text:p>
          </table:table-cell>
          <table:table-cell table:style-name="ce11" table:formula="of:=[.W29]*[.Z29]/3" office:value-type="float" office:value="0.0000185821477502371" calcext:value-type="float">
            <text:p>1.85821478E-05</text:p>
          </table:table-cell>
          <table:table-cell table:style-name="ce11" table:formula="of:=[.C29] * [.AA29]" office:value-type="float" office:value="0.0199978378282584" calcext:value-type="float">
            <text:p>1.99978378E-02</text:p>
          </table:table-cell>
          <table:table-cell table:style-name="ce11" table:formula="of:=[.K29] * [.AA29]" office:value-type="float" office:value="0.0292103697019812" calcext:value-type="float">
            <text:p>2.92103697E-02</text:p>
          </table:table-cell>
          <table:table-cell table:style-name="ce11" table:formula="of:=[.AB29]*([.AC29]-[.AD29])/[.T29]" office:value-type="float" office:value="-0.000000171188628431285" calcext:value-type="float">
            <text:p>-1.71188628E-07</text:p>
          </table:table-cell>
          <table:table-cell table:style-name="ce11" table:formula="of:=[.E29]*[.AA29]" office:value-type="float" office:value="0.0262607080680276" calcext:value-type="float">
            <text:p>2.62607081E-02</text:p>
          </table:table-cell>
          <table:table-cell table:style-name="ce11" table:formula="of:=[.M29]*[.AA29]" office:value-type="float" office:value="0.0170481761943048" calcext:value-type="float">
            <text:p>1.70481762E-02</text:p>
          </table:table-cell>
          <table:table-cell table:style-name="ce11" table:formula="of:=[.AB29]*([.AF29]-[.AG29])/[.T29]" office:value-type="float" office:value="0.000000171188628431285" calcext:value-type="float">
            <text:p>1.71188628E-07</text:p>
          </table:table-cell>
          <table:table-cell table:style-name="ce11" table:formula="of:=[.A29]*([.AE29]+[.AH29])" office:value-type="float" office:value="0" calcext:value-type="float">
            <text:p>0.00000000E+00</text:p>
          </table:table-cell>
          <table:table-cell table:style-name="ce12" table:formula="of:=[.A29]*([.AE29]*28.0134+[.AH29]*31.9988)" office:value-type="float" office:value="0.000000682255159750043" calcext:value-type="float">
            <text:p>6.82255160E-07</text:p>
          </table:table-cell>
          <table:table-cell table:style-name="ce2" office:value-type="float" office:value="0" calcext:value-type="float">
            <text:p>0.00000000E+000</text:p>
          </table:table-cell>
          <table:table-cell table:style-name="ce2" table:formula="of:= [.AK29]/([.E29]*31.9988+[.C29]*28.0134)/[.A29]" office:value-type="float" office:value="0" calcext:value-type="float">
            <text:p>0.00000000E+000</text:p>
          </table:table-cell>
          <table:table-cell table:style-name="ce11" table:formula="of:=[.AE29]" office:value-type="float" office:value="-0.000000171188628431285" calcext:value-type="float">
            <text:p>-1.71188628E-07</text:p>
          </table:table-cell>
          <table:table-cell table:style-name="ce2" table:formula="of:=MIN(0; [.AM29]+[.AL29])" office:value-type="float" office:value="-0.000000171188628431285" calcext:value-type="float">
            <text:p>-1.71188628E-007</text:p>
          </table:table-cell>
          <table:table-cell table:style-name="ce29" table:formula="of:=MIN(1; MAX(0; [.AN29]/[.AM29]))" office:value-type="float" office:value="1" calcext:value-type="float">
            <text:p>1.0000</text:p>
          </table:table-cell>
          <table:table-cell table:style-name="ce2" table:formula="of:=[.A29]*([.AO29]*([.AE29]*28.0134)+[.AO29]*([.AH29]*31.9988))" office:value-type="float" office:value="0.000000682255159750043" calcext:value-type="float">
            <text:p>6.82255160E-007</text:p>
          </table:table-cell>
          <table:table-cell table:style-name="ce2" table:number-columns-repeated="4"/>
        </table:table-row>
        <table:table-row table:style-name="ro2">
          <table:table-cell table:style-name="ce11" office:value-type="float" office:value="1" calcext:value-type="float">
            <text:p>1.00000000E+00</text:p>
          </table:table-cell>
          <table:table-cell table:style-name="ce11" office:value-type="float" office:value="0.4" calcext:value-type="float">
            <text:p>4.00000000E-01</text:p>
          </table:table-cell>
          <table:table-cell table:style-name="ce11" table:formula="of:=[.B30]/28.0134/([.B30]/28.0134+[.D30]/31.9988)" office:value-type="float" office:value="0.432305802977348" calcext:value-type="float">
            <text:p>4.32305803E-01</text:p>
          </table:table-cell>
          <table:table-cell table:style-name="ce11" table:formula="of:=1-[.B30]" office:value-type="float" office:value="0.6" calcext:value-type="float">
            <text:p>6.00000000E-01</text:p>
          </table:table-cell>
          <table:table-cell table:style-name="ce11" table:formula="of:=[.D30]/31.9988/([.D30]/31.9988+[.B30]/28.0134)" office:value-type="float" office:value="0.567694197022652" calcext:value-type="float">
            <text:p>5.6769419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C30] + 31.9988 * [.E30])*[.G30]/[.F30]/8.314472" office:value-type="float" office:value="1.40051857554533" calcext:value-type="float">
            <text:p>1.40051858E+00</text:p>
          </table:table-cell>
          <table:table-cell table:style-name="ce11" table:formula="of:=[.H30]/([.E30]*31.9988+[.C30]*28.0134)" office:value-type="float" office:value="0.046258545896286" calcext:value-type="float">
            <text:p>4.62585459E-02</text:p>
          </table:table-cell>
          <table:table-cell table:style-name="ce11" office:value-type="float" office:value="0.6" calcext:value-type="float">
            <text:p>6.00000000E-01</text:p>
          </table:table-cell>
          <table:table-cell table:style-name="ce11" table:formula="of:=[.J30]/28.0134/([.J30]/28.0134+[.L30]/31.9988)" office:value-type="float" office:value="0.631458882591605" calcext:value-type="float">
            <text:p>6.31458883E-01</text:p>
          </table:table-cell>
          <table:table-cell table:style-name="ce11" table:formula="of:=1-[.J30]" office:value-type="float" office:value="0.4" calcext:value-type="float">
            <text:p>4.00000000E-01</text:p>
          </table:table-cell>
          <table:table-cell table:style-name="ce11" table:formula="of:=[.L30]/31.9988/([.L30]/31.9988+[.J30]/28.0134)" office:value-type="float" office:value="0.368541117408395" calcext:value-type="float">
            <text:p>3.6854111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K30] + 31.9988 * [.M30])*[.O30]/[.N30]/8.314472" office:value-type="float" office:value="1.3638029510158" calcext:value-type="float">
            <text:p>1.36380295E+00</text:p>
          </table:table-cell>
          <table:table-cell table:style-name="ce11" table:formula="of:=[.P30]/([.M30]*31.9988+[.K30]*28.0134)" office:value-type="float" office:value="0.046258545896286" calcext:value-type="float">
            <text:p>4.62585459E-02</text:p>
          </table:table-cell>
          <table:table-cell table:number-columns-repeated="2" table:style-name="ce11" office:value-type="float" office:value="0.5" calcext:value-type="float">
            <text:p>5.00000000E-01</text:p>
          </table:table-cell>
          <table:table-cell table:style-name="ce11" table:formula="of:=[.R30]+[.S30]" office:value-type="float" office:value="1" calcext:value-type="float">
            <text:p>1.00000000E+00</text:p>
          </table:table-cell>
          <table:table-cell table:style-name="ce11" table:formula="of:=1.3806504E-023*[.F30]/[.G30]/[.$E$16]/1000" office:value-type="float" office:value="0.000000119656368" calcext:value-type="float">
            <text:p>1.19656368E-07</text:p>
          </table:table-cell>
          <table:table-cell table:style-name="ce11" table:formula="of:=1.3806504E-023*[.N30]/[.O30]/[.$E$16]/1000" office:value-type="float" office:value="0.000000119656368" calcext:value-type="float">
            <text:p>1.19656368E-07</text:p>
          </table:table-cell>
          <table:table-cell table:style-name="ce11" table:formula="of:=([.U30]*[.R30]+[.V30]*[.S30])/[.T30]" office:value-type="float" office:value="0.000000119656368" calcext:value-type="float">
            <text:p>1.19656368E-07</text:p>
          </table:table-cell>
          <table:table-cell table:style-name="ce11" table:formula="of:=([.F30]*[.R30]+[.N30]*[.S30])/[.T30]" office:value-type="float" office:value="260" calcext:value-type="float">
            <text:p>2.60000000E+02</text:p>
          </table:table-cell>
          <table:table-cell table:formula="of:=([.R30]/([.B30]/28.0134 + [.D30]/31.9988)+[.S30]/([.J30]/28.0134 + [.L30]/31.9988))/[.T30]" office:value-type="float" office:value="29.8790361110667" calcext:value-type="float">
            <text:p>29.88</text:p>
          </table:table-cell>
          <table:table-cell table:style-name="ce11" table:formula="of:=SQRT(3000*8.314472*[.X30]/[.Y30])" office:value-type="float" office:value="465.887810088898" calcext:value-type="float">
            <text:p>4.65887810E+02</text:p>
          </table:table-cell>
          <table:table-cell table:style-name="ce11" table:formula="of:=([.I30]*[.R30]+[.Q30]*[.S30])/[.T30]" office:value-type="float" office:value="0.046258545896286" calcext:value-type="float">
            <text:p>4.62585459E-02</text:p>
          </table:table-cell>
          <table:table-cell table:style-name="ce11" table:formula="of:=[.W30]*[.Z30]/3" office:value-type="float" office:value="0.0000185821477502371" calcext:value-type="float">
            <text:p>1.85821478E-05</text:p>
          </table:table-cell>
          <table:table-cell table:style-name="ce11" table:formula="of:=[.C30] * [.AA30]" office:value-type="float" office:value="0.0199978378282584" calcext:value-type="float">
            <text:p>1.99978378E-02</text:p>
          </table:table-cell>
          <table:table-cell table:style-name="ce11" table:formula="of:=[.K30] * [.AA30]" office:value-type="float" office:value="0.0292103697019812" calcext:value-type="float">
            <text:p>2.92103697E-02</text:p>
          </table:table-cell>
          <table:table-cell table:style-name="ce11" table:formula="of:=[.AB30]*([.AC30]-[.AD30])/[.T30]" office:value-type="float" office:value="-0.000000171188628431285" calcext:value-type="float">
            <text:p>-1.71188628E-07</text:p>
          </table:table-cell>
          <table:table-cell table:style-name="ce11" table:formula="of:=[.E30]*[.AA30]" office:value-type="float" office:value="0.0262607080680276" calcext:value-type="float">
            <text:p>2.62607081E-02</text:p>
          </table:table-cell>
          <table:table-cell table:style-name="ce11" table:formula="of:=[.M30]*[.AA30]" office:value-type="float" office:value="0.0170481761943048" calcext:value-type="float">
            <text:p>1.70481762E-02</text:p>
          </table:table-cell>
          <table:table-cell table:style-name="ce11" table:formula="of:=[.AB30]*([.AF30]-[.AG30])/[.T30]" office:value-type="float" office:value="0.000000171188628431285" calcext:value-type="float">
            <text:p>1.71188628E-07</text:p>
          </table:table-cell>
          <table:table-cell table:style-name="ce11" table:formula="of:=[.A30]*([.AE30]+[.AH30])" office:value-type="float" office:value="0" calcext:value-type="float">
            <text:p>0.00000000E+00</text:p>
          </table:table-cell>
          <table:table-cell table:style-name="ce12" table:formula="of:=[.A30]*([.AE30]*28.0134+[.AH30]*31.9988)" office:value-type="float" office:value="0.000000682255159750043" calcext:value-type="float">
            <text:p>6.82255160E-07</text:p>
          </table:table-cell>
          <table:table-cell table:style-name="ce2" table:formula="of:=[.AK29]+0.0000015" office:value-type="float" office:value="0.0000015" calcext:value-type="float">
            <text:p>1.50000000E-006</text:p>
          </table:table-cell>
          <table:table-cell table:style-name="ce2" table:formula="of:= [.AK30]/([.E30]*31.9988+[.C30]*28.0134)/[.A30]" office:value-type="float" office:value="0.0000000495443759590341" calcext:value-type="float">
            <text:p>4.95443760E-008</text:p>
          </table:table-cell>
          <table:table-cell table:style-name="ce11" table:formula="of:=[.AE30]" office:value-type="float" office:value="-0.000000171188628431285" calcext:value-type="float">
            <text:p>-1.71188628E-07</text:p>
          </table:table-cell>
          <table:table-cell table:style-name="ce2" table:formula="of:=MIN(0; [.AM30]+[.AL30])" office:value-type="float" office:value="-0.000000121644252472251" calcext:value-type="float">
            <text:p>-1.21644252E-007</text:p>
          </table:table-cell>
          <table:table-cell table:style-name="ce29" table:formula="of:=MIN(1; MAX(0; [.AN30]/[.AM30]))" office:value-type="float" office:value="0.71058605695342" calcext:value-type="float">
            <text:p>0.7106</text:p>
          </table:table-cell>
          <table:table-cell table:style-name="ce2" table:formula="of:=[.A30]*([.AO30]*([.AE30]*28.0134)+[.AO30]*([.AH30]*31.9988))" office:value-type="float" office:value="0.00000048480100380291" calcext:value-type="float">
            <text:p>4.84801004E-007</text:p>
          </table:table-cell>
          <table:table-cell table:style-name="ce2" table:number-columns-repeated="4"/>
        </table:table-row>
        <table:table-row table:style-name="ro2">
          <table:table-cell table:style-name="ce11" office:value-type="float" office:value="1" calcext:value-type="float">
            <text:p>1.00000000E+00</text:p>
          </table:table-cell>
          <table:table-cell table:style-name="ce11" office:value-type="float" office:value="0.4" calcext:value-type="float">
            <text:p>4.00000000E-01</text:p>
          </table:table-cell>
          <table:table-cell table:style-name="ce11" table:formula="of:=[.B31]/28.0134/([.B31]/28.0134+[.D31]/31.9988)" office:value-type="float" office:value="0.432305802977348" calcext:value-type="float">
            <text:p>4.32305803E-01</text:p>
          </table:table-cell>
          <table:table-cell table:style-name="ce11" table:formula="of:=1-[.B31]" office:value-type="float" office:value="0.6" calcext:value-type="float">
            <text:p>6.00000000E-01</text:p>
          </table:table-cell>
          <table:table-cell table:style-name="ce11" table:formula="of:=[.D31]/31.9988/([.D31]/31.9988+[.B31]/28.0134)" office:value-type="float" office:value="0.567694197022652" calcext:value-type="float">
            <text:p>5.6769419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C31] + 31.9988 * [.E31])*[.G31]/[.F31]/8.314472" office:value-type="float" office:value="1.40051857554533" calcext:value-type="float">
            <text:p>1.40051858E+00</text:p>
          </table:table-cell>
          <table:table-cell table:style-name="ce11" table:formula="of:=[.H31]/([.E31]*31.9988+[.C31]*28.0134)" office:value-type="float" office:value="0.046258545896286" calcext:value-type="float">
            <text:p>4.62585459E-02</text:p>
          </table:table-cell>
          <table:table-cell table:style-name="ce11" office:value-type="float" office:value="0.6" calcext:value-type="float">
            <text:p>6.00000000E-01</text:p>
          </table:table-cell>
          <table:table-cell table:style-name="ce11" table:formula="of:=[.J31]/28.0134/([.J31]/28.0134+[.L31]/31.9988)" office:value-type="float" office:value="0.631458882591605" calcext:value-type="float">
            <text:p>6.31458883E-01</text:p>
          </table:table-cell>
          <table:table-cell table:style-name="ce11" table:formula="of:=1-[.J31]" office:value-type="float" office:value="0.4" calcext:value-type="float">
            <text:p>4.00000000E-01</text:p>
          </table:table-cell>
          <table:table-cell table:style-name="ce11" table:formula="of:=[.L31]/31.9988/([.L31]/31.9988+[.J31]/28.0134)" office:value-type="float" office:value="0.368541117408395" calcext:value-type="float">
            <text:p>3.6854111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K31] + 31.9988 * [.M31])*[.O31]/[.N31]/8.314472" office:value-type="float" office:value="1.3638029510158" calcext:value-type="float">
            <text:p>1.36380295E+00</text:p>
          </table:table-cell>
          <table:table-cell table:style-name="ce11" table:formula="of:=[.P31]/([.M31]*31.9988+[.K31]*28.0134)" office:value-type="float" office:value="0.046258545896286" calcext:value-type="float">
            <text:p>4.62585459E-02</text:p>
          </table:table-cell>
          <table:table-cell table:number-columns-repeated="2" table:style-name="ce11" office:value-type="float" office:value="0.5" calcext:value-type="float">
            <text:p>5.00000000E-01</text:p>
          </table:table-cell>
          <table:table-cell table:style-name="ce11" table:formula="of:=[.R31]+[.S31]" office:value-type="float" office:value="1" calcext:value-type="float">
            <text:p>1.00000000E+00</text:p>
          </table:table-cell>
          <table:table-cell table:style-name="ce11" table:formula="of:=1.3806504E-023*[.F31]/[.G31]/[.$E$16]/1000" office:value-type="float" office:value="0.000000119656368" calcext:value-type="float">
            <text:p>1.19656368E-07</text:p>
          </table:table-cell>
          <table:table-cell table:style-name="ce11" table:formula="of:=1.3806504E-023*[.N31]/[.O31]/[.$E$16]/1000" office:value-type="float" office:value="0.000000119656368" calcext:value-type="float">
            <text:p>1.19656368E-07</text:p>
          </table:table-cell>
          <table:table-cell table:style-name="ce11" table:formula="of:=([.U31]*[.R31]+[.V31]*[.S31])/[.T31]" office:value-type="float" office:value="0.000000119656368" calcext:value-type="float">
            <text:p>1.19656368E-07</text:p>
          </table:table-cell>
          <table:table-cell table:style-name="ce11" table:formula="of:=([.F31]*[.R31]+[.N31]*[.S31])/[.T31]" office:value-type="float" office:value="260" calcext:value-type="float">
            <text:p>2.60000000E+02</text:p>
          </table:table-cell>
          <table:table-cell table:formula="of:=([.R31]/([.B31]/28.0134 + [.D31]/31.9988)+[.S31]/([.J31]/28.0134 + [.L31]/31.9988))/[.T31]" office:value-type="float" office:value="29.8790361110667" calcext:value-type="float">
            <text:p>29.88</text:p>
          </table:table-cell>
          <table:table-cell table:style-name="ce11" table:formula="of:=SQRT(3000*8.314472*[.X31]/[.Y31])" office:value-type="float" office:value="465.887810088898" calcext:value-type="float">
            <text:p>4.65887810E+02</text:p>
          </table:table-cell>
          <table:table-cell table:style-name="ce11" table:formula="of:=([.I31]*[.R31]+[.Q31]*[.S31])/[.T31]" office:value-type="float" office:value="0.046258545896286" calcext:value-type="float">
            <text:p>4.62585459E-02</text:p>
          </table:table-cell>
          <table:table-cell table:style-name="ce11" table:formula="of:=[.W31]*[.Z31]/3" office:value-type="float" office:value="0.0000185821477502371" calcext:value-type="float">
            <text:p>1.85821478E-05</text:p>
          </table:table-cell>
          <table:table-cell table:style-name="ce11" table:formula="of:=[.C31] * [.AA31]" office:value-type="float" office:value="0.0199978378282584" calcext:value-type="float">
            <text:p>1.99978378E-02</text:p>
          </table:table-cell>
          <table:table-cell table:style-name="ce11" table:formula="of:=[.K31] * [.AA31]" office:value-type="float" office:value="0.0292103697019812" calcext:value-type="float">
            <text:p>2.92103697E-02</text:p>
          </table:table-cell>
          <table:table-cell table:style-name="ce11" table:formula="of:=[.AB31]*([.AC31]-[.AD31])/[.T31]" office:value-type="float" office:value="-0.000000171188628431285" calcext:value-type="float">
            <text:p>-1.71188628E-07</text:p>
          </table:table-cell>
          <table:table-cell table:style-name="ce11" table:formula="of:=[.E31]*[.AA31]" office:value-type="float" office:value="0.0262607080680276" calcext:value-type="float">
            <text:p>2.62607081E-02</text:p>
          </table:table-cell>
          <table:table-cell table:style-name="ce11" table:formula="of:=[.M31]*[.AA31]" office:value-type="float" office:value="0.0170481761943048" calcext:value-type="float">
            <text:p>1.70481762E-02</text:p>
          </table:table-cell>
          <table:table-cell table:style-name="ce11" table:formula="of:=[.AB31]*([.AF31]-[.AG31])/[.T31]" office:value-type="float" office:value="0.000000171188628431285" calcext:value-type="float">
            <text:p>1.71188628E-07</text:p>
          </table:table-cell>
          <table:table-cell table:style-name="ce11" table:formula="of:=[.A31]*([.AE31]+[.AH31])" office:value-type="float" office:value="0" calcext:value-type="float">
            <text:p>0.00000000E+00</text:p>
          </table:table-cell>
          <table:table-cell table:style-name="ce12" table:formula="of:=[.A31]*([.AE31]*28.0134+[.AH31]*31.9988)" office:value-type="float" office:value="0.000000682255159750043" calcext:value-type="float">
            <text:p>6.82255160E-07</text:p>
          </table:table-cell>
          <table:table-cell table:style-name="ce2" table:formula="of:=[.AK30]+0.0000015" office:value-type="float" office:value="0.000003" calcext:value-type="float">
            <text:p>3.00000000E-006</text:p>
          </table:table-cell>
          <table:table-cell table:style-name="ce2" table:formula="of:= [.AK31]/([.E31]*31.9988+[.C31]*28.0134)/[.A31]" office:value-type="float" office:value="0.0000000990887519180682" calcext:value-type="float">
            <text:p>9.90887519E-008</text:p>
          </table:table-cell>
          <table:table-cell table:style-name="ce11" table:formula="of:=[.AE31]" office:value-type="float" office:value="-0.000000171188628431285" calcext:value-type="float">
            <text:p>-1.71188628E-07</text:p>
          </table:table-cell>
          <table:table-cell table:style-name="ce2" table:formula="of:=MIN(0; [.AM31]+[.AL31])" office:value-type="float" office:value="-0.0000000720998765132172" calcext:value-type="float">
            <text:p>-7.20998765E-008</text:p>
          </table:table-cell>
          <table:table-cell table:style-name="ce29" table:formula="of:=MIN(1; MAX(0; [.AN31]/[.AM31]))" office:value-type="float" office:value="0.421172113906841" calcext:value-type="float">
            <text:p>0.4212</text:p>
          </table:table-cell>
          <table:table-cell table:style-name="ce2" table:formula="of:=[.A31]*([.AO31]*([.AE31]*28.0134)+[.AO31]*([.AH31]*31.9988))" office:value-type="float" office:value="0.000000287346847855775" calcext:value-type="float">
            <text:p>2.87346848E-007</text:p>
          </table:table-cell>
          <table:table-cell table:style-name="ce2" table:number-columns-repeated="4"/>
        </table:table-row>
        <table:table-row table:style-name="ro2">
          <table:table-cell table:style-name="ce11" office:value-type="float" office:value="1" calcext:value-type="float">
            <text:p>1.00000000E+00</text:p>
          </table:table-cell>
          <table:table-cell table:style-name="ce11" office:value-type="float" office:value="0.4" calcext:value-type="float">
            <text:p>4.00000000E-01</text:p>
          </table:table-cell>
          <table:table-cell table:style-name="ce11" table:formula="of:=[.B32]/28.0134/([.B32]/28.0134+[.D32]/31.9988)" office:value-type="float" office:value="0.432305802977348" calcext:value-type="float">
            <text:p>4.32305803E-01</text:p>
          </table:table-cell>
          <table:table-cell table:style-name="ce11" table:formula="of:=1-[.B32]" office:value-type="float" office:value="0.6" calcext:value-type="float">
            <text:p>6.00000000E-01</text:p>
          </table:table-cell>
          <table:table-cell table:style-name="ce11" table:formula="of:=[.D32]/31.9988/([.D32]/31.9988+[.B32]/28.0134)" office:value-type="float" office:value="0.567694197022652" calcext:value-type="float">
            <text:p>5.6769419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C32] + 31.9988 * [.E32])*[.G32]/[.F32]/8.314472" office:value-type="float" office:value="1.40051857554533" calcext:value-type="float">
            <text:p>1.40051858E+00</text:p>
          </table:table-cell>
          <table:table-cell table:style-name="ce11" table:formula="of:=[.H32]/([.E32]*31.9988+[.C32]*28.0134)" office:value-type="float" office:value="0.046258545896286" calcext:value-type="float">
            <text:p>4.62585459E-02</text:p>
          </table:table-cell>
          <table:table-cell table:style-name="ce11" office:value-type="float" office:value="0.6" calcext:value-type="float">
            <text:p>6.00000000E-01</text:p>
          </table:table-cell>
          <table:table-cell table:style-name="ce11" table:formula="of:=[.J32]/28.0134/([.J32]/28.0134+[.L32]/31.9988)" office:value-type="float" office:value="0.631458882591605" calcext:value-type="float">
            <text:p>6.31458883E-01</text:p>
          </table:table-cell>
          <table:table-cell table:style-name="ce11" table:formula="of:=1-[.J32]" office:value-type="float" office:value="0.4" calcext:value-type="float">
            <text:p>4.00000000E-01</text:p>
          </table:table-cell>
          <table:table-cell table:style-name="ce11" table:formula="of:=[.L32]/31.9988/([.L32]/31.9988+[.J32]/28.0134)" office:value-type="float" office:value="0.368541117408395" calcext:value-type="float">
            <text:p>3.6854111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K32] + 31.9988 * [.M32])*[.O32]/[.N32]/8.314472" office:value-type="float" office:value="1.3638029510158" calcext:value-type="float">
            <text:p>1.36380295E+00</text:p>
          </table:table-cell>
          <table:table-cell table:style-name="ce11" table:formula="of:=[.P32]/([.M32]*31.9988+[.K32]*28.0134)" office:value-type="float" office:value="0.046258545896286" calcext:value-type="float">
            <text:p>4.62585459E-02</text:p>
          </table:table-cell>
          <table:table-cell table:number-columns-repeated="2" table:style-name="ce11" office:value-type="float" office:value="0.5" calcext:value-type="float">
            <text:p>5.00000000E-01</text:p>
          </table:table-cell>
          <table:table-cell table:style-name="ce11" table:formula="of:=[.R32]+[.S32]" office:value-type="float" office:value="1" calcext:value-type="float">
            <text:p>1.00000000E+00</text:p>
          </table:table-cell>
          <table:table-cell table:style-name="ce11" table:formula="of:=1.3806504E-023*[.F32]/[.G32]/[.$E$16]/1000" office:value-type="float" office:value="0.000000119656368" calcext:value-type="float">
            <text:p>1.19656368E-07</text:p>
          </table:table-cell>
          <table:table-cell table:style-name="ce11" table:formula="of:=1.3806504E-023*[.N32]/[.O32]/[.$E$16]/1000" office:value-type="float" office:value="0.000000119656368" calcext:value-type="float">
            <text:p>1.19656368E-07</text:p>
          </table:table-cell>
          <table:table-cell table:style-name="ce11" table:formula="of:=([.U32]*[.R32]+[.V32]*[.S32])/[.T32]" office:value-type="float" office:value="0.000000119656368" calcext:value-type="float">
            <text:p>1.19656368E-07</text:p>
          </table:table-cell>
          <table:table-cell table:style-name="ce11" table:formula="of:=([.F32]*[.R32]+[.N32]*[.S32])/[.T32]" office:value-type="float" office:value="260" calcext:value-type="float">
            <text:p>2.60000000E+02</text:p>
          </table:table-cell>
          <table:table-cell table:formula="of:=([.R32]/([.B32]/28.0134 + [.D32]/31.9988)+[.S32]/([.J32]/28.0134 + [.L32]/31.9988))/[.T32]" office:value-type="float" office:value="29.8790361110667" calcext:value-type="float">
            <text:p>29.88</text:p>
          </table:table-cell>
          <table:table-cell table:style-name="ce11" table:formula="of:=SQRT(3000*8.314472*[.X32]/[.Y32])" office:value-type="float" office:value="465.887810088898" calcext:value-type="float">
            <text:p>4.65887810E+02</text:p>
          </table:table-cell>
          <table:table-cell table:style-name="ce11" table:formula="of:=([.I32]*[.R32]+[.Q32]*[.S32])/[.T32]" office:value-type="float" office:value="0.046258545896286" calcext:value-type="float">
            <text:p>4.62585459E-02</text:p>
          </table:table-cell>
          <table:table-cell table:style-name="ce11" table:formula="of:=[.W32]*[.Z32]/3" office:value-type="float" office:value="0.0000185821477502371" calcext:value-type="float">
            <text:p>1.85821478E-05</text:p>
          </table:table-cell>
          <table:table-cell table:style-name="ce11" table:formula="of:=[.C32] * [.AA32]" office:value-type="float" office:value="0.0199978378282584" calcext:value-type="float">
            <text:p>1.99978378E-02</text:p>
          </table:table-cell>
          <table:table-cell table:style-name="ce11" table:formula="of:=[.K32] * [.AA32]" office:value-type="float" office:value="0.0292103697019812" calcext:value-type="float">
            <text:p>2.92103697E-02</text:p>
          </table:table-cell>
          <table:table-cell table:style-name="ce11" table:formula="of:=[.AB32]*([.AC32]-[.AD32])/[.T32]" office:value-type="float" office:value="-0.000000171188628431285" calcext:value-type="float">
            <text:p>-1.71188628E-07</text:p>
          </table:table-cell>
          <table:table-cell table:style-name="ce11" table:formula="of:=[.E32]*[.AA32]" office:value-type="float" office:value="0.0262607080680276" calcext:value-type="float">
            <text:p>2.62607081E-02</text:p>
          </table:table-cell>
          <table:table-cell table:style-name="ce11" table:formula="of:=[.M32]*[.AA32]" office:value-type="float" office:value="0.0170481761943048" calcext:value-type="float">
            <text:p>1.70481762E-02</text:p>
          </table:table-cell>
          <table:table-cell table:style-name="ce11" table:formula="of:=[.AB32]*([.AF32]-[.AG32])/[.T32]" office:value-type="float" office:value="0.000000171188628431285" calcext:value-type="float">
            <text:p>1.71188628E-07</text:p>
          </table:table-cell>
          <table:table-cell table:style-name="ce11" table:formula="of:=[.A32]*([.AE32]+[.AH32])" office:value-type="float" office:value="0" calcext:value-type="float">
            <text:p>0.00000000E+00</text:p>
          </table:table-cell>
          <table:table-cell table:style-name="ce12" table:formula="of:=[.A32]*([.AE32]*28.0134+[.AH32]*31.9988)" office:value-type="float" office:value="0.000000682255159750043" calcext:value-type="float">
            <text:p>6.82255160E-07</text:p>
          </table:table-cell>
          <table:table-cell table:style-name="ce2" table:formula="of:=[.AK31]+0.0000015" office:value-type="float" office:value="0.0000045" calcext:value-type="float">
            <text:p>4.50000000E-006</text:p>
          </table:table-cell>
          <table:table-cell table:style-name="ce2" table:formula="of:= [.AK32]/([.E32]*31.9988+[.C32]*28.0134)/[.A32]" office:value-type="float" office:value="0.000000148633127877102" calcext:value-type="float">
            <text:p>1.48633128E-007</text:p>
          </table:table-cell>
          <table:table-cell table:style-name="ce11" table:formula="of:=[.AE32]" office:value-type="float" office:value="-0.000000171188628431285" calcext:value-type="float">
            <text:p>-1.71188628E-07</text:p>
          </table:table-cell>
          <table:table-cell table:style-name="ce2" table:formula="of:=MIN(0; [.AM32]+[.AL32])" office:value-type="float" office:value="-0.0000000225555005541831" calcext:value-type="float">
            <text:p>-2.25555006E-008</text:p>
          </table:table-cell>
          <table:table-cell table:style-name="ce29" table:formula="of:=MIN(1; MAX(0; [.AN32]/[.AM32]))" office:value-type="float" office:value="0.131758170860261" calcext:value-type="float">
            <text:p>0.1318</text:p>
          </table:table-cell>
          <table:table-cell table:style-name="ce2" table:formula="of:=[.A32]*([.AO32]*([.AE32]*28.0134)+[.AO32]*([.AH32]*31.9988))" office:value-type="float" office:value="0.0000000898926919086411" calcext:value-type="float">
            <text:p>8.98926919E-008</text:p>
          </table:table-cell>
          <table:table-cell table:style-name="ce2" table:number-columns-repeated="4"/>
        </table:table-row>
        <table:table-row table:style-name="ro2">
          <table:table-cell table:style-name="ce11" office:value-type="float" office:value="1" calcext:value-type="float">
            <text:p>1.00000000E+00</text:p>
          </table:table-cell>
          <table:table-cell table:style-name="ce11" office:value-type="float" office:value="0.4" calcext:value-type="float">
            <text:p>4.00000000E-01</text:p>
          </table:table-cell>
          <table:table-cell table:style-name="ce11" table:formula="of:=[.B33]/28.0134/([.B33]/28.0134+[.D33]/31.9988)" office:value-type="float" office:value="0.432305802977348" calcext:value-type="float">
            <text:p>4.32305803E-01</text:p>
          </table:table-cell>
          <table:table-cell table:style-name="ce11" table:formula="of:=1-[.B33]" office:value-type="float" office:value="0.6" calcext:value-type="float">
            <text:p>6.00000000E-01</text:p>
          </table:table-cell>
          <table:table-cell table:style-name="ce11" table:formula="of:=[.D33]/31.9988/([.D33]/31.9988+[.B33]/28.0134)" office:value-type="float" office:value="0.567694197022652" calcext:value-type="float">
            <text:p>5.6769419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C33] + 31.9988 * [.E33])*[.G33]/[.F33]/8.314472" office:value-type="float" office:value="1.40051857554533" calcext:value-type="float">
            <text:p>1.40051858E+00</text:p>
          </table:table-cell>
          <table:table-cell table:style-name="ce11" table:formula="of:=[.H33]/([.E33]*31.9988+[.C33]*28.0134)" office:value-type="float" office:value="0.046258545896286" calcext:value-type="float">
            <text:p>4.62585459E-02</text:p>
          </table:table-cell>
          <table:table-cell table:style-name="ce11" office:value-type="float" office:value="0.6" calcext:value-type="float">
            <text:p>6.00000000E-01</text:p>
          </table:table-cell>
          <table:table-cell table:style-name="ce11" table:formula="of:=[.J33]/28.0134/([.J33]/28.0134+[.L33]/31.9988)" office:value-type="float" office:value="0.631458882591605" calcext:value-type="float">
            <text:p>6.31458883E-01</text:p>
          </table:table-cell>
          <table:table-cell table:style-name="ce11" table:formula="of:=1-[.J33]" office:value-type="float" office:value="0.4" calcext:value-type="float">
            <text:p>4.00000000E-01</text:p>
          </table:table-cell>
          <table:table-cell table:style-name="ce11" table:formula="of:=[.L33]/31.9988/([.L33]/31.9988+[.J33]/28.0134)" office:value-type="float" office:value="0.368541117408395" calcext:value-type="float">
            <text:p>3.6854111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K33] + 31.9988 * [.M33])*[.O33]/[.N33]/8.314472" office:value-type="float" office:value="1.3638029510158" calcext:value-type="float">
            <text:p>1.36380295E+00</text:p>
          </table:table-cell>
          <table:table-cell table:style-name="ce11" table:formula="of:=[.P33]/([.M33]*31.9988+[.K33]*28.0134)" office:value-type="float" office:value="0.046258545896286" calcext:value-type="float">
            <text:p>4.62585459E-02</text:p>
          </table:table-cell>
          <table:table-cell table:number-columns-repeated="2" table:style-name="ce11" office:value-type="float" office:value="0.5" calcext:value-type="float">
            <text:p>5.00000000E-01</text:p>
          </table:table-cell>
          <table:table-cell table:style-name="ce11" table:formula="of:=[.R33]+[.S33]" office:value-type="float" office:value="1" calcext:value-type="float">
            <text:p>1.00000000E+00</text:p>
          </table:table-cell>
          <table:table-cell table:style-name="ce11" table:formula="of:=1.3806504E-023*[.F33]/[.G33]/[.$E$16]/1000" office:value-type="float" office:value="0.000000119656368" calcext:value-type="float">
            <text:p>1.19656368E-07</text:p>
          </table:table-cell>
          <table:table-cell table:style-name="ce11" table:formula="of:=1.3806504E-023*[.N33]/[.O33]/[.$E$16]/1000" office:value-type="float" office:value="0.000000119656368" calcext:value-type="float">
            <text:p>1.19656368E-07</text:p>
          </table:table-cell>
          <table:table-cell table:style-name="ce11" table:formula="of:=([.U33]*[.R33]+[.V33]*[.S33])/[.T33]" office:value-type="float" office:value="0.000000119656368" calcext:value-type="float">
            <text:p>1.19656368E-07</text:p>
          </table:table-cell>
          <table:table-cell table:style-name="ce11" table:formula="of:=([.F33]*[.R33]+[.N33]*[.S33])/[.T33]" office:value-type="float" office:value="260" calcext:value-type="float">
            <text:p>2.60000000E+02</text:p>
          </table:table-cell>
          <table:table-cell table:formula="of:=([.R33]/([.B33]/28.0134 + [.D33]/31.9988)+[.S33]/([.J33]/28.0134 + [.L33]/31.9988))/[.T33]" office:value-type="float" office:value="29.8790361110667" calcext:value-type="float">
            <text:p>29.88</text:p>
          </table:table-cell>
          <table:table-cell table:style-name="ce11" table:formula="of:=SQRT(3000*8.314472*[.X33]/[.Y33])" office:value-type="float" office:value="465.887810088898" calcext:value-type="float">
            <text:p>4.65887810E+02</text:p>
          </table:table-cell>
          <table:table-cell table:style-name="ce11" table:formula="of:=([.I33]*[.R33]+[.Q33]*[.S33])/[.T33]" office:value-type="float" office:value="0.046258545896286" calcext:value-type="float">
            <text:p>4.62585459E-02</text:p>
          </table:table-cell>
          <table:table-cell table:style-name="ce11" table:formula="of:=[.W33]*[.Z33]/3" office:value-type="float" office:value="0.0000185821477502371" calcext:value-type="float">
            <text:p>1.85821478E-05</text:p>
          </table:table-cell>
          <table:table-cell table:style-name="ce11" table:formula="of:=[.C33] * [.AA33]" office:value-type="float" office:value="0.0199978378282584" calcext:value-type="float">
            <text:p>1.99978378E-02</text:p>
          </table:table-cell>
          <table:table-cell table:style-name="ce11" table:formula="of:=[.K33] * [.AA33]" office:value-type="float" office:value="0.0292103697019812" calcext:value-type="float">
            <text:p>2.92103697E-02</text:p>
          </table:table-cell>
          <table:table-cell table:style-name="ce11" table:formula="of:=[.AB33]*([.AC33]-[.AD33])/[.T33]" office:value-type="float" office:value="-0.000000171188628431285" calcext:value-type="float">
            <text:p>-1.71188628E-07</text:p>
          </table:table-cell>
          <table:table-cell table:style-name="ce11" table:formula="of:=[.E33]*[.AA33]" office:value-type="float" office:value="0.0262607080680276" calcext:value-type="float">
            <text:p>2.62607081E-02</text:p>
          </table:table-cell>
          <table:table-cell table:style-name="ce11" table:formula="of:=[.M33]*[.AA33]" office:value-type="float" office:value="0.0170481761943048" calcext:value-type="float">
            <text:p>1.70481762E-02</text:p>
          </table:table-cell>
          <table:table-cell table:style-name="ce11" table:formula="of:=[.AB33]*([.AF33]-[.AG33])/[.T33]" office:value-type="float" office:value="0.000000171188628431285" calcext:value-type="float">
            <text:p>1.71188628E-07</text:p>
          </table:table-cell>
          <table:table-cell table:style-name="ce11" table:formula="of:=[.A33]*([.AE33]+[.AH33])" office:value-type="float" office:value="0" calcext:value-type="float">
            <text:p>0.00000000E+00</text:p>
          </table:table-cell>
          <table:table-cell table:style-name="ce12" table:formula="of:=[.A33]*([.AE33]*28.0134+[.AH33]*31.9988)" office:value-type="float" office:value="0.000000682255159750043" calcext:value-type="float">
            <text:p>6.82255160E-07</text:p>
          </table:table-cell>
          <table:table-cell table:style-name="ce2" table:formula="of:=[.AK32]+0.0000015" office:value-type="float" office:value="0.000006" calcext:value-type="float">
            <text:p>6.00000000E-006</text:p>
          </table:table-cell>
          <table:table-cell table:style-name="ce2" table:formula="of:= [.AK33]/([.E33]*31.9988+[.C33]*28.0134)/[.A33]" office:value-type="float" office:value="0.000000198177503836136" calcext:value-type="float">
            <text:p>1.98177504E-007</text:p>
          </table:table-cell>
          <table:table-cell table:style-name="ce11" table:formula="of:=[.AE33]" office:value-type="float" office:value="-0.000000171188628431285" calcext:value-type="float">
            <text:p>-1.71188628E-07</text:p>
          </table:table-cell>
          <table:table-cell table:style-name="ce2" table:formula="of:=MIN(0; [.AM33]+[.AL33])" office:value-type="float" office:value="0" calcext:value-type="float">
            <text:p>0.00000000E+000</text:p>
          </table:table-cell>
          <table:table-cell table:style-name="ce29" table:formula="of:=MIN(1; MAX(0; [.AN33]/[.AM33]))" office:value-type="float" office:value="-0" calcext:value-type="float">
            <text:p>0.0000</text:p>
          </table:table-cell>
          <table:table-cell table:style-name="ce2" table:formula="of:=[.A33]*([.AO33]*([.AE33]*28.0134)+[.AO33]*([.AH33]*31.9988))" office:value-type="float" office:value="0" calcext:value-type="float">
            <text:p>0.00000000E+000</text:p>
          </table:table-cell>
          <table:table-cell table:style-name="ce2" table:number-columns-repeated="4"/>
        </table:table-row>
        <table:table-row table:style-name="ro2" table:number-rows-repeated="2">
          <table:table-cell table:number-columns-repeated="46"/>
        </table:table-row>
        <table:table-row table:style-name="ro2">
          <table:table-cell table:number-columns-repeated="3"/>
          <table:table-cell table:style-name="ce27" office:value-type="string" calcext:value-type="string" table:number-columns-spanned="5" table:number-rows-spanned="1">
            <text:p>Test 4 – Negative Bulk Flow Test</text:p>
          </table:table-cell>
          <table:covered-table-cell table:number-columns-repeated="4"/>
          <table:table-cell table:number-columns-repeated="38"/>
        </table:table-row>
        <table:table-row table:style-name="ro2">
          <table:table-cell table:number-columns-repeated="46"/>
        </table:table-row>
        <table:table-row table:style-name="ro2">
          <table:table-cell table:number-columns-repeated="2"/>
          <table:table-cell table:style-name="ce24" office:value-type="string" calcext:value-type="string" table:number-columns-spanned="8" table:number-rows-spanned="1">
            <text:p>fluid0 <text:s/>(40% N2 &amp; 60% O2)</text:p>
          </table:table-cell>
          <table:covered-table-cell table:number-columns-repeated="4"/>
          <table:covered-table-cell table:style-name="ce20"/>
          <table:covered-table-cell table:number-columns-repeated="2"/>
          <table:table-cell table:style-name="ce24" office:value-type="string" calcext:value-type="string" table:number-columns-spanned="8" table:number-rows-spanned="1">
            <text:p>fluid1 <text:s/>(60% N2 &amp; 40% O2)</text:p>
          </table:table-cell>
          <table:covered-table-cell table:number-columns-repeated="3"/>
          <table:covered-table-cell table:number-columns-repeated="4" table:style-name="ce20"/>
          <table:table-cell table:number-columns-repeated="28"/>
        </table:table-row>
        <table:table-row table:style-name="ro2">
          <table:table-cell table:style-name="ce7" office:value-type="string" calcext:value-type="string">
            <text:p>area (m2)</text:p>
          </table:table-cell>
          <table:table-cell office:value-type="string" calcext:value-type="string">
            <text:p>N2 mass fraction</text:p>
          </table:table-cell>
          <table:table-cell office:value-type="string" calcext:value-type="string">
            <text:p>N2 mole fraction</text:p>
          </table:table-cell>
          <table:table-cell office:value-type="string" calcext:value-type="string">
            <text:p>O2 mass fraction</text:p>
          </table:table-cell>
          <table:table-cell office:value-type="string" calcext:value-type="string">
            <text:p>O2 mole fraction</text:p>
          </table:table-cell>
          <table:table-cell table:style-name="ce7" office:value-type="string" calcext:value-type="string">
            <text:p>temperature (K)</text:p>
          </table:table-cell>
          <table:table-cell office:value-type="string" calcext:value-type="string">
            <text:p>pressure (kPa)</text:p>
          </table:table-cell>
          <table:table-cell table:style-name="ce7" office:value-type="string" calcext:value-type="string">
            <text:p>density (kg/m3)</text:p>
          </table:table-cell>
          <table:table-cell table:style-name="ce7" office:value-type="string" calcext:value-type="string">
            <text:p>Molar Density (Mol/m3)</text:p>
          </table:table-cell>
          <table:table-cell office:value-type="string" calcext:value-type="string">
            <text:p>N2 mass fraction</text:p>
          </table:table-cell>
          <table:table-cell office:value-type="string" calcext:value-type="string">
            <text:p>N2 mole fraction</text:p>
          </table:table-cell>
          <table:table-cell office:value-type="string" calcext:value-type="string">
            <text:p>O2 mass fraction</text:p>
          </table:table-cell>
          <table:table-cell office:value-type="string" calcext:value-type="string">
            <text:p>O2 mole fraction</text:p>
          </table:table-cell>
          <table:table-cell table:style-name="ce7" office:value-type="string" calcext:value-type="string">
            <text:p>temperature (K)</text:p>
          </table:table-cell>
          <table:table-cell office:value-type="string" calcext:value-type="string">
            <text:p>pressure (kPa)</text:p>
          </table:table-cell>
          <table:table-cell table:style-name="ce7" office:value-type="string" calcext:value-type="string">
            <text:p>density(kg/m3)</text:p>
          </table:table-cell>
          <table:table-cell table:style-name="ce7" office:value-type="string" calcext:value-type="string">
            <text:p>Molar Density (Mol/m3)</text:p>
          </table:table-cell>
          <table:table-cell table:style-name="ce7" office:value-type="string" calcext:value-type="string">
            <text:p>length0 (m)</text:p>
          </table:table-cell>
          <table:table-cell table:style-name="ce7" office:value-type="string" calcext:value-type="string">
            <text:p>length1 (m)</text:p>
          </table:table-cell>
          <table:table-cell office:value-type="string" calcext:value-type="string">
            <text:p>total l (m)</text:p>
          </table:table-cell>
          <table:table-cell office:value-type="string" calcext:value-type="string">
            <text:p>lambda0</text:p>
          </table:table-cell>
          <table:table-cell office:value-type="string" calcext:value-type="string">
            <text:p>lambda1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mean T (K)</text:p>
          </table:table-cell>
          <table:table-cell office:value-type="string" calcext:value-type="string">
            <text:p>mean MW</text:p>
          </table:table-cell>
          <table:table-cell office:value-type="string" calcext:value-type="string">
            <text:p>N2 mean v (m/s)</text:p>
          </table:table-cell>
          <table:table-cell office:value-type="string" calcext:value-type="string">
            <text:p>mean Molar Density</text:p>
          </table:table-cell>
          <table:table-cell office:value-type="string" calcext:value-type="string">
            <text:p>diffusivity</text:p>
          </table:table-cell>
          <table:table-cell office:value-type="string" calcext:value-type="string">
            <text:p>N2 molar density0</text:p>
          </table:table-cell>
          <table:table-cell office:value-type="string" calcext:value-type="string">
            <text:p>N2 molar density 1</text:p>
          </table:table-cell>
          <table:table-cell office:value-type="string" calcext:value-type="string">
            <text:p>N2 diffusive flux</text:p>
          </table:table-cell>
          <table:table-cell office:value-type="string" calcext:value-type="string">
            <text:p>O2 molar density 0</text:p>
          </table:table-cell>
          <table:table-cell office:value-type="string" calcext:value-type="string">
            <text:p>O2 molar density 1</text:p>
          </table:table-cell>
          <table:table-cell office:value-type="string" calcext:value-type="string">
            <text:p>O2 diffusive flux</text:p>
          </table:table-cell>
          <table:table-cell office:value-type="string" calcext:value-type="string">
            <text:p>net molar flux</text:p>
          </table:table-cell>
          <table:table-cell office:value-type="string" calcext:value-type="string">
            <text:p>net mass flux</text:p>
          </table:table-cell>
          <table:table-cell office:value-type="string" calcext:value-type="string">
            <text:p>Bulk Flow</text:p>
          </table:table-cell>
          <table:table-cell office:value-type="string" calcext:value-type="string">
            <text:p>Bulk Flux</text:p>
          </table:table-cell>
          <table:table-cell office:value-type="string" calcext:value-type="string">
            <text:p>Positive Flux</text:p>
          </table:table-cell>
          <table:table-cell office:value-type="string" calcext:value-type="string">
            <text:p>Net Opposing Flux</text:p>
          </table:table-cell>
          <table:table-cell office:value-type="string" calcext:value-type="string">
            <text:p>Limit Net Flux Ratio</text:p>
          </table:table-cell>
          <table:table-cell office:value-type="string" calcext:value-type="string">
            <text:p>Adjusted Mass Flux</text:p>
          </table:table-cell>
          <table:table-cell table:number-columns-repeated="4"/>
        </table:table-row>
        <table:table-row table:style-name="ro2">
          <table:table-cell table:style-name="ce11" office:value-type="float" office:value="1" calcext:value-type="float">
            <text:p>1.00000000E+00</text:p>
          </table:table-cell>
          <table:table-cell table:style-name="ce11" office:value-type="float" office:value="0.4" calcext:value-type="float">
            <text:p>4.00000000E-01</text:p>
          </table:table-cell>
          <table:table-cell table:style-name="ce11" table:formula="of:=[.B40]/28.0134/([.B40]/28.0134+[.D40]/31.9988)" office:value-type="float" office:value="0.432305802977348" calcext:value-type="float">
            <text:p>4.32305803E-01</text:p>
          </table:table-cell>
          <table:table-cell table:style-name="ce11" table:formula="of:=1-[.B40]" office:value-type="float" office:value="0.6" calcext:value-type="float">
            <text:p>6.00000000E-01</text:p>
          </table:table-cell>
          <table:table-cell table:style-name="ce11" table:formula="of:=[.D40]/31.9988/([.D40]/31.9988+[.B40]/28.0134)" office:value-type="float" office:value="0.567694197022652" calcext:value-type="float">
            <text:p>5.6769419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C40] + 31.9988 * [.E40])*[.G40]/[.F40]/8.314472" office:value-type="float" office:value="1.40051857554533" calcext:value-type="float">
            <text:p>1.40051858E+00</text:p>
          </table:table-cell>
          <table:table-cell table:style-name="ce11" table:formula="of:=[.H40]/([.E40]*31.9988+[.C40]*28.0134)" office:value-type="float" office:value="0.046258545896286" calcext:value-type="float">
            <text:p>4.62585459E-02</text:p>
          </table:table-cell>
          <table:table-cell table:style-name="ce11" office:value-type="float" office:value="0.6" calcext:value-type="float">
            <text:p>6.00000000E-01</text:p>
          </table:table-cell>
          <table:table-cell table:style-name="ce11" table:formula="of:=[.J40]/28.0134/([.J40]/28.0134+[.L40]/31.9988)" office:value-type="float" office:value="0.631458882591605" calcext:value-type="float">
            <text:p>6.31458883E-01</text:p>
          </table:table-cell>
          <table:table-cell table:style-name="ce11" table:formula="of:=1-[.J40]" office:value-type="float" office:value="0.4" calcext:value-type="float">
            <text:p>4.00000000E-01</text:p>
          </table:table-cell>
          <table:table-cell table:style-name="ce11" table:formula="of:=[.L40]/31.9988/([.L40]/31.9988+[.J40]/28.0134)" office:value-type="float" office:value="0.368541117408395" calcext:value-type="float">
            <text:p>3.6854111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K40] + 31.9988 * [.M40])*[.O40]/[.N40]/8.314472" office:value-type="float" office:value="1.3638029510158" calcext:value-type="float">
            <text:p>1.36380295E+00</text:p>
          </table:table-cell>
          <table:table-cell table:style-name="ce11" table:formula="of:=[.P40]/([.M40]*31.9988+[.K40]*28.0134)" office:value-type="float" office:value="0.046258545896286" calcext:value-type="float">
            <text:p>4.62585459E-02</text:p>
          </table:table-cell>
          <table:table-cell table:number-columns-repeated="2" table:style-name="ce11" office:value-type="float" office:value="0.5" calcext:value-type="float">
            <text:p>5.00000000E-01</text:p>
          </table:table-cell>
          <table:table-cell table:style-name="ce11" table:formula="of:=[.R40]+[.S40]" office:value-type="float" office:value="1" calcext:value-type="float">
            <text:p>1.00000000E+00</text:p>
          </table:table-cell>
          <table:table-cell table:style-name="ce11" table:formula="of:=1.3806504E-023*[.F40]/[.G40]/[.$E$16]/1000" office:value-type="float" office:value="0.000000119656368" calcext:value-type="float">
            <text:p>1.19656368E-07</text:p>
          </table:table-cell>
          <table:table-cell table:style-name="ce11" table:formula="of:=1.3806504E-023*[.N40]/[.O40]/[.$E$16]/1000" office:value-type="float" office:value="0.000000119656368" calcext:value-type="float">
            <text:p>1.19656368E-07</text:p>
          </table:table-cell>
          <table:table-cell table:style-name="ce11" table:formula="of:=([.U40]*[.R40]+[.V40]*[.S40])/[.T40]" office:value-type="float" office:value="0.000000119656368" calcext:value-type="float">
            <text:p>1.19656368E-07</text:p>
          </table:table-cell>
          <table:table-cell table:style-name="ce11" table:formula="of:=([.F40]*[.R40]+[.N40]*[.S40])/[.T40]" office:value-type="float" office:value="260" calcext:value-type="float">
            <text:p>2.60000000E+02</text:p>
          </table:table-cell>
          <table:table-cell table:formula="of:=([.R40]/([.B40]/28.0134 + [.D40]/31.9988)+[.S40]/([.J40]/28.0134 + [.L40]/31.9988))/[.T40]" office:value-type="float" office:value="29.8790361110667" calcext:value-type="float">
            <text:p>29.88</text:p>
          </table:table-cell>
          <table:table-cell table:style-name="ce11" table:formula="of:=SQRT(3000*8.314472*[.X40]/[.Y40])" office:value-type="float" office:value="465.887810088898" calcext:value-type="float">
            <text:p>4.65887810E+02</text:p>
          </table:table-cell>
          <table:table-cell table:style-name="ce11" table:formula="of:=([.I40]*[.R40]+[.Q40]*[.S40])/[.T40]" office:value-type="float" office:value="0.046258545896286" calcext:value-type="float">
            <text:p>4.62585459E-02</text:p>
          </table:table-cell>
          <table:table-cell table:style-name="ce11" table:formula="of:=[.W40]*[.Z40]/3" office:value-type="float" office:value="0.0000185821477502371" calcext:value-type="float">
            <text:p>1.85821478E-05</text:p>
          </table:table-cell>
          <table:table-cell table:style-name="ce11" table:formula="of:=[.C40] * [.AA40]" office:value-type="float" office:value="0.0199978378282584" calcext:value-type="float">
            <text:p>1.99978378E-02</text:p>
          </table:table-cell>
          <table:table-cell table:style-name="ce11" table:formula="of:=[.K40] * [.AA40]" office:value-type="float" office:value="0.0292103697019812" calcext:value-type="float">
            <text:p>2.92103697E-02</text:p>
          </table:table-cell>
          <table:table-cell table:style-name="ce11" table:formula="of:=[.AB40]*([.AC40]-[.AD40])/[.T40]" office:value-type="float" office:value="-0.000000171188628431285" calcext:value-type="float">
            <text:p>-1.71188628E-07</text:p>
          </table:table-cell>
          <table:table-cell table:style-name="ce11" table:formula="of:=[.E40]*[.AA40]" office:value-type="float" office:value="0.0262607080680276" calcext:value-type="float">
            <text:p>2.62607081E-02</text:p>
          </table:table-cell>
          <table:table-cell table:style-name="ce11" table:formula="of:=[.M40]*[.AA40]" office:value-type="float" office:value="0.0170481761943048" calcext:value-type="float">
            <text:p>1.70481762E-02</text:p>
          </table:table-cell>
          <table:table-cell table:style-name="ce11" table:formula="of:=[.AB40]*([.AF40]-[.AG40])/[.T40]" office:value-type="float" office:value="0.000000171188628431285" calcext:value-type="float">
            <text:p>1.71188628E-07</text:p>
          </table:table-cell>
          <table:table-cell table:style-name="ce11" table:formula="of:=[.A40]*([.AE40]+[.AH40])" office:value-type="float" office:value="0" calcext:value-type="float">
            <text:p>0.00000000E+00</text:p>
          </table:table-cell>
          <table:table-cell table:style-name="ce12" table:formula="of:=[.A40]*([.AE40]*28.0134+[.AH40]*31.9988)" office:value-type="float" office:value="0.000000682255159750043" calcext:value-type="float">
            <text:p>6.82255160E-07</text:p>
          </table:table-cell>
          <table:table-cell table:style-name="ce2" office:value-type="float" office:value="0" calcext:value-type="float">
            <text:p>0.00000000E+000</text:p>
          </table:table-cell>
          <table:table-cell table:style-name="ce2" table:formula="of:= [.AK40]/([.M40]*31.9988+[.K40]*28.0134)/[.A40]" office:value-type="float" office:value="0" calcext:value-type="float">
            <text:p>0.00000000E+000</text:p>
          </table:table-cell>
          <table:table-cell table:style-name="ce11" table:formula="of:=[.AH40]" office:value-type="float" office:value="0.000000171188628431285" calcext:value-type="float">
            <text:p>1.71188628E-07</text:p>
          </table:table-cell>
          <table:table-cell table:style-name="ce2" table:formula="of:=MAX(0; [.AM40]+[.AL40])" office:value-type="float" office:value="0.000000171188628431285" calcext:value-type="float">
            <text:p>1.71188628E-007</text:p>
          </table:table-cell>
          <table:table-cell table:style-name="ce29" table:formula="of:=MIN(1; MAX(0; [.AN40]/[.AM40]))" office:value-type="float" office:value="1" calcext:value-type="float">
            <text:p>1.0000</text:p>
          </table:table-cell>
          <table:table-cell table:style-name="ce2" table:formula="of:=[.A40]*([.AO40]*([.AE40]*28.0134)+[.AO40]*([.AH40]*31.9988))" office:value-type="float" office:value="0.000000682255159750043" calcext:value-type="float">
            <text:p>6.82255160E-007</text:p>
          </table:table-cell>
          <table:table-cell table:style-name="ce2" table:number-columns-repeated="4"/>
        </table:table-row>
        <table:table-row table:style-name="ro2">
          <table:table-cell table:style-name="ce11" office:value-type="float" office:value="1" calcext:value-type="float">
            <text:p>1.00000000E+00</text:p>
          </table:table-cell>
          <table:table-cell table:style-name="ce11" office:value-type="float" office:value="0.4" calcext:value-type="float">
            <text:p>4.00000000E-01</text:p>
          </table:table-cell>
          <table:table-cell table:style-name="ce11" table:formula="of:=[.B41]/28.0134/([.B41]/28.0134+[.D41]/31.9988)" office:value-type="float" office:value="0.432305802977348" calcext:value-type="float">
            <text:p>4.32305803E-01</text:p>
          </table:table-cell>
          <table:table-cell table:style-name="ce11" table:formula="of:=1-[.B41]" office:value-type="float" office:value="0.6" calcext:value-type="float">
            <text:p>6.00000000E-01</text:p>
          </table:table-cell>
          <table:table-cell table:style-name="ce11" table:formula="of:=[.D41]/31.9988/([.D41]/31.9988+[.B41]/28.0134)" office:value-type="float" office:value="0.567694197022652" calcext:value-type="float">
            <text:p>5.6769419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C41] + 31.9988 * [.E41])*[.G41]/[.F41]/8.314472" office:value-type="float" office:value="1.40051857554533" calcext:value-type="float">
            <text:p>1.40051858E+00</text:p>
          </table:table-cell>
          <table:table-cell table:style-name="ce11" table:formula="of:=[.H41]/([.E41]*31.9988+[.C41]*28.0134)" office:value-type="float" office:value="0.046258545896286" calcext:value-type="float">
            <text:p>4.62585459E-02</text:p>
          </table:table-cell>
          <table:table-cell table:style-name="ce11" office:value-type="float" office:value="0.6" calcext:value-type="float">
            <text:p>6.00000000E-01</text:p>
          </table:table-cell>
          <table:table-cell table:style-name="ce11" table:formula="of:=[.J41]/28.0134/([.J41]/28.0134+[.L41]/31.9988)" office:value-type="float" office:value="0.631458882591605" calcext:value-type="float">
            <text:p>6.31458883E-01</text:p>
          </table:table-cell>
          <table:table-cell table:style-name="ce11" table:formula="of:=1-[.J41]" office:value-type="float" office:value="0.4" calcext:value-type="float">
            <text:p>4.00000000E-01</text:p>
          </table:table-cell>
          <table:table-cell table:style-name="ce11" table:formula="of:=[.L41]/31.9988/([.L41]/31.9988+[.J41]/28.0134)" office:value-type="float" office:value="0.368541117408395" calcext:value-type="float">
            <text:p>3.6854111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K41] + 31.9988 * [.M41])*[.O41]/[.N41]/8.314472" office:value-type="float" office:value="1.3638029510158" calcext:value-type="float">
            <text:p>1.36380295E+00</text:p>
          </table:table-cell>
          <table:table-cell table:style-name="ce11" table:formula="of:=[.P41]/([.M41]*31.9988+[.K41]*28.0134)" office:value-type="float" office:value="0.046258545896286" calcext:value-type="float">
            <text:p>4.62585459E-02</text:p>
          </table:table-cell>
          <table:table-cell table:number-columns-repeated="2" table:style-name="ce11" office:value-type="float" office:value="0.5" calcext:value-type="float">
            <text:p>5.00000000E-01</text:p>
          </table:table-cell>
          <table:table-cell table:style-name="ce11" table:formula="of:=[.R41]+[.S41]" office:value-type="float" office:value="1" calcext:value-type="float">
            <text:p>1.00000000E+00</text:p>
          </table:table-cell>
          <table:table-cell table:style-name="ce11" table:formula="of:=1.3806504E-023*[.F41]/[.G41]/[.$E$16]/1000" office:value-type="float" office:value="0.000000119656368" calcext:value-type="float">
            <text:p>1.19656368E-07</text:p>
          </table:table-cell>
          <table:table-cell table:style-name="ce11" table:formula="of:=1.3806504E-023*[.N41]/[.O41]/[.$E$16]/1000" office:value-type="float" office:value="0.000000119656368" calcext:value-type="float">
            <text:p>1.19656368E-07</text:p>
          </table:table-cell>
          <table:table-cell table:style-name="ce11" table:formula="of:=([.U41]*[.R41]+[.V41]*[.S41])/[.T41]" office:value-type="float" office:value="0.000000119656368" calcext:value-type="float">
            <text:p>1.19656368E-07</text:p>
          </table:table-cell>
          <table:table-cell table:style-name="ce11" table:formula="of:=([.F41]*[.R41]+[.N41]*[.S41])/[.T41]" office:value-type="float" office:value="260" calcext:value-type="float">
            <text:p>2.60000000E+02</text:p>
          </table:table-cell>
          <table:table-cell table:formula="of:=([.R41]/([.B41]/28.0134 + [.D41]/31.9988)+[.S41]/([.J41]/28.0134 + [.L41]/31.9988))/[.T41]" office:value-type="float" office:value="29.8790361110667" calcext:value-type="float">
            <text:p>29.88</text:p>
          </table:table-cell>
          <table:table-cell table:style-name="ce11" table:formula="of:=SQRT(3000*8.314472*[.X41]/[.Y41])" office:value-type="float" office:value="465.887810088898" calcext:value-type="float">
            <text:p>4.65887810E+02</text:p>
          </table:table-cell>
          <table:table-cell table:style-name="ce11" table:formula="of:=([.I41]*[.R41]+[.Q41]*[.S41])/[.T41]" office:value-type="float" office:value="0.046258545896286" calcext:value-type="float">
            <text:p>4.62585459E-02</text:p>
          </table:table-cell>
          <table:table-cell table:style-name="ce11" table:formula="of:=[.W41]*[.Z41]/3" office:value-type="float" office:value="0.0000185821477502371" calcext:value-type="float">
            <text:p>1.85821478E-05</text:p>
          </table:table-cell>
          <table:table-cell table:style-name="ce11" table:formula="of:=[.C41] * [.AA41]" office:value-type="float" office:value="0.0199978378282584" calcext:value-type="float">
            <text:p>1.99978378E-02</text:p>
          </table:table-cell>
          <table:table-cell table:style-name="ce11" table:formula="of:=[.K41] * [.AA41]" office:value-type="float" office:value="0.0292103697019812" calcext:value-type="float">
            <text:p>2.92103697E-02</text:p>
          </table:table-cell>
          <table:table-cell table:style-name="ce11" table:formula="of:=[.AB41]*([.AC41]-[.AD41])/[.T41]" office:value-type="float" office:value="-0.000000171188628431285" calcext:value-type="float">
            <text:p>-1.71188628E-07</text:p>
          </table:table-cell>
          <table:table-cell table:style-name="ce11" table:formula="of:=[.E41]*[.AA41]" office:value-type="float" office:value="0.0262607080680276" calcext:value-type="float">
            <text:p>2.62607081E-02</text:p>
          </table:table-cell>
          <table:table-cell table:style-name="ce11" table:formula="of:=[.M41]*[.AA41]" office:value-type="float" office:value="0.0170481761943048" calcext:value-type="float">
            <text:p>1.70481762E-02</text:p>
          </table:table-cell>
          <table:table-cell table:style-name="ce11" table:formula="of:=[.AB41]*([.AF41]-[.AG41])/[.T41]" office:value-type="float" office:value="0.000000171188628431285" calcext:value-type="float">
            <text:p>1.71188628E-07</text:p>
          </table:table-cell>
          <table:table-cell table:style-name="ce11" table:formula="of:=[.A41]*([.AE41]+[.AH41])" office:value-type="float" office:value="0" calcext:value-type="float">
            <text:p>0.00000000E+00</text:p>
          </table:table-cell>
          <table:table-cell table:style-name="ce12" table:formula="of:=[.A41]*([.AE41]*28.0134+[.AH41]*31.9988)" office:value-type="float" office:value="0.000000682255159750043" calcext:value-type="float">
            <text:p>6.82255160E-07</text:p>
          </table:table-cell>
          <table:table-cell table:style-name="ce2" table:formula="of:=[.AK40]-0.0000015" office:value-type="float" office:value="-0.0000015" calcext:value-type="float">
            <text:p>-1.50000000E-006</text:p>
          </table:table-cell>
          <table:table-cell table:style-name="ce2" table:formula="of:= [.AK41]/([.M41]*31.9988+[.K41]*28.0134)/[.A41]" office:value-type="float" office:value="-0.0000000508781849993409" calcext:value-type="float">
            <text:p>-5.08781850E-008</text:p>
          </table:table-cell>
          <table:table-cell table:style-name="ce11" table:formula="of:=[.AH41]" office:value-type="float" office:value="0.000000171188628431285" calcext:value-type="float">
            <text:p>1.71188628E-07</text:p>
          </table:table-cell>
          <table:table-cell table:style-name="ce2" table:formula="of:=MAX(0; [.AM41]+[.AL41])" office:value-type="float" office:value="0.000000120310443431944" calcext:value-type="float">
            <text:p>1.20310443E-007</text:p>
          </table:table-cell>
          <table:table-cell table:style-name="ce29" table:formula="of:=MIN(1; MAX(0; [.AN41]/[.AM41]))" office:value-type="float" office:value="0.70279459876762" calcext:value-type="float">
            <text:p>0.7028</text:p>
          </table:table-cell>
          <table:table-cell table:style-name="ce2" table:formula="of:=[.A41]*([.AO41]*([.AE41]*28.0134)+[.AO41]*([.AH41]*31.9988))" office:value-type="float" office:value="0.00000047948524125367" calcext:value-type="float">
            <text:p>4.79485241E-007</text:p>
          </table:table-cell>
          <table:table-cell table:style-name="ce2" table:number-columns-repeated="4"/>
        </table:table-row>
        <table:table-row table:style-name="ro2">
          <table:table-cell table:style-name="ce11" office:value-type="float" office:value="1" calcext:value-type="float">
            <text:p>1.00000000E+00</text:p>
          </table:table-cell>
          <table:table-cell table:style-name="ce11" office:value-type="float" office:value="0.4" calcext:value-type="float">
            <text:p>4.00000000E-01</text:p>
          </table:table-cell>
          <table:table-cell table:style-name="ce11" table:formula="of:=[.B42]/28.0134/([.B42]/28.0134+[.D42]/31.9988)" office:value-type="float" office:value="0.432305802977348" calcext:value-type="float">
            <text:p>4.32305803E-01</text:p>
          </table:table-cell>
          <table:table-cell table:style-name="ce11" table:formula="of:=1-[.B42]" office:value-type="float" office:value="0.6" calcext:value-type="float">
            <text:p>6.00000000E-01</text:p>
          </table:table-cell>
          <table:table-cell table:style-name="ce11" table:formula="of:=[.D42]/31.9988/([.D42]/31.9988+[.B42]/28.0134)" office:value-type="float" office:value="0.567694197022652" calcext:value-type="float">
            <text:p>5.6769419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C42] + 31.9988 * [.E42])*[.G42]/[.F42]/8.314472" office:value-type="float" office:value="1.40051857554533" calcext:value-type="float">
            <text:p>1.40051858E+00</text:p>
          </table:table-cell>
          <table:table-cell table:style-name="ce11" table:formula="of:=[.H42]/([.E42]*31.9988+[.C42]*28.0134)" office:value-type="float" office:value="0.046258545896286" calcext:value-type="float">
            <text:p>4.62585459E-02</text:p>
          </table:table-cell>
          <table:table-cell table:style-name="ce11" office:value-type="float" office:value="0.6" calcext:value-type="float">
            <text:p>6.00000000E-01</text:p>
          </table:table-cell>
          <table:table-cell table:style-name="ce11" table:formula="of:=[.J42]/28.0134/([.J42]/28.0134+[.L42]/31.9988)" office:value-type="float" office:value="0.631458882591605" calcext:value-type="float">
            <text:p>6.31458883E-01</text:p>
          </table:table-cell>
          <table:table-cell table:style-name="ce11" table:formula="of:=1-[.J42]" office:value-type="float" office:value="0.4" calcext:value-type="float">
            <text:p>4.00000000E-01</text:p>
          </table:table-cell>
          <table:table-cell table:style-name="ce11" table:formula="of:=[.L42]/31.9988/([.L42]/31.9988+[.J42]/28.0134)" office:value-type="float" office:value="0.368541117408395" calcext:value-type="float">
            <text:p>3.6854111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K42] + 31.9988 * [.M42])*[.O42]/[.N42]/8.314472" office:value-type="float" office:value="1.3638029510158" calcext:value-type="float">
            <text:p>1.36380295E+00</text:p>
          </table:table-cell>
          <table:table-cell table:style-name="ce11" table:formula="of:=[.P42]/([.M42]*31.9988+[.K42]*28.0134)" office:value-type="float" office:value="0.046258545896286" calcext:value-type="float">
            <text:p>4.62585459E-02</text:p>
          </table:table-cell>
          <table:table-cell table:number-columns-repeated="2" table:style-name="ce11" office:value-type="float" office:value="0.5" calcext:value-type="float">
            <text:p>5.00000000E-01</text:p>
          </table:table-cell>
          <table:table-cell table:style-name="ce11" table:formula="of:=[.R42]+[.S42]" office:value-type="float" office:value="1" calcext:value-type="float">
            <text:p>1.00000000E+00</text:p>
          </table:table-cell>
          <table:table-cell table:style-name="ce11" table:formula="of:=1.3806504E-023*[.F42]/[.G42]/[.$E$16]/1000" office:value-type="float" office:value="0.000000119656368" calcext:value-type="float">
            <text:p>1.19656368E-07</text:p>
          </table:table-cell>
          <table:table-cell table:style-name="ce11" table:formula="of:=1.3806504E-023*[.N42]/[.O42]/[.$E$16]/1000" office:value-type="float" office:value="0.000000119656368" calcext:value-type="float">
            <text:p>1.19656368E-07</text:p>
          </table:table-cell>
          <table:table-cell table:style-name="ce11" table:formula="of:=([.U42]*[.R42]+[.V42]*[.S42])/[.T42]" office:value-type="float" office:value="0.000000119656368" calcext:value-type="float">
            <text:p>1.19656368E-07</text:p>
          </table:table-cell>
          <table:table-cell table:style-name="ce11" table:formula="of:=([.F42]*[.R42]+[.N42]*[.S42])/[.T42]" office:value-type="float" office:value="260" calcext:value-type="float">
            <text:p>2.60000000E+02</text:p>
          </table:table-cell>
          <table:table-cell table:formula="of:=([.R42]/([.B42]/28.0134 + [.D42]/31.9988)+[.S42]/([.J42]/28.0134 + [.L42]/31.9988))/[.T42]" office:value-type="float" office:value="29.8790361110667" calcext:value-type="float">
            <text:p>29.88</text:p>
          </table:table-cell>
          <table:table-cell table:style-name="ce11" table:formula="of:=SQRT(3000*8.314472*[.X42]/[.Y42])" office:value-type="float" office:value="465.887810088898" calcext:value-type="float">
            <text:p>4.65887810E+02</text:p>
          </table:table-cell>
          <table:table-cell table:style-name="ce11" table:formula="of:=([.I42]*[.R42]+[.Q42]*[.S42])/[.T42]" office:value-type="float" office:value="0.046258545896286" calcext:value-type="float">
            <text:p>4.62585459E-02</text:p>
          </table:table-cell>
          <table:table-cell table:style-name="ce11" table:formula="of:=[.W42]*[.Z42]/3" office:value-type="float" office:value="0.0000185821477502371" calcext:value-type="float">
            <text:p>1.85821478E-05</text:p>
          </table:table-cell>
          <table:table-cell table:style-name="ce11" table:formula="of:=[.C42] * [.AA42]" office:value-type="float" office:value="0.0199978378282584" calcext:value-type="float">
            <text:p>1.99978378E-02</text:p>
          </table:table-cell>
          <table:table-cell table:style-name="ce11" table:formula="of:=[.K42] * [.AA42]" office:value-type="float" office:value="0.0292103697019812" calcext:value-type="float">
            <text:p>2.92103697E-02</text:p>
          </table:table-cell>
          <table:table-cell table:style-name="ce11" table:formula="of:=[.AB42]*([.AC42]-[.AD42])/[.T42]" office:value-type="float" office:value="-0.000000171188628431285" calcext:value-type="float">
            <text:p>-1.71188628E-07</text:p>
          </table:table-cell>
          <table:table-cell table:style-name="ce11" table:formula="of:=[.E42]*[.AA42]" office:value-type="float" office:value="0.0262607080680276" calcext:value-type="float">
            <text:p>2.62607081E-02</text:p>
          </table:table-cell>
          <table:table-cell table:style-name="ce11" table:formula="of:=[.M42]*[.AA42]" office:value-type="float" office:value="0.0170481761943048" calcext:value-type="float">
            <text:p>1.70481762E-02</text:p>
          </table:table-cell>
          <table:table-cell table:style-name="ce11" table:formula="of:=[.AB42]*([.AF42]-[.AG42])/[.T42]" office:value-type="float" office:value="0.000000171188628431285" calcext:value-type="float">
            <text:p>1.71188628E-07</text:p>
          </table:table-cell>
          <table:table-cell table:style-name="ce11" table:formula="of:=[.A42]*([.AE42]+[.AH42])" office:value-type="float" office:value="0" calcext:value-type="float">
            <text:p>0.00000000E+00</text:p>
          </table:table-cell>
          <table:table-cell table:style-name="ce12" table:formula="of:=[.A42]*([.AE42]*28.0134+[.AH42]*31.9988)" office:value-type="float" office:value="0.000000682255159750043" calcext:value-type="float">
            <text:p>6.82255160E-07</text:p>
          </table:table-cell>
          <table:table-cell table:style-name="ce2" table:formula="of:=[.AK41]-0.0000015" office:value-type="float" office:value="-0.000003" calcext:value-type="float">
            <text:p>-3.00000000E-006</text:p>
          </table:table-cell>
          <table:table-cell table:style-name="ce2" table:formula="of:= [.AK42]/([.M42]*31.9988+[.K42]*28.0134)/[.A42]" office:value-type="float" office:value="-0.000000101756369998682" calcext:value-type="float">
            <text:p>-1.01756370E-007</text:p>
          </table:table-cell>
          <table:table-cell table:style-name="ce11" table:formula="of:=[.AH42]" office:value-type="float" office:value="0.000000171188628431285" calcext:value-type="float">
            <text:p>1.71188628E-07</text:p>
          </table:table-cell>
          <table:table-cell table:style-name="ce2" table:formula="of:=MAX(0; [.AM42]+[.AL42])" office:value-type="float" office:value="0.0000000694322584326035" calcext:value-type="float">
            <text:p>6.94322584E-008</text:p>
          </table:table-cell>
          <table:table-cell table:style-name="ce29" table:formula="of:=MIN(1; MAX(0; [.AN42]/[.AM42]))" office:value-type="float" office:value="0.405589197535241" calcext:value-type="float">
            <text:p>0.4056</text:p>
          </table:table-cell>
          <table:table-cell table:style-name="ce2" table:formula="of:=[.A42]*([.AO42]*([.AE42]*28.0134)+[.AO42]*([.AH42]*31.9988))" office:value-type="float" office:value="0.000000276715322757298" calcext:value-type="float">
            <text:p>2.76715323E-007</text:p>
          </table:table-cell>
          <table:table-cell table:style-name="ce2" table:number-columns-repeated="4"/>
        </table:table-row>
        <table:table-row table:style-name="ro2">
          <table:table-cell table:style-name="ce11" office:value-type="float" office:value="1" calcext:value-type="float">
            <text:p>1.00000000E+00</text:p>
          </table:table-cell>
          <table:table-cell table:style-name="ce11" office:value-type="float" office:value="0.4" calcext:value-type="float">
            <text:p>4.00000000E-01</text:p>
          </table:table-cell>
          <table:table-cell table:style-name="ce11" table:formula="of:=[.B43]/28.0134/([.B43]/28.0134+[.D43]/31.9988)" office:value-type="float" office:value="0.432305802977348" calcext:value-type="float">
            <text:p>4.32305803E-01</text:p>
          </table:table-cell>
          <table:table-cell table:style-name="ce11" table:formula="of:=1-[.B43]" office:value-type="float" office:value="0.6" calcext:value-type="float">
            <text:p>6.00000000E-01</text:p>
          </table:table-cell>
          <table:table-cell table:style-name="ce11" table:formula="of:=[.D43]/31.9988/([.D43]/31.9988+[.B43]/28.0134)" office:value-type="float" office:value="0.567694197022652" calcext:value-type="float">
            <text:p>5.6769419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C43] + 31.9988 * [.E43])*[.G43]/[.F43]/8.314472" office:value-type="float" office:value="1.40051857554533" calcext:value-type="float">
            <text:p>1.40051858E+00</text:p>
          </table:table-cell>
          <table:table-cell table:style-name="ce11" table:formula="of:=[.H43]/([.E43]*31.9988+[.C43]*28.0134)" office:value-type="float" office:value="0.046258545896286" calcext:value-type="float">
            <text:p>4.62585459E-02</text:p>
          </table:table-cell>
          <table:table-cell table:style-name="ce11" office:value-type="float" office:value="0.6" calcext:value-type="float">
            <text:p>6.00000000E-01</text:p>
          </table:table-cell>
          <table:table-cell table:style-name="ce11" table:formula="of:=[.J43]/28.0134/([.J43]/28.0134+[.L43]/31.9988)" office:value-type="float" office:value="0.631458882591605" calcext:value-type="float">
            <text:p>6.31458883E-01</text:p>
          </table:table-cell>
          <table:table-cell table:style-name="ce11" table:formula="of:=1-[.J43]" office:value-type="float" office:value="0.4" calcext:value-type="float">
            <text:p>4.00000000E-01</text:p>
          </table:table-cell>
          <table:table-cell table:style-name="ce11" table:formula="of:=[.L43]/31.9988/([.L43]/31.9988+[.J43]/28.0134)" office:value-type="float" office:value="0.368541117408395" calcext:value-type="float">
            <text:p>3.6854111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K43] + 31.9988 * [.M43])*[.O43]/[.N43]/8.314472" office:value-type="float" office:value="1.3638029510158" calcext:value-type="float">
            <text:p>1.36380295E+00</text:p>
          </table:table-cell>
          <table:table-cell table:style-name="ce11" table:formula="of:=[.P43]/([.M43]*31.9988+[.K43]*28.0134)" office:value-type="float" office:value="0.046258545896286" calcext:value-type="float">
            <text:p>4.62585459E-02</text:p>
          </table:table-cell>
          <table:table-cell table:number-columns-repeated="2" table:style-name="ce11" office:value-type="float" office:value="0.5" calcext:value-type="float">
            <text:p>5.00000000E-01</text:p>
          </table:table-cell>
          <table:table-cell table:style-name="ce11" table:formula="of:=[.R43]+[.S43]" office:value-type="float" office:value="1" calcext:value-type="float">
            <text:p>1.00000000E+00</text:p>
          </table:table-cell>
          <table:table-cell table:style-name="ce11" table:formula="of:=1.3806504E-023*[.F43]/[.G43]/[.$E$16]/1000" office:value-type="float" office:value="0.000000119656368" calcext:value-type="float">
            <text:p>1.19656368E-07</text:p>
          </table:table-cell>
          <table:table-cell table:style-name="ce11" table:formula="of:=1.3806504E-023*[.N43]/[.O43]/[.$E$16]/1000" office:value-type="float" office:value="0.000000119656368" calcext:value-type="float">
            <text:p>1.19656368E-07</text:p>
          </table:table-cell>
          <table:table-cell table:style-name="ce11" table:formula="of:=([.U43]*[.R43]+[.V43]*[.S43])/[.T43]" office:value-type="float" office:value="0.000000119656368" calcext:value-type="float">
            <text:p>1.19656368E-07</text:p>
          </table:table-cell>
          <table:table-cell table:style-name="ce11" table:formula="of:=([.F43]*[.R43]+[.N43]*[.S43])/[.T43]" office:value-type="float" office:value="260" calcext:value-type="float">
            <text:p>2.60000000E+02</text:p>
          </table:table-cell>
          <table:table-cell table:formula="of:=([.R43]/([.B43]/28.0134 + [.D43]/31.9988)+[.S43]/([.J43]/28.0134 + [.L43]/31.9988))/[.T43]" office:value-type="float" office:value="29.8790361110667" calcext:value-type="float">
            <text:p>29.88</text:p>
          </table:table-cell>
          <table:table-cell table:style-name="ce11" table:formula="of:=SQRT(3000*8.314472*[.X43]/[.Y43])" office:value-type="float" office:value="465.887810088898" calcext:value-type="float">
            <text:p>4.65887810E+02</text:p>
          </table:table-cell>
          <table:table-cell table:style-name="ce11" table:formula="of:=([.I43]*[.R43]+[.Q43]*[.S43])/[.T43]" office:value-type="float" office:value="0.046258545896286" calcext:value-type="float">
            <text:p>4.62585459E-02</text:p>
          </table:table-cell>
          <table:table-cell table:style-name="ce11" table:formula="of:=[.W43]*[.Z43]/3" office:value-type="float" office:value="0.0000185821477502371" calcext:value-type="float">
            <text:p>1.85821478E-05</text:p>
          </table:table-cell>
          <table:table-cell table:style-name="ce11" table:formula="of:=[.C43] * [.AA43]" office:value-type="float" office:value="0.0199978378282584" calcext:value-type="float">
            <text:p>1.99978378E-02</text:p>
          </table:table-cell>
          <table:table-cell table:style-name="ce11" table:formula="of:=[.K43] * [.AA43]" office:value-type="float" office:value="0.0292103697019812" calcext:value-type="float">
            <text:p>2.92103697E-02</text:p>
          </table:table-cell>
          <table:table-cell table:style-name="ce11" table:formula="of:=[.AB43]*([.AC43]-[.AD43])/[.T43]" office:value-type="float" office:value="-0.000000171188628431285" calcext:value-type="float">
            <text:p>-1.71188628E-07</text:p>
          </table:table-cell>
          <table:table-cell table:style-name="ce11" table:formula="of:=[.E43]*[.AA43]" office:value-type="float" office:value="0.0262607080680276" calcext:value-type="float">
            <text:p>2.62607081E-02</text:p>
          </table:table-cell>
          <table:table-cell table:style-name="ce11" table:formula="of:=[.M43]*[.AA43]" office:value-type="float" office:value="0.0170481761943048" calcext:value-type="float">
            <text:p>1.70481762E-02</text:p>
          </table:table-cell>
          <table:table-cell table:style-name="ce11" table:formula="of:=[.AB43]*([.AF43]-[.AG43])/[.T43]" office:value-type="float" office:value="0.000000171188628431285" calcext:value-type="float">
            <text:p>1.71188628E-07</text:p>
          </table:table-cell>
          <table:table-cell table:style-name="ce11" table:formula="of:=[.A43]*([.AE43]+[.AH43])" office:value-type="float" office:value="0" calcext:value-type="float">
            <text:p>0.00000000E+00</text:p>
          </table:table-cell>
          <table:table-cell table:style-name="ce12" table:formula="of:=[.A43]*([.AE43]*28.0134+[.AH43]*31.9988)" office:value-type="float" office:value="0.000000682255159750043" calcext:value-type="float">
            <text:p>6.82255160E-07</text:p>
          </table:table-cell>
          <table:table-cell table:style-name="ce2" table:formula="of:=[.AK42]-0.0000015" office:value-type="float" office:value="-0.0000045" calcext:value-type="float">
            <text:p>-4.50000000E-006</text:p>
          </table:table-cell>
          <table:table-cell table:style-name="ce2" table:formula="of:= [.AK43]/([.M43]*31.9988+[.K43]*28.0134)/[.A43]" office:value-type="float" office:value="-0.000000152634554998023" calcext:value-type="float">
            <text:p>-1.52634555E-007</text:p>
          </table:table-cell>
          <table:table-cell table:style-name="ce11" table:formula="of:=[.AH43]" office:value-type="float" office:value="0.000000171188628431285" calcext:value-type="float">
            <text:p>1.71188628E-07</text:p>
          </table:table-cell>
          <table:table-cell table:style-name="ce2" table:formula="of:=MAX(0; [.AM43]+[.AL43])" office:value-type="float" office:value="0.0000000185540734332626" calcext:value-type="float">
            <text:p>1.85540734E-008</text:p>
          </table:table-cell>
          <table:table-cell table:style-name="ce29" table:formula="of:=MIN(1; MAX(0; [.AN43]/[.AM43]))" office:value-type="float" office:value="0.108383796302861" calcext:value-type="float">
            <text:p>0.1084</text:p>
          </table:table-cell>
          <table:table-cell table:style-name="ce2" table:formula="of:=[.A43]*([.AO43]*([.AE43]*28.0134)+[.AO43]*([.AH43]*31.9988))" office:value-type="float" office:value="0.0000000739454042609246" calcext:value-type="float">
            <text:p>7.39454043E-008</text:p>
          </table:table-cell>
          <table:table-cell table:style-name="ce2" table:number-columns-repeated="4"/>
        </table:table-row>
        <table:table-row table:style-name="ro2">
          <table:table-cell table:style-name="ce11" office:value-type="float" office:value="1" calcext:value-type="float">
            <text:p>1.00000000E+00</text:p>
          </table:table-cell>
          <table:table-cell table:style-name="ce11" office:value-type="float" office:value="0.4" calcext:value-type="float">
            <text:p>4.00000000E-01</text:p>
          </table:table-cell>
          <table:table-cell table:style-name="ce11" table:formula="of:=[.B44]/28.0134/([.B44]/28.0134+[.D44]/31.9988)" office:value-type="float" office:value="0.432305802977348" calcext:value-type="float">
            <text:p>4.32305803E-01</text:p>
          </table:table-cell>
          <table:table-cell table:style-name="ce11" table:formula="of:=1-[.B44]" office:value-type="float" office:value="0.6" calcext:value-type="float">
            <text:p>6.00000000E-01</text:p>
          </table:table-cell>
          <table:table-cell table:style-name="ce11" table:formula="of:=[.D44]/31.9988/([.D44]/31.9988+[.B44]/28.0134)" office:value-type="float" office:value="0.567694197022652" calcext:value-type="float">
            <text:p>5.6769419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C44] + 31.9988 * [.E44])*[.G44]/[.F44]/8.314472" office:value-type="float" office:value="1.40051857554533" calcext:value-type="float">
            <text:p>1.40051858E+00</text:p>
          </table:table-cell>
          <table:table-cell table:style-name="ce11" table:formula="of:=[.H44]/([.E44]*31.9988+[.C44]*28.0134)" office:value-type="float" office:value="0.046258545896286" calcext:value-type="float">
            <text:p>4.62585459E-02</text:p>
          </table:table-cell>
          <table:table-cell table:style-name="ce11" office:value-type="float" office:value="0.6" calcext:value-type="float">
            <text:p>6.00000000E-01</text:p>
          </table:table-cell>
          <table:table-cell table:style-name="ce11" table:formula="of:=[.J44]/28.0134/([.J44]/28.0134+[.L44]/31.9988)" office:value-type="float" office:value="0.631458882591605" calcext:value-type="float">
            <text:p>6.31458883E-01</text:p>
          </table:table-cell>
          <table:table-cell table:style-name="ce11" table:formula="of:=1-[.J44]" office:value-type="float" office:value="0.4" calcext:value-type="float">
            <text:p>4.00000000E-01</text:p>
          </table:table-cell>
          <table:table-cell table:style-name="ce11" table:formula="of:=[.L44]/31.9988/([.L44]/31.9988+[.J44]/28.0134)" office:value-type="float" office:value="0.368541117408395" calcext:value-type="float">
            <text:p>3.68541117E-01</text:p>
          </table:table-cell>
          <table:table-cell table:style-name="ce11" office:value-type="float" office:value="260" calcext:value-type="float">
            <text:p>2.60000000E+02</text:p>
          </table:table-cell>
          <table:table-cell table:style-name="ce11" office:value-type="float" office:value="100" calcext:value-type="float">
            <text:p>1.00000000E+02</text:p>
          </table:table-cell>
          <table:table-cell table:style-name="ce11" table:formula="of:=(28.0134*[.K44] + 31.9988 * [.M44])*[.O44]/[.N44]/8.314472" office:value-type="float" office:value="1.3638029510158" calcext:value-type="float">
            <text:p>1.36380295E+00</text:p>
          </table:table-cell>
          <table:table-cell table:style-name="ce11" table:formula="of:=[.P44]/([.M44]*31.9988+[.K44]*28.0134)" office:value-type="float" office:value="0.046258545896286" calcext:value-type="float">
            <text:p>4.62585459E-02</text:p>
          </table:table-cell>
          <table:table-cell table:number-columns-repeated="2" table:style-name="ce11" office:value-type="float" office:value="0.5" calcext:value-type="float">
            <text:p>5.00000000E-01</text:p>
          </table:table-cell>
          <table:table-cell table:style-name="ce11" table:formula="of:=[.R44]+[.S44]" office:value-type="float" office:value="1" calcext:value-type="float">
            <text:p>1.00000000E+00</text:p>
          </table:table-cell>
          <table:table-cell table:style-name="ce11" table:formula="of:=1.3806504E-023*[.F44]/[.G44]/[.$E$16]/1000" office:value-type="float" office:value="0.000000119656368" calcext:value-type="float">
            <text:p>1.19656368E-07</text:p>
          </table:table-cell>
          <table:table-cell table:style-name="ce11" table:formula="of:=1.3806504E-023*[.N44]/[.O44]/[.$E$16]/1000" office:value-type="float" office:value="0.000000119656368" calcext:value-type="float">
            <text:p>1.19656368E-07</text:p>
          </table:table-cell>
          <table:table-cell table:style-name="ce11" table:formula="of:=([.U44]*[.R44]+[.V44]*[.S44])/[.T44]" office:value-type="float" office:value="0.000000119656368" calcext:value-type="float">
            <text:p>1.19656368E-07</text:p>
          </table:table-cell>
          <table:table-cell table:style-name="ce11" table:formula="of:=([.F44]*[.R44]+[.N44]*[.S44])/[.T44]" office:value-type="float" office:value="260" calcext:value-type="float">
            <text:p>2.60000000E+02</text:p>
          </table:table-cell>
          <table:table-cell table:formula="of:=([.R44]/([.B44]/28.0134 + [.D44]/31.9988)+[.S44]/([.J44]/28.0134 + [.L44]/31.9988))/[.T44]" office:value-type="float" office:value="29.8790361110667" calcext:value-type="float">
            <text:p>29.88</text:p>
          </table:table-cell>
          <table:table-cell table:style-name="ce11" table:formula="of:=SQRT(3000*8.314472*[.X44]/[.Y44])" office:value-type="float" office:value="465.887810088898" calcext:value-type="float">
            <text:p>4.65887810E+02</text:p>
          </table:table-cell>
          <table:table-cell table:style-name="ce11" table:formula="of:=([.I44]*[.R44]+[.Q44]*[.S44])/[.T44]" office:value-type="float" office:value="0.046258545896286" calcext:value-type="float">
            <text:p>4.62585459E-02</text:p>
          </table:table-cell>
          <table:table-cell table:style-name="ce11" table:formula="of:=[.W44]*[.Z44]/3" office:value-type="float" office:value="0.0000185821477502371" calcext:value-type="float">
            <text:p>1.85821478E-05</text:p>
          </table:table-cell>
          <table:table-cell table:style-name="ce11" table:formula="of:=[.C44] * [.AA44]" office:value-type="float" office:value="0.0199978378282584" calcext:value-type="float">
            <text:p>1.99978378E-02</text:p>
          </table:table-cell>
          <table:table-cell table:style-name="ce11" table:formula="of:=[.K44] * [.AA44]" office:value-type="float" office:value="0.0292103697019812" calcext:value-type="float">
            <text:p>2.92103697E-02</text:p>
          </table:table-cell>
          <table:table-cell table:style-name="ce11" table:formula="of:=[.AB44]*([.AC44]-[.AD44])/[.T44]" office:value-type="float" office:value="-0.000000171188628431285" calcext:value-type="float">
            <text:p>-1.71188628E-07</text:p>
          </table:table-cell>
          <table:table-cell table:style-name="ce11" table:formula="of:=[.E44]*[.AA44]" office:value-type="float" office:value="0.0262607080680276" calcext:value-type="float">
            <text:p>2.62607081E-02</text:p>
          </table:table-cell>
          <table:table-cell table:style-name="ce11" table:formula="of:=[.M44]*[.AA44]" office:value-type="float" office:value="0.0170481761943048" calcext:value-type="float">
            <text:p>1.70481762E-02</text:p>
          </table:table-cell>
          <table:table-cell table:style-name="ce11" table:formula="of:=[.AB44]*([.AF44]-[.AG44])/[.T44]" office:value-type="float" office:value="0.000000171188628431285" calcext:value-type="float">
            <text:p>1.71188628E-07</text:p>
          </table:table-cell>
          <table:table-cell table:style-name="ce11" table:formula="of:=[.A44]*([.AE44]+[.AH44])" office:value-type="float" office:value="0" calcext:value-type="float">
            <text:p>0.00000000E+00</text:p>
          </table:table-cell>
          <table:table-cell table:style-name="ce12" table:formula="of:=[.A44]*([.AE44]*28.0134+[.AH44]*31.9988)" office:value-type="float" office:value="0.000000682255159750043" calcext:value-type="float">
            <text:p>6.82255160E-07</text:p>
          </table:table-cell>
          <table:table-cell table:style-name="ce2" table:formula="of:=[.AK43]-0.0000015" office:value-type="float" office:value="-0.000006" calcext:value-type="float">
            <text:p>-6.00000000E-006</text:p>
          </table:table-cell>
          <table:table-cell table:style-name="ce2" table:formula="of:= [.AK44]/([.M44]*31.9988+[.K44]*28.0134)/[.A44]" office:value-type="float" office:value="-0.000000203512739997364" calcext:value-type="float">
            <text:p>-2.03512740E-007</text:p>
          </table:table-cell>
          <table:table-cell table:style-name="ce11" table:formula="of:=[.AH44]" office:value-type="float" office:value="0.000000171188628431285" calcext:value-type="float">
            <text:p>1.71188628E-07</text:p>
          </table:table-cell>
          <table:table-cell table:style-name="ce2" table:formula="of:=MAX(0; [.AM44]+[.AL44])" office:value-type="float" office:value="0" calcext:value-type="float">
            <text:p>0.00000000E+000</text:p>
          </table:table-cell>
          <table:table-cell table:style-name="ce29" table:formula="of:=MIN(1; MAX(0; [.AN44]/[.AM44]))" office:value-type="float" office:value="0" calcext:value-type="float">
            <text:p>0.0000</text:p>
          </table:table-cell>
          <table:table-cell table:style-name="ce2" table:formula="of:=[.A44]*([.AO44]*([.AE44]*28.0134)+[.AO44]*([.AH44]*31.9988))" office:value-type="float" office:value="0" calcext:value-type="float">
            <text:p>0.00000000E+000</text:p>
          </table:table-cell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scientific-number number:decimal-places="8" loext:min-decimal-places="8" number:min-integer-digits="1" number:min-exponent-digits="3" loext:exponent-interval="1" loext:forced-exponent-sign="true"/>
    </number:number-style>
    <number:number-style style:name="N124">
      <number:scientific-number number:decimal-places="18" loext:min-decimal-places="18" number:min-integer-digits="1" number:min-exponent-digits="3" loext:exponent-interval="1" loext:forced-exponent-sign="true"/>
    </number:number-style>
    <number:number-style style:name="N12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6">
      <number:scientific-number number:decimal-places="12" loext:min-decimal-places="12" number:min-integer-digits="1" number:min-exponent-digits="3" loext:exponent-interval="1" loext:forced-exponent-sign="true"/>
    </number:number-style>
    <number:number-style style:name="N127">
      <number:scientific-number number:decimal-places="10" loext:min-decimal-places="10" number:min-integer-digits="1" number:min-exponent-digits="3" loext:exponent-interval="1" loext:forced-exponent-sign="true"/>
    </number:number-style>
    <number:number-style style:name="N128">
      <number:number number:decimal-places="4" loext:min-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5">00/00/0000</text:date>, <text:time style:data-style-name="N2" text:time-value="13:47:39.1513319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neth McMurtrie</meta:initial-creator>
    <meta:creation-date>2011-11-08T08:19:58</meta:creation-date>
    <dc:date>2019-10-15T18:22:14.798182874</dc:date>
    <meta:editing-duration>P1DT9H16M20S</meta:editing-duration>
    <meta:editing-cycles>116</meta:editing-cycles>
    <meta:generator>LibreOffice/5.3.6.1$Linux_X86_64 LibreOffice_project/30$Build-1</meta:generator>
    <meta:document-statistic meta:table-count="3" meta:cell-count="1011" meta:object-count="0"/>
  </office:meta>
</office:document-meta>
</file>